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ont543" svg:font-family="Font543"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Font5431" svg:font-family="Font543"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_2a__2a_">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style>
    <style:style style:name="P2" style:family="paragraph" style:parent-style-name="ALINTI_2a__2a_">
      <style:paragraph-properties fo:margin-left="0cm" fo:margin-right="0.3cm" fo:margin-top="0cm" fo:margin-bottom="0cm" loext:contextual-spacing="false" fo:line-height="0.564cm" fo:text-indent="1cm" style:auto-text-indent="false"/>
      <style:text-properties fo:color="#000000" style:font-name="DejaVu Sans" fo:font-size="11pt" fo:letter-spacing="0.071cm" style:font-size-asian="11pt"/>
    </style:style>
    <style:style style:name="P3" style:family="paragraph" style:parent-style-name="ALINTI_2a__2a_">
      <style:paragraph-properties fo:margin-left="0cm" fo:margin-right="0.3cm" fo:margin-top="0cm" fo:margin-bottom="0cm" loext:contextual-spacing="false" fo:line-height="0.564cm" fo:text-indent="1cm" style:auto-text-indent="false"/>
      <style:text-properties style:font-name="DejaVu Sans"/>
    </style:style>
    <style:style style:name="P4" style:family="paragraph" style:parent-style-name="ANA_20_METIN">
      <style:paragraph-properties fo:margin-left="0cm" fo:margin-right="0.3cm" fo:line-height="0.564cm" fo:text-indent="1cm" style:auto-text-indent="false"/>
      <style:text-properties fo:color="#000000" style:font-name="DejaVu Sans"/>
    </style:style>
    <style:style style:name="P5" style:family="paragraph" style:parent-style-name="ANA_20_METIN">
      <style:paragraph-properties fo:margin-left="0cm" fo:margin-right="0.3cm" fo:line-height="0.564cm" fo:text-indent="1cm" style:auto-text-indent="false"/>
      <style:text-properties fo:color="#000000" style:font-name="DejaVu Sans" fo:font-weight="bold" style:font-weight-asian="bold"/>
    </style:style>
    <style:style style:name="P6" style:family="paragraph" style:parent-style-name="ANA_20_METIN">
      <style:paragraph-properties fo:margin-left="0cm" fo:margin-right="0.3cm" fo:line-height="0.564cm" fo:text-indent="1cm" style:auto-text-indent="false"/>
      <style:text-properties fo:color="#000000" style:font-name="DejaVu Sans" fo:font-weight="bold" style:font-weight-asian="bold" style:font-name-complex="Times New Roman1"/>
    </style:style>
    <style:style style:name="P7" style:family="paragraph" style:parent-style-name="ANA_20_METIN">
      <style:paragraph-properties fo:margin-left="0cm" fo:margin-right="0.3cm" fo:line-height="0.564cm" fo:text-indent="1cm" style:auto-text-indent="false"/>
      <style:text-properties fo:color="#000000" style:font-name="DejaVu Sans" style:font-name-complex="Times New Roman1"/>
    </style:style>
    <style:style style:name="P8" style:family="paragraph" style:parent-style-name="ANA_20_METIN">
      <style:paragraph-properties fo:margin-left="0cm" fo:margin-right="0.3cm" fo:line-height="0.564cm" fo:text-indent="1cm" style:auto-text-indent="false"/>
      <style:text-properties fo:color="#000000" style:font-name="DejaVu Sans" fo:letter-spacing="-0.009cm" style:font-name-complex="Times New Roman1"/>
    </style:style>
    <style:style style:name="P9" style:family="paragraph" style:parent-style-name="ANA_20_METIN">
      <style:paragraph-properties fo:margin-left="0cm" fo:margin-right="0.3cm" fo:line-height="0.564cm" fo:text-indent="1cm" style:auto-text-indent="false"/>
      <style:text-properties fo:color="#000000" style:font-name="DejaVu Sans" fo:letter-spacing="-0.009cm"/>
    </style:style>
    <style:style style:name="P10" style:family="paragraph" style:parent-style-name="ANA_20_METIN">
      <style:paragraph-properties fo:margin-left="0cm" fo:margin-right="0.3cm" fo:text-indent="1cm" style:auto-text-indent="false"/>
      <style:text-properties style:font-name="DejaVu Sans"/>
    </style:style>
    <style:style style:name="P11" style:family="paragraph" style:parent-style-name="ANA_20_METIN">
      <style:paragraph-properties fo:margin-left="0cm" fo:margin-right="0.3cm" fo:line-height="0.564cm" fo:text-indent="1cm" style:auto-text-indent="false"/>
      <style:text-properties style:font-name="DejaVu Sans"/>
    </style:style>
    <style:style style:name="P12" style:family="paragraph" style:parent-style-name="ANA_20_METIN">
      <style:paragraph-properties fo:margin-left="0cm" fo:margin-right="0.3cm" fo:text-align="center" style:justify-single-word="false" fo:text-indent="1cm" style:auto-text-indent="false"/>
      <style:text-properties style:font-name="DejaVu Sans"/>
    </style:style>
    <style:style style:name="P13" style:family="paragraph" style:parent-style-name="ANA_20_METIN">
      <style:paragraph-properties fo:margin-left="0cm" fo:margin-right="0.3cm" fo:line-height="0.564cm" fo:text-indent="1cm" style:auto-text-indent="false"/>
      <style:text-properties style:font-name="DejaVu Sans" fo:font-weight="bold" style:font-weight-asian="bold"/>
    </style:style>
    <style:style style:name="P14" style:family="paragraph" style:parent-style-name="ANA_20_METIN">
      <style:paragraph-properties fo:margin-left="0cm" fo:margin-right="0.3cm" fo:text-indent="1cm" style:auto-text-indent="false" fo:break-before="page"/>
      <style:text-properties style:font-name="DejaVu Sans"/>
    </style:style>
    <style:style style:name="P15" style:family="paragraph" style:parent-style-name="ANA_20_METIN">
      <style:paragraph-properties fo:margin-left="0cm" fo:margin-right="0.3cm" fo:text-align="center" style:justify-single-word="false" fo:text-indent="1cm" style:auto-text-indent="false" fo:break-before="page"/>
      <style:text-properties style:font-name="DejaVu Sans"/>
    </style:style>
    <style:style style:name="P16" style:family="paragraph" style:parent-style-name="ARA_20_BASLIK">
      <style:paragraph-properties fo:margin-left="0cm" fo:margin-right="0.3cm" fo:line-height="0.564cm" fo:text-align="center" style:justify-single-word="false" fo:text-indent="1cm" style:auto-text-indent="false"/>
      <style:text-properties fo:color="#000000" style:font-name="DejaVu Sans" fo:font-size="11pt" fo:letter-spacing="normal" style:font-size-asian="11pt"/>
    </style:style>
    <style:style style:name="P17" style:family="paragraph" style:parent-style-name="ARA_20_BASLIK">
      <style:paragraph-properties fo:margin-left="0cm" fo:margin-right="0.3cm" fo:line-height="0.564cm" fo:text-align="justify" style:justify-single-word="false" fo:text-indent="1cm" style:auto-text-indent="false"/>
      <style:text-properties fo:color="#000000" style:font-name="DejaVu Sans" fo:font-size="11pt" fo:letter-spacing="normal" style:font-size-asian="11pt"/>
    </style:style>
    <style:style style:name="P18" style:family="paragraph" style:parent-style-name="ARA_20_BASLIK">
      <style:paragraph-properties fo:margin-left="0cm" fo:margin-right="0.3cm" fo:line-height="0.564cm" fo:text-align="justify" style:justify-single-word="false" fo:text-indent="1cm" style:auto-text-indent="false">
        <style:tab-stops>
          <style:tab-stop style:position="10.8cm"/>
        </style:tab-stops>
      </style:paragraph-properties>
      <style:text-properties fo:color="#000000" style:font-name="DejaVu Sans" fo:font-size="11pt" fo:letter-spacing="normal" style:font-size-asian="11pt"/>
    </style:style>
    <style:style style:name="P19" style:family="paragraph" style:parent-style-name="ARA_20_BASLIK">
      <style:paragraph-properties fo:margin-left="0cm" fo:margin-right="0.3cm" fo:line-height="0.564cm" fo:text-align="justify" style:justify-single-word="false" fo:text-indent="1cm" style:auto-text-indent="false">
        <style:tab-stops>
          <style:tab-stop style:position="10.5cm"/>
          <style:tab-stop style:position="10.8cm"/>
          <style:tab-stop style:position="11cm"/>
        </style:tab-stops>
      </style:paragraph-properties>
      <style:text-properties fo:color="#000000" style:font-name="DejaVu Sans" fo:font-size="11pt" fo:font-weight="bold" style:font-size-asian="11pt" style:font-weight-asian="bold"/>
    </style:style>
    <style:style style:name="P20" style:family="paragraph" style:parent-style-name="ARA_20_BASLIK">
      <style:paragraph-properties fo:margin-left="0cm" fo:margin-right="0.3cm" fo:line-height="0.564cm" fo:text-align="justify" style:justify-single-word="false" fo:text-indent="1cm" style:auto-text-indent="false">
        <style:tab-stops>
          <style:tab-stop style:position="10.8cm"/>
        </style:tab-stops>
      </style:paragraph-properties>
      <style:text-properties fo:color="#000000" style:font-name="DejaVu Sans" fo:font-size="11pt" fo:font-weight="bold" style:font-size-asian="11pt" style:font-weight-asian="bold" style:font-name-complex="Times New Roman1"/>
    </style:style>
    <style:style style:name="P21" style:family="paragraph" style:parent-style-name="ARA_20_BASLIK">
      <style:paragraph-properties fo:margin-left="0cm" fo:margin-right="0.3cm" fo:line-height="0.564cm" fo:text-align="justify" style:justify-single-word="false" fo:text-indent="1cm" style:auto-text-indent="false">
        <style:tab-stops>
          <style:tab-stop style:position="10.8cm"/>
        </style:tab-stops>
      </style:paragraph-properties>
      <style:text-properties fo:color="#000000" style:font-name="DejaVu Sans" fo:font-size="11pt" style:font-size-asian="11pt"/>
    </style:style>
    <style:style style:name="P22" style:family="paragraph" style:parent-style-name="ARA_20_BASLIK">
      <style:paragraph-properties fo:margin-left="0cm" fo:margin-right="0.3cm" fo:text-align="center" style:justify-single-word="false" fo:text-indent="1cm" style:auto-text-indent="false"/>
      <style:text-properties style:font-name="DejaVu Sans"/>
    </style:style>
    <style:style style:name="P23" style:family="paragraph" style:parent-style-name="ARA_20_BASLIK">
      <style:paragraph-properties fo:margin-left="0cm" fo:margin-right="0.3cm" fo:line-height="0.564cm" fo:text-align="center" style:justify-single-word="false" fo:text-indent="1cm" style:auto-text-indent="false"/>
      <style:text-properties style:font-name="DejaVu Sans"/>
    </style:style>
    <style:style style:name="P24" style:family="paragraph" style:parent-style-name="ARA_20_BASLIK">
      <style:paragraph-properties fo:margin-left="0cm" fo:margin-right="0.3cm" fo:line-height="0.564cm" fo:text-align="justify" style:justify-single-word="false" fo:text-indent="1cm" style:auto-text-indent="false">
        <style:tab-stops>
          <style:tab-stop style:position="10.5cm"/>
          <style:tab-stop style:position="10.8cm"/>
          <style:tab-stop style:position="11cm"/>
        </style:tab-stops>
      </style:paragraph-properties>
      <style:text-properties style:font-name="DejaVu Sans"/>
    </style:style>
    <style:style style:name="P25" style:family="paragraph" style:parent-style-name="ARA_20_BASLIK">
      <style:paragraph-properties fo:margin-left="0cm" fo:margin-right="0.3cm" fo:line-height="0.564cm" fo:text-align="justify" style:justify-single-word="false" fo:text-indent="1cm" style:auto-text-indent="false">
        <style:tab-stops>
          <style:tab-stop style:position="10.8cm"/>
        </style:tab-stops>
      </style:paragraph-properties>
      <style:text-properties style:font-name="DejaVu Sans"/>
    </style:style>
    <style:style style:name="P26" style:family="paragraph" style:parent-style-name="ARA_20_BASLIK">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27" style:family="paragraph" style:parent-style-name="ARA_20_BASLIK">
      <style:paragraph-properties fo:margin-left="0cm" fo:margin-right="0.3cm" fo:line-height="0.564cm" fo:text-align="justify" style:justify-single-word="false" fo:text-indent="1cm" style:auto-text-indent="false" fo:break-before="page">
        <style:tab-stops>
          <style:tab-stop style:position="10.8cm"/>
        </style:tab-stops>
      </style:paragraph-properties>
      <style:text-properties style:font-name="DejaVu Sans"/>
    </style:style>
    <style:style style:name="P28" style:family="paragraph" style:parent-style-name="ARA_20_BASLIK">
      <style:paragraph-properties fo:margin-left="0cm" fo:margin-right="0.3cm" fo:text-align="center" style:justify-single-word="false" fo:text-indent="1cm" style:auto-text-indent="false" fo:break-before="page"/>
      <style:text-properties style:font-name="DejaVu Sans"/>
    </style:style>
    <style:style style:name="P29" style:family="paragraph" style:parent-style-name="ARABASLIK_20_ALT">
      <style:paragraph-properties fo:margin-left="0cm" fo:margin-right="0.3cm" fo:line-height="0.564cm" fo:text-align="justify" style:justify-single-word="false" fo:text-indent="1cm" style:auto-text-indent="false"/>
      <style:text-properties fo:color="#000000" style:font-name="DejaVu Sans" fo:font-size="11pt" fo:letter-spacing="normal" style:font-size-asian="11pt"/>
    </style:style>
    <style:style style:name="P30" style:family="paragraph" style:parent-style-name="ARABASLIK_20_ALT">
      <style:paragraph-properties fo:margin-left="0cm" fo:margin-right="0.3cm" fo:text-align="justify" style:justify-single-word="false" fo:text-indent="1cm" style:auto-text-indent="false"/>
      <style:text-properties style:font-name="DejaVu Sans"/>
    </style:style>
    <style:style style:name="P31" style:family="paragraph" style:parent-style-name="ARABASLIK_20_ALT">
      <style:paragraph-properties fo:margin-left="0cm" fo:margin-right="0.3cm" fo:line-height="0.564cm" fo:text-align="justify" style:justify-single-word="false" fo:text-indent="1cm" style:auto-text-indent="false">
        <style:tab-stops>
          <style:tab-stop style:position="10.8cm"/>
        </style:tab-stops>
      </style:paragraph-properties>
      <style:text-properties style:font-name="DejaVu Sans"/>
    </style:style>
    <style:style style:name="P32" style:family="paragraph" style:parent-style-name="ARABASLIK_20_ALT">
      <style:paragraph-properties fo:margin-left="0cm" fo:margin-right="0.3cm" fo:text-align="justify" style:justify-single-word="false" fo:text-indent="1cm" style:auto-text-indent="false" fo:break-before="page"/>
      <style:text-properties style:font-name="DejaVu Sans"/>
    </style:style>
    <style:style style:name="P33"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style>
    <style:style style:name="P34"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font-name-complex="Times New Roman1"/>
    </style:style>
    <style:style style:name="P35"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fo:font-weight="normal" style:font-size-asian="11pt" style:font-weight-asian="normal"/>
    </style:style>
    <style:style style:name="P36" style:family="paragraph" style:parent-style-name="AYET">
      <style:paragraph-properties fo:margin-left="0cm" fo:margin-right="0.3cm" fo:margin-top="0cm" fo:margin-bottom="0cm" loext:contextual-spacing="false" fo:text-indent="1cm" style:auto-text-indent="false"/>
      <style:text-properties style:font-name="DejaVu Sans"/>
    </style:style>
    <style:style style:name="P37"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38" style:family="paragraph" style:parent-style-name="AYET">
      <style:paragraph-properties fo:margin-left="0cm" fo:margin-right="0.3cm" fo:margin-top="0cm" fo:margin-bottom="0cm" loext:contextual-spacing="false" fo:text-align="center" style:justify-single-word="false" fo:text-indent="1cm" style:auto-text-indent="false"/>
      <style:text-properties style:font-name="DejaVu Sans"/>
    </style:style>
    <style:style style:name="P39" style:family="paragraph" style:parent-style-name="AYET">
      <style:paragraph-properties fo:margin-left="0cm" fo:margin-right="0.3cm" fo:margin-top="0cm" fo:margin-bottom="0cm" loext:contextual-spacing="false" fo:text-align="center" style:justify-single-word="false" fo:text-indent="1cm" style:auto-text-indent="false" fo:break-before="page"/>
      <style:text-properties style:font-name="DejaVu Sans"/>
    </style:style>
    <style:style style:name="P40" style:family="paragraph" style:parent-style-name="AYET_20_ALT_2a__2a_">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style>
    <style:style style:name="P41" style:family="paragraph" style:parent-style-name="AYET_20_ALT_2a__2a_">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font-name-complex="Times New Roman1"/>
    </style:style>
    <style:style style:name="P42" style:family="paragraph" style:parent-style-name="AYET_20_ALT_2a__2a_">
      <style:paragraph-properties fo:margin-left="0cm" fo:margin-right="0.3cm" fo:margin-top="0cm" fo:margin-bottom="0cm" loext:contextual-spacing="false" fo:text-indent="1cm" style:auto-text-indent="false"/>
      <style:text-properties style:font-name="DejaVu Sans"/>
    </style:style>
    <style:style style:name="P43" style:family="paragraph" style:parent-style-name="AYET_20_ALT_2a__2a_">
      <style:paragraph-properties fo:margin-left="0cm" fo:margin-right="0.3cm" fo:margin-top="0cm" fo:margin-bottom="0cm" loext:contextual-spacing="false" fo:line-height="0.564cm" fo:text-indent="1cm" style:auto-text-indent="false"/>
      <style:text-properties style:font-name="DejaVu Sans"/>
    </style:style>
    <style:style style:name="P44" style:family="paragraph" style:parent-style-name="Heading_20_1">
      <style:paragraph-properties fo:margin-left="0cm" fo:margin-right="0.3cm" fo:text-indent="1cm" style:auto-text-indent="false"/>
      <style:text-properties style:font-name="DejaVu Sans"/>
    </style:style>
    <style:style style:name="P45" style:family="paragraph" style:parent-style-name="Heading_20_3">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style:font-size-asian="11pt"/>
    </style:style>
    <style:style style:name="P46" style:family="paragraph" style:parent-style-name="Heading_20_3">
      <style:paragraph-properties fo:margin-left="0cm" fo:margin-right="0.3cm" fo:margin-top="0cm" fo:margin-bottom="0cm" loext:contextual-spacing="false" fo:text-indent="1cm" style:auto-text-indent="false"/>
      <style:text-properties style:font-name="DejaVu Sans"/>
    </style:style>
    <style:style style:name="P47" style:family="paragraph" style:parent-style-name="Heading_20_3">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48" style:family="paragraph" style:parent-style-name="Heading_20_3">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style>
    <style:style style:name="P49" style:family="paragraph" style:parent-style-name="Heading_20_3">
      <style:paragraph-properties fo:margin-left="0cm" fo:margin-right="0.3cm" fo:margin-top="0cm" fo:margin-bottom="0cm" loext:contextual-spacing="false" fo:text-align="center" style:justify-single-word="false" fo:text-indent="1cm" style:auto-text-indent="false"/>
      <style:text-properties style:font-name="DejaVu Sans"/>
    </style:style>
    <style:style style:name="P50" style:family="paragraph" style:parent-style-name="Heading_20_3">
      <style:paragraph-properties fo:margin-left="0cm" fo:margin-right="0.3cm" fo:margin-top="0cm" fo:margin-bottom="0cm" loext:contextual-spacing="false" fo:text-indent="1cm" style:auto-text-indent="false" fo:break-before="page"/>
      <style:text-properties style:font-name="DejaVu Sans"/>
    </style:style>
    <style:style style:name="P51" style:family="paragraph" style:parent-style-name="Heading_20_3">
      <style:paragraph-properties fo:margin-left="0cm" fo:margin-right="0.3cm" fo:margin-top="0cm" fo:margin-bottom="0cm" loext:contextual-spacing="false" fo:text-align="justify" style:justify-single-word="false" fo:text-indent="1cm" style:auto-text-indent="false" fo:break-before="page"/>
      <style:text-properties style:font-name="DejaVu Sans"/>
    </style:style>
    <style:style style:name="P52" style:family="paragraph" style:parent-style-name="Heading_20_3">
      <style:paragraph-properties fo:margin-left="0cm" fo:margin-right="0.3cm" fo:margin-top="0cm" fo:margin-bottom="0cm" loext:contextual-spacing="false" fo:text-align="center" style:justify-single-word="false" fo:text-indent="1cm" style:auto-text-indent="false" fo:break-before="page"/>
      <style:text-properties style:font-name="DejaVu Sans"/>
    </style:style>
    <style:style style:name="P53" style:family="paragraph" style:parent-style-name="RESIM_20_ALTI_2a_">
      <style:paragraph-properties fo:margin-left="0cm" fo:margin-right="0.3cm" fo:line-height="0.564cm" fo:text-align="justify" style:justify-single-word="false" fo:text-indent="0cm" style:auto-text-indent="false"/>
      <style:text-properties fo:color="#000000" style:font-name="DejaVu Sans" fo:font-size="11pt" fo:font-weight="normal" style:font-size-asian="11pt" style:font-weight-asian="normal"/>
    </style:style>
    <style:style style:name="P54" style:family="paragraph" style:parent-style-name="RESIM_20_ALTI_2a_">
      <style:paragraph-properties fo:margin-left="0cm" fo:margin-right="0.3cm" fo:text-align="justify" style:justify-single-word="false" fo:text-indent="0cm" style:auto-text-indent="false"/>
      <style:text-properties style:font-name="DejaVu Sans"/>
    </style:style>
    <style:style style:name="P55" style:family="paragraph" style:parent-style-name="RESIM_20_ALTI_2a_">
      <style:paragraph-properties fo:margin-left="0cm" fo:margin-right="0.3cm" fo:line-height="0.564cm" fo:text-align="justify" style:justify-single-word="false" fo:text-indent="0cm" style:auto-text-indent="false"/>
      <style:text-properties style:font-name="DejaVu Sans"/>
    </style:style>
    <style:style style:name="P56" style:family="paragraph" style:parent-style-name="RESIM_20_ALTI_2a_">
      <style:paragraph-properties fo:margin-left="0cm" fo:margin-right="0.3cm" fo:text-align="justify" style:justify-single-word="false" fo:text-indent="0cm" style:auto-text-indent="false" fo:break-before="page"/>
      <style:text-properties style:font-name="DejaVu Sans"/>
    </style:style>
    <style:style style:name="P57" style:family="paragraph" style:parent-style-name="RESIM_20_ALTI_2a_">
      <style:paragraph-properties fo:margin-left="0cm" fo:margin-right="0.3cm" fo:line-height="0.564cm" fo:text-align="justify" style:justify-single-word="false" fo:text-indent="1cm" style:auto-text-indent="false"/>
      <style:text-properties fo:color="#000000" style:font-name="DejaVu Sans" fo:font-size="11pt" fo:font-weight="normal" style:font-size-asian="11pt" style:font-weight-asian="normal"/>
    </style:style>
    <style:style style:name="P58"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letter-spacing="0.168cm" style:font-size-asian="11pt"/>
    </style:style>
    <style:style style:name="P59"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style:font-size-asian="11pt"/>
    </style:style>
    <style:style style:name="P60"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style:font-size-asian="11pt"/>
    </style:style>
    <style:style style:name="P61"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style:font-size-asian="11pt" style:font-name-complex="Times New Roman1"/>
    </style:style>
    <style:style style:name="P62"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Times New Roman1"/>
    </style:style>
    <style:style style:name="P63"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font-weight="bold" style:font-size-asian="11pt" style:font-weight-asian="bold"/>
    </style:style>
    <style:style style:name="P64"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font-weight="bold" style:font-size-asian="11pt" style:font-weight-asian="bold"/>
    </style:style>
    <style:style style:name="P65"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09cm" fo:font-weight="bold" style:font-size-asian="11pt" style:font-weight-asian="bold"/>
    </style:style>
    <style:style style:name="P66"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09cm" style:font-size-asian="11pt"/>
    </style:style>
    <style:style style:name="P67" style:family="paragraph" style:parent-style-name="Standard">
      <style:paragraph-properties fo:margin-left="0cm" fo:margin-right="0.3cm" fo:text-align="center" style:justify-single-word="false" fo:text-indent="1cm" style:auto-text-indent="false"/>
      <style:text-properties style:font-name="DejaVu Sans"/>
    </style:style>
    <style:style style:name="P68"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69"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70"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71" style:family="paragraph" style:parent-style-name="Standard">
      <style:paragraph-properties fo:margin-left="0cm" fo:margin-right="0.3cm" fo:line-height="0.564cm" fo:text-align="center" style:justify-single-word="false" fo:text-indent="1cm" style:auto-text-indent="false" fo:break-before="page"/>
      <style:text-properties fo:color="#000000" style:font-name="DejaVu Sans" fo:font-size="11pt" fo:font-weight="bold" style:font-size-asian="11pt" style:font-weight-asian="bold"/>
    </style:style>
    <style:style style:name="P72" style:family="paragraph" style:parent-style-name="Standard">
      <style:paragraph-properties fo:margin-left="0cm" fo:margin-right="0.3cm" fo:line-height="0.564cm" fo:text-align="justify" style:justify-single-word="false" fo:text-indent="1cm" style:auto-text-indent="false" fo:break-before="page"/>
      <style:text-properties fo:color="#000000" style:font-name="DejaVu Sans" fo:font-size="11pt" style:font-size-asian="11pt"/>
    </style:style>
    <style:style style:name="P73" style:family="paragraph" style:parent-style-name="Standard">
      <style:paragraph-properties fo:margin-left="0cm" fo:margin-right="0.3cm" fo:line-height="0.564cm" fo:text-align="center" style:justify-single-word="false" fo:text-indent="1cm" style:auto-text-indent="false" fo:break-before="page"/>
      <style:text-properties style:font-name="DejaVu Sans"/>
    </style:style>
    <style:style style:name="P74" style:family="paragraph" style:parent-style-name="Standard">
      <style:paragraph-properties fo:margin-left="0cm" fo:margin-right="0.3cm" fo:line-height="0.564cm" fo:text-align="justify" style:justify-single-word="false" fo:text-indent="1cm" style:auto-text-indent="false" fo:keep-with-next="always"/>
      <style:text-properties style:font-name="DejaVu Sans"/>
    </style:style>
    <style:style style:name="P75" style:family="paragraph" style:parent-style-name="Standard" style:master-page-name="Standard">
      <style:paragraph-properties fo:margin-left="0cm" fo:margin-right="0.3cm" fo:line-height="0.564cm" fo:text-align="center" style:justify-single-word="false" fo:text-indent="1cm" style:auto-text-indent="false" style:page-number="1"/>
      <style:text-properties fo:color="#000000" style:font-name="DejaVu Sans" fo:font-size="11pt" fo:letter-spacing="0.168cm" style:font-size-asian="11pt"/>
    </style:style>
    <style:style style:name="P76" style:family="paragraph" style:parent-style-name="Standard">
      <style:paragraph-properties fo:margin-left="0cm" fo:margin-right="0.3cm" fo:line-height="0.564cm" fo:text-indent="0cm" style:auto-text-indent="false"/>
      <style:text-properties fo:color="#000000" style:font-name="DejaVu Sans" fo:font-size="11pt" fo:font-weight="bold" style:font-size-asian="11pt" style:font-weight-asian="bold"/>
    </style:style>
    <style:style style:name="P77" style:family="paragraph" style:parent-style-name="arabaslik2">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style:font-size-asian="11pt"/>
    </style:style>
    <style:style style:name="P78" style:family="paragraph" style:parent-style-name="arabaslik2">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T1" style:family="text">
      <style:text-properties fo:color="#000000" style:font-name="Times New Roman" fo:font-size="36pt" fo:letter-spacing="0.168cm" fo:font-weight="bold" style:font-size-asian="36pt" style:font-weight-asian="bold" style:font-name-complex="Times New Roman1"/>
    </style:style>
    <style:style style:name="T2" style:family="text">
      <style:text-properties fo:color="#000000" style:font-name="Times New Roman" fo:font-size="36pt" fo:font-weight="bold" style:font-size-asian="36pt" style:font-weight-asian="bold" style:font-name-complex="Times New Roman1"/>
    </style:style>
    <style:style style:name="T3" style:family="text">
      <style:text-properties fo:color="#000000" style:font-name="Times New Roman" fo:font-size="26pt" fo:font-weight="bold" style:font-size-asian="26pt" style:font-weight-asian="bold" style:font-name-complex="Times New Roman1"/>
    </style:style>
    <style:style style:name="T4" style:family="text">
      <style:text-properties fo:color="#000000" style:font-name="Times New Roman" fo:font-size="11pt" style:font-size-asian="11pt" style:font-name-complex="Times New Roman1"/>
    </style:style>
    <style:style style:name="T5" style:family="text">
      <style:text-properties fo:color="#000000" style:font-name="Times New Roman" fo:font-size="11pt" style:font-size-asian="11pt"/>
    </style:style>
    <style:style style:name="T6" style:family="text">
      <style:text-properties fo:color="#000000" style:font-name="Times New Roman" fo:font-size="11pt" fo:letter-spacing="0.071cm" style:font-size-asian="11pt" style:font-name-complex="Times New Roman1"/>
    </style:style>
    <style:style style:name="T7" style:family="text">
      <style:text-properties fo:color="#000000" style:font-name="Times New Roman" fo:font-size="11pt" fo:font-weight="bold" style:font-size-asian="11pt" style:font-weight-asian="bold" style:font-name-complex="Times New Roman1"/>
    </style:style>
    <style:style style:name="T8" style:family="text">
      <style:text-properties fo:color="#000000" style:font-name="Times New Roman" fo:font-size="11pt" fo:font-weight="bold" style:letter-kerning="true" style:font-size-asian="11pt" style:font-weight-asian="bold" style:font-name-complex="Times New Roman1"/>
    </style:style>
    <style:style style:name="T9" style:family="text">
      <style:text-properties fo:color="#000000" style:font-name="Times New Roman" fo:font-size="11pt" fo:font-style="italic" style:font-size-asian="11pt" style:font-style-asian="italic" style:font-name-complex="Times New Roman1"/>
    </style:style>
    <style:style style:name="T10" style:family="text">
      <style:text-properties fo:color="#000000" style:font-name="Times New Roman" fo:font-size="11pt" fo:font-style="italic" fo:font-weight="normal" style:font-size-asian="11pt" style:font-style-asian="italic" style:font-weight-asian="normal" style:font-name-complex="Times New Roman1"/>
    </style:style>
    <style:style style:name="T11" style:family="text">
      <style:text-properties fo:color="#000000" style:font-name="Times New Roman" fo:font-size="11pt" fo:font-weight="normal" style:font-size-asian="11pt" style:font-weight-asian="normal" style:font-name-complex="Times New Roman1"/>
    </style:style>
    <style:style style:name="T12" style:family="text">
      <style:text-properties fo:color="#000000" style:font-name="Times New Roman" fo:font-size="11pt" fo:letter-spacing="-0.009cm" style:font-size-asian="11pt" style:font-name-complex="Times New Roman1"/>
    </style:style>
    <style:style style:name="T13" style:family="text">
      <style:text-properties fo:color="#000000" style:font-name="Times New Roman" fo:font-size="11pt" fo:letter-spacing="-0.009cm" fo:font-style="italic" style:font-size-asian="11pt" style:font-style-asian="italic" style:font-name-complex="Times New Roman1"/>
    </style:style>
    <style:style style:name="T14" style:family="text">
      <style:text-properties fo:color="#000000" style:font-name="Times New Roman" fo:font-size="11pt" fo:letter-spacing="-0.009cm" fo:font-style="italic" fo:font-weight="bold" style:font-size-asian="11pt" style:font-style-asian="italic" style:font-weight-asian="bold" style:font-name-complex="Times New Roman1"/>
    </style:style>
    <style:style style:name="T15" style:family="text">
      <style:text-properties fo:color="#000000" style:font-name="Times New Roman" fo:font-size="11pt" fo:letter-spacing="-0.009cm" fo:font-weight="bold" style:font-size-asian="11pt" style:font-weight-asian="bold" style:font-name-complex="Times New Roman1"/>
    </style:style>
    <style:style style:name="T16" style:family="text">
      <style:text-properties fo:color="#000000" style:font-name="Times New Roman" fo:font-size="11pt" fo:letter-spacing="0.3cm" style:font-size-asian="11pt" style:font-name-complex="Times New Roman1"/>
    </style:style>
    <style:style style:name="T17" style:family="text">
      <style:text-properties fo:color="#000000" style:font-name="Times New Roman" fo:font-size="18pt" fo:font-weight="bold" style:font-size-asian="18pt" style:font-weight-asian="bold" style:font-name-complex="Times New Roman1"/>
    </style:style>
    <style:style style:name="T18" style:family="text">
      <style:text-properties fo:color="#000000" style:font-name="Times New Roman" fo:font-size="18pt" style:font-size-asian="18pt" style:font-name-complex="Times New Roman1"/>
    </style:style>
    <style:style style:name="T19" style:family="text">
      <style:text-properties fo:color="#000000" style:font-name="Times New Roman" fo:letter-spacing="0.3cm" fo:font-weight="bold" style:font-weight-asian="bold" style:font-name-complex="Times New Roman1"/>
    </style:style>
    <style:style style:name="T20" style:family="text">
      <style:text-properties fo:color="#000000" style:font-name="Times New Roman" style:font-name-complex="Times New Roman1"/>
    </style:style>
    <style:style style:name="T21" style:family="text">
      <style:text-properties fo:color="#000000" style:font-name="Times New Roman" fo:font-weight="bold" style:font-weight-asian="bold" style:font-name-complex="Times New Roman1"/>
    </style:style>
    <style:style style:name="T22" style:family="text">
      <style:text-properties fo:color="#000000" style:font-name="Times New Roman" fo:font-size="16pt" fo:font-weight="bold" style:font-size-asian="16pt" style:font-weight-asian="bold" style:font-name-complex="Times New Roman1"/>
    </style:style>
    <style:style style:name="T23" style:family="text">
      <style:text-properties fo:color="#000000" style:font-name="Times New Roman" fo:font-size="16pt" style:font-size-asian="16pt" style:font-name-complex="Times New Roman1"/>
    </style:style>
    <style:style style:name="T24" style:family="text">
      <style:text-properties fo:color="#000000" style:font-name="Times New Roman" fo:font-style="italic" style:font-style-asian="italic" style:font-name-complex="Times New Roman1"/>
    </style:style>
    <style:style style:name="T25" style:family="text">
      <style:text-properties fo:color="#000000" style:font-name="Times New Roman" fo:font-size="14pt" fo:font-weight="bold" style:font-size-asian="14pt" style:font-weight-asian="bold" style:font-name-complex="Times New Roman1"/>
    </style:style>
    <style:style style:name="T26" style:family="text">
      <style:text-properties fo:color="#000000" style:font-name="Times New Roman" fo:font-size="14pt" fo:letter-spacing="0.071cm" fo:font-weight="bold" style:font-size-asian="14pt" style:font-weight-asian="bold" style:font-name-complex="Times New Roman1"/>
    </style:style>
    <style:style style:name="T27" style:family="text">
      <style:text-properties fo:color="#000000" style:font-name="Times New Roman" fo:letter-spacing="-0.009cm" style:font-name-complex="Times New Roman1"/>
    </style:style>
    <style:style style:name="T28" style:family="text">
      <style:text-properties fo:color="#000000" style:font-name="Times New Roman" fo:letter-spacing="-0.009cm" fo:font-style="italic" style:font-style-asian="italic" style:font-name-complex="Times New Roman1"/>
    </style:style>
    <style:style style:name="T29" style:family="text">
      <style:text-properties fo:color="#000000" style:font-name="Times New Roman" fo:letter-spacing="-0.009cm" fo:font-weight="bold" style:font-weight-asian="bold" style:font-name-complex="Times New Roman1"/>
    </style:style>
    <style:style style:name="T30" style:family="text">
      <style:text-properties fo:color="#000000" style:text-position="super 58%" style:font-name="Times New Roman" fo:font-size="11pt" style:font-size-asian="11pt" style:font-name-complex="Times New Roman1"/>
    </style:style>
    <style:style style:name="T31" style:family="text">
      <style:text-properties fo:color="#000000" style:text-position="super 58%" fo:font-size="11pt" style:font-size-asian="11pt" style:font-name-complex="Times New Roman1"/>
    </style:style>
    <style:style style:name="T32" style:family="text">
      <style:text-properties fo:color="#000000" style:text-position="27% 100%" style:font-name="Times New Roman" style:font-name-complex="Times New Roman1"/>
    </style:style>
    <style:style style:name="T33" style:family="text">
      <style:text-properties fo:color="#000000" style:text-position="27% 100%" style:font-name="Times New Roman" fo:font-size="11pt" style:font-size-asian="11pt" style:font-name-complex="Times New Roman1"/>
    </style:style>
    <style:style style:name="T34" style:family="text">
      <style:text-properties fo:color="#000000" style:text-position="27% 100%" style:font-name="Times New Roman" fo:font-size="11pt" fo:font-weight="bold" style:font-size-asian="11pt" style:font-weight-asian="bold" style:font-name-complex="Times New Roman1"/>
    </style:style>
    <style:style style:name="T35" style:family="text">
      <style:text-properties fo:color="#000000" style:text-position="27% 100%" style:font-name="Times New Roman" fo:font-size="11pt" fo:font-weight="bold" style:letter-kerning="true" style:font-size-asian="11pt" style:font-weight-asian="bold" style:font-name-complex="Times New Roman1"/>
    </style:style>
    <style:style style:name="T36" style:family="text">
      <style:text-properties fo:color="#000000" style:text-position="27% 100%" style:font-name="Times New Roman" fo:font-weight="bold" style:font-weight-asian="bold" style:font-name-complex="Times New Roman1"/>
    </style:style>
    <style:style style:name="T37" style:family="text">
      <style:text-properties fo:color="#000000" style:text-position="27% 100%" style:font-name="Times New Roman" fo:letter-spacing="-0.009cm" style:font-name-complex="Times New Roman1"/>
    </style:style>
    <style:style style:name="T38" style:family="text">
      <style:text-properties fo:color="#000000" style:text-position="27% 100%" style:font-name-complex="Times New Roman1"/>
    </style:style>
    <style:style style:name="T39" style:family="text">
      <style:text-properties fo:color="#000000" style:text-position="27% 100%" fo:font-size="11pt" style:font-size-asian="11pt" style:font-name-complex="Times New Roman1"/>
    </style:style>
    <style:style style:name="T40" style:family="text">
      <style:text-properties fo:color="#000000" style:text-position="27% 100%" fo:font-size="11pt" fo:font-weight="bold" style:font-size-asian="11pt" style:font-weight-asian="bold" style:font-name-complex="Times New Roman1"/>
    </style:style>
    <style:style style:name="T41" style:family="text">
      <style:text-properties fo:color="#000000" style:text-position="27% 100%" fo:font-size="11pt" fo:font-weight="bold" style:letter-kerning="true" style:font-size-asian="11pt" style:font-weight-asian="bold" style:font-name-complex="Times New Roman1"/>
    </style:style>
    <style:style style:name="T42" style:family="text">
      <style:text-properties fo:color="#000000" style:text-position="27% 100%" fo:font-weight="bold" style:font-weight-asian="bold" style:font-name-complex="Times New Roman1"/>
    </style:style>
    <style:style style:name="T43" style:family="text">
      <style:text-properties fo:color="#000000" style:text-position="27% 100%" fo:letter-spacing="-0.009cm" style:font-name-complex="Times New Roman1"/>
    </style:style>
    <style:style style:name="T44" style:family="text">
      <style:text-properties fo:color="#000000" style:text-position="-27% 100%" style:font-name="Times New Roman" style:font-name-complex="Times New Roman1"/>
    </style:style>
    <style:style style:name="T45" style:family="text">
      <style:text-properties fo:color="#000000" style:text-position="-27% 100%" style:font-name-complex="Times New Roman1"/>
    </style:style>
    <style:style style:name="T46" style:family="text">
      <style:text-properties fo:color="#000000" style:text-position="19% 100%" style:font-name="Times New Roman" fo:font-size="16pt" fo:letter-spacing="-0.009cm" fo:font-weight="bold" style:font-size-asian="16pt" style:font-weight-asian="bold" style:font-name-complex="Times New Roman1"/>
    </style:style>
    <style:style style:name="T47" style:family="text">
      <style:text-properties fo:color="#000000" style:text-position="19% 100%" fo:font-size="16pt" fo:letter-spacing="-0.009cm" fo:font-weight="bold" style:font-size-asian="16pt" style:font-weight-asian="bold" style:font-name-complex="Times New Roman1"/>
    </style:style>
    <style:style style:name="T48" style:family="text">
      <style:text-properties fo:color="#000000" style:text-position="36% 100%" style:font-name="Times New Roman" fo:font-size="11pt" fo:letter-spacing="-0.009cm" style:font-size-asian="11pt" style:font-name-complex="Times New Roman1"/>
    </style:style>
    <style:style style:name="T49" style:family="text">
      <style:text-properties fo:color="#000000" style:text-position="36% 100%" fo:font-size="11pt" fo:letter-spacing="-0.009cm" style:font-size-asian="11pt" style:font-name-complex="Times New Roman1"/>
    </style:style>
    <style:style style:name="T50" style:family="text">
      <style:text-properties fo:color="#000000" fo:font-size="36pt" fo:letter-spacing="0.168cm" fo:font-weight="bold" style:font-size-asian="36pt" style:font-weight-asian="bold" style:font-name-complex="Times New Roman1"/>
    </style:style>
    <style:style style:name="T51" style:family="text">
      <style:text-properties fo:color="#000000" fo:font-size="36pt" fo:font-weight="bold" style:font-size-asian="36pt" style:font-weight-asian="bold" style:font-name-complex="Times New Roman1"/>
    </style:style>
    <style:style style:name="T52" style:family="text">
      <style:text-properties fo:color="#000000" fo:font-size="26pt" fo:font-weight="bold" style:font-size-asian="26pt" style:font-weight-asian="bold" style:font-name-complex="Times New Roman1"/>
    </style:style>
    <style:style style:name="T53" style:family="text">
      <style:text-properties fo:color="#000000" fo:font-size="11pt" style:font-size-asian="11pt" style:font-name-complex="Times New Roman1"/>
    </style:style>
    <style:style style:name="T54" style:family="text">
      <style:text-properties fo:color="#000000" fo:font-size="11pt" style:font-size-asian="11pt"/>
    </style:style>
    <style:style style:name="T55" style:family="text">
      <style:text-properties fo:color="#000000" fo:font-size="11pt" fo:letter-spacing="0.071cm" style:font-size-asian="11pt" style:font-name-complex="Times New Roman1"/>
    </style:style>
    <style:style style:name="T56" style:family="text">
      <style:text-properties fo:color="#000000" fo:font-size="11pt" fo:font-weight="bold" style:font-size-asian="11pt" style:font-weight-asian="bold" style:font-name-complex="Times New Roman1"/>
    </style:style>
    <style:style style:name="T57" style:family="text">
      <style:text-properties fo:color="#000000" fo:font-size="11pt" fo:font-weight="bold" style:letter-kerning="true" style:font-size-asian="11pt" style:font-weight-asian="bold" style:font-name-complex="Times New Roman1"/>
    </style:style>
    <style:style style:name="T58" style:family="text">
      <style:text-properties fo:color="#000000" fo:font-size="11pt" fo:font-style="italic" style:font-size-asian="11pt" style:font-style-asian="italic" style:font-name-complex="Times New Roman1"/>
    </style:style>
    <style:style style:name="T59" style:family="text">
      <style:text-properties fo:color="#000000" fo:font-size="11pt" fo:font-style="italic" fo:font-weight="normal" style:font-size-asian="11pt" style:font-style-asian="italic" style:font-weight-asian="normal" style:font-name-complex="Times New Roman1"/>
    </style:style>
    <style:style style:name="T60" style:family="text">
      <style:text-properties fo:color="#000000" fo:font-size="11pt" fo:font-weight="normal" style:font-size-asian="11pt" style:font-weight-asian="normal" style:font-name-complex="Times New Roman1"/>
    </style:style>
    <style:style style:name="T61" style:family="text">
      <style:text-properties fo:color="#000000" fo:font-size="11pt" fo:letter-spacing="-0.009cm" style:font-size-asian="11pt" style:font-name-complex="Times New Roman1"/>
    </style:style>
    <style:style style:name="T62" style:family="text">
      <style:text-properties fo:color="#000000" fo:font-size="11pt" fo:letter-spacing="-0.009cm" fo:font-style="italic" style:font-size-asian="11pt" style:font-style-asian="italic" style:font-name-complex="Times New Roman1"/>
    </style:style>
    <style:style style:name="T63" style:family="text">
      <style:text-properties fo:color="#000000" fo:font-size="11pt" fo:letter-spacing="-0.009cm" fo:font-style="italic" fo:font-weight="bold" style:font-size-asian="11pt" style:font-style-asian="italic" style:font-weight-asian="bold" style:font-name-complex="Times New Roman1"/>
    </style:style>
    <style:style style:name="T64" style:family="text">
      <style:text-properties fo:color="#000000" fo:font-size="11pt" fo:letter-spacing="-0.009cm" fo:font-weight="bold" style:font-size-asian="11pt" style:font-weight-asian="bold" style:font-name-complex="Times New Roman1"/>
    </style:style>
    <style:style style:name="T65" style:family="text">
      <style:text-properties fo:color="#000000" fo:font-size="11pt" fo:letter-spacing="0.3cm" style:font-size-asian="11pt" style:font-name-complex="Times New Roman1"/>
    </style:style>
    <style:style style:name="T66" style:family="text">
      <style:text-properties fo:color="#000000" fo:font-size="18pt" fo:font-weight="bold" style:font-size-asian="18pt" style:font-weight-asian="bold" style:font-name-complex="Times New Roman1"/>
    </style:style>
    <style:style style:name="T67" style:family="text">
      <style:text-properties fo:color="#000000" fo:font-size="18pt" style:font-size-asian="18pt" style:font-name-complex="Times New Roman1"/>
    </style:style>
    <style:style style:name="T68" style:family="text">
      <style:text-properties fo:color="#000000" fo:letter-spacing="0.3cm" fo:font-weight="bold" style:font-weight-asian="bold" style:font-name-complex="Times New Roman1"/>
    </style:style>
    <style:style style:name="T69" style:family="text">
      <style:text-properties fo:color="#000000" style:font-name-complex="Times New Roman1"/>
    </style:style>
    <style:style style:name="T70" style:family="text">
      <style:text-properties fo:color="#000000" fo:font-weight="bold" style:font-weight-asian="bold" style:font-name-complex="Times New Roman1"/>
    </style:style>
    <style:style style:name="T71" style:family="text">
      <style:text-properties fo:color="#000000" fo:font-size="16pt" fo:font-weight="bold" style:font-size-asian="16pt" style:font-weight-asian="bold" style:font-name-complex="Times New Roman1"/>
    </style:style>
    <style:style style:name="T72" style:family="text">
      <style:text-properties fo:color="#000000" fo:font-size="16pt" style:font-size-asian="16pt" style:font-name-complex="Times New Roman1"/>
    </style:style>
    <style:style style:name="T73" style:family="text">
      <style:text-properties fo:color="#000000" fo:font-style="italic" style:font-style-asian="italic" style:font-name-complex="Times New Roman1"/>
    </style:style>
    <style:style style:name="T74" style:family="text">
      <style:text-properties fo:color="#000000" fo:font-size="14pt" fo:font-weight="bold" style:font-size-asian="14pt" style:font-weight-asian="bold" style:font-name-complex="Times New Roman1"/>
    </style:style>
    <style:style style:name="T75" style:family="text">
      <style:text-properties fo:color="#000000" fo:font-size="14pt" fo:letter-spacing="0.071cm" fo:font-weight="bold" style:font-size-asian="14pt" style:font-weight-asian="bold" style:font-name-complex="Times New Roman1"/>
    </style:style>
    <style:style style:name="T76" style:family="text">
      <style:text-properties fo:color="#000000" fo:letter-spacing="-0.009cm" style:font-name-complex="Times New Roman1"/>
    </style:style>
    <style:style style:name="T77" style:family="text">
      <style:text-properties fo:color="#000000" fo:letter-spacing="-0.009cm" fo:font-style="italic" style:font-style-asian="italic" style:font-name-complex="Times New Roman1"/>
    </style:style>
    <style:style style:name="T78" style:family="text">
      <style:text-properties fo:color="#000000" fo:letter-spacing="-0.009cm" fo:font-weight="bold" style:font-weight-asian="bold" style:font-name-complex="Times New Roman1"/>
    </style:style>
    <style:style style:name="T79" style:family="text">
      <style:text-properties style:font-name="Times New Roman" fo:font-size="16pt" style:font-size-asian="16pt" style:font-name-complex="Times New Roman1"/>
    </style:style>
    <style:style style:name="T80" style:family="text">
      <style:text-properties style:font-name="Times New Roman" fo:font-size="16pt" fo:font-weight="bold" style:font-size-asian="16pt" style:font-weight-asian="bold" style:font-name-complex="Times New Roman1"/>
    </style:style>
    <style:style style:name="T81" style:family="text">
      <style:text-properties style:font-name="Times New Roman" fo:font-size="18pt" style:font-size-asian="18pt" style:font-name-complex="Times New Roman1"/>
    </style:style>
    <style:style style:name="T82" style:family="text">
      <style:text-properties fo:font-size="16pt" style:font-size-asian="16pt" style:font-name-complex="Times New Roman1"/>
    </style:style>
    <style:style style:name="T83" style:family="text">
      <style:text-properties fo:font-size="16pt" fo:font-weight="bold" style:font-size-asian="16pt" style:font-weight-asian="bold" style:font-name-complex="Times New Roman1"/>
    </style:style>
    <style:style style:name="T84" style:family="text">
      <style:text-properties fo:font-size="18pt" style:font-size-asian="18pt"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7"><text:span text:style-name="T50">A CHAIN OF</text:span></text:p>
      <text:h text:style-name="P44" text:outline-level="1"><text:span text:style-name="T51">MIRACLES</text:span></text:h>
      <text:p text:style-name="P59"/>
      <text:p text:style-name="P59"/>
      <text:p text:style-name="P59"/>
      <text:p text:style-name="P59"/>
      <text:p text:style-name="P59"/>
      <text:p text:style-name="P59"/>
      <text:p text:style-name="P59"/>
      <text:p text:style-name="P59"/>
      <text:p text:style-name="P59"/>
      <text:p text:style-name="P22"><text:span text:style-name="T52">HARUN YAHYA</text:span></text:p>
      <text:p text:style-name="P16"/>
      <text:p text:style-name="P68"/>
      <text:p text:style-name="P71"/>
      <text:p text:style-name="P76"/>
      <text:p text:style-name="P68"><text:span text:style-name="T53">Published by:</text:span></text:p>
      <text:p text:style-name="P68"><text:span text:style-name="T53">GLOBAL PUBLISHING</text:span></text:p>
      <text:p text:style-name="P68"><text:span text:style-name="T53">Talatpaşa Mah. Emirgazi Caddesi</text:span></text:p>
      <text:p text:style-name="P68"><text:span text:style-name="T53">İbrahim Elmas İşMerkezi</text:span></text:p>
      <text:p text:style-name="P68"><text:span text:style-name="T53">A Blok Kat:4</text:span></text:p>
      <text:p text:style-name="P68"><text:span text:style-name="T53">Okmeydanı – Istanbul / Turkey</text:span></text:p>
      <text:p text:style-name="P68"><text:span text:style-name="T53">Tel:+90 212 220 00 88</text:span></text:p>
      <text:p text:style-name="P59"/>
      <text:p text:style-name="P59"/>
      <text:p text:style-name="P23"><text:span text:style-name="T53">1</text:span><text:span text:style-name="T31">st</text:span><text:span text:style-name="T53"> English edition published in June, 2004</text:span></text:p>
      <text:p text:style-name="P68"><text:span text:style-name="T53">2</text:span><text:span text:style-name="T31">nd</text:span><text:span text:style-name="T53"> English edition published in February 2006</text:span></text:p>
      <text:p text:style-name="P63"/>
      <text:p text:style-name="P63"/>
      <text:p text:style-name="P68"><text:span text:style-name="T53">By Harun Yahya</text:span></text:p>
      <text:p text:style-name="P61"/>
      <text:p text:style-name="P68"><text:span text:style-name="T53">Translated by Yasar Kutukcu</text:span></text:p>
      <text:p text:style-name="P61"/>
      <text:p text:style-name="P68"><text:span text:style-name="T53">ISBN:</text:span></text:p>
      <text:p text:style-name="P61"/>
      <text:p text:style-name="P68"><text:span text:style-name="T53">Printed by:</text:span></text:p>
      <text:p text:style-name="P68"><text:span text:style-name="T53">100 Yil Mah. MAS-SIT Matbaacilar Sitesi</text:span></text:p>
      <text:p text:style-name="P68"><text:span text:style-name="T53">4. Cadde No: 77 Bagcilar-Istanbul/Turkey</text:span></text:p>
      <text:p text:style-name="P68"><text:span text:style-name="T53">Phone: (+90 212) 629 06 15</text:span></text:p>
      <text:p text:style-name="P61"/>
      <text:p text:style-name="P61"/>
      <text:p text:style-name="P68"><text:span text:style-name="T53">All translations from the Qur'an are from The Noble Qur'an:</text:span></text:p>
      <text:p text:style-name="P68"><text:span text:style-name="T53">a New Rendering of its Meaning in English by Hajj Abdalhaqq and Aisha Bewley, published by Bookwork,</text:span></text:p>
      <text:p text:style-name="P68"><text:span text:style-name="T53">Norwich, UK. 1420 CE/1999 AH.</text:span></text:p>
      <text:p text:style-name="P61"/>
      <text:p text:style-name="P61"/>
      <text:p text:style-name="P68"><text:span text:style-name="T53">Abbreviation used:</text:span></text:p>
      <text:p text:style-name="P68"><text:span text:style-name="T53">(pbuh): Peace be upon him (following a reference to</text:span></text:p>
      <text:p text:style-name="P68"><text:span text:style-name="T53">the prophets)</text:span></text:p>
      <text:p text:style-name="P59"/>
      <text:p text:style-name="P59"/>
      <text:p text:style-name="P68"><text:span text:style-name="T55">www.harunyahya.com</text:span></text:p>
      <text:p text:style-name="P59"/>
      <text:p text:style-name="P30"><text:soft-page-break/></text:p>
      <text:p text:style-name="P32"><text:span text:style-name="T66">CONTENTS</text:span></text:p>
      <text:p text:style-name="P29"/>
      <text:p text:style-name="P29"/>
      <text:p text:style-name="P24"><text:span text:style-name="T56">INTRODUCTION<text:tab/></text:span></text:p>
      <text:p text:style-name="P19"/>
      <text:p text:style-name="P24"><text:span text:style-name="T56">CHAPTER-1</text:span></text:p>
      <text:p text:style-name="P24"><text:span text:style-name="T53">MIRACLES IN THE CREATION OF THE UNIVERSE<text:tab/></text:span></text:p>
      <text:p text:style-name="P24"><text:span text:style-name="T53">THE INCREDIBLE ORDER THAT CAME WITH THE EXPLOSION<text:tab/></text:span></text:p>
      <text:p text:style-name="P24"><text:span text:style-name="T53">A MIRACLE IN THE UNIVERSE’S EXPANSION RATE<text:tab/></text:span></text:p>
      <text:p text:style-name="P24"><text:span text:style-name="T53">DISTANCES BETWEEN COSMIC OBJECTS<text:tab/></text:span></text:p>
      <text:p text:style-name="P24"><text:span text:style-name="T53">THE MIRACULOUS FORMATION OF CARBON</text:span></text:p>
      <text:p text:style-name="P24"><text:span text:style-name="T53">THE BALANCE OF GRAVITATIONAL FORCES<text:tab/></text:span></text:p>
      <text:p text:style-name="P24"><text:span text:style-name="T53">HARMONY BETWEEN THE OTHER FORCES IN THE UNIVERSE</text:span></text:p>
      <text:p text:style-name="P24"><text:span text:style-name="T53">THE MAGNIFICENT HARMONY BETWEEN PROTONS AND ELECTRONS <text:tab/></text:span></text:p>
      <text:p text:style-name="P24"><text:span text:style-name="T53">A MIND-BOGGLING PROBABILITY <text:tab/></text:span></text:p>
      <text:p text:style-name="P19"/>
      <text:p text:style-name="P24"><text:span text:style-name="T56">CHAPTER-2</text:span></text:p>
      <text:p text:style-name="P24"><text:span text:style-name="T53">THE SOLAR SYSTEM AND THE MIRACULOUS</text:span></text:p>
      <text:p text:style-name="P24"><text:span text:style-name="T53">ORDER IN THE CREATION OF THE EARTH<text:tab/></text:span></text:p>
      <text:p text:style-name="P24"><text:span text:style-name="T53">THE LOCATION OF THE SOLAR SYSTEM IN THE GALAXY<text:tab/></text:span></text:p>
      <text:p text:style-name="P24"><text:span text:style-name="T53">THE PRECISE ORDER IN OUR SOLAR SYSTEM<text:tab/></text:span></text:p>
      <text:p text:style-name="P24"><text:span text:style-name="T53">THE SIZE OF THE EARTH AND </text:span></text:p>
      <text:p text:style-name="P24"><text:span text:style-name="T53">THE IDEAL PROPORTIONS IN ITS INTERIOR<text:tab/></text:span></text:p>
      <text:p text:style-name="P24"><text:span text:style-name="T53">THE EARTH’ S TEMPERATURE IS WITHIN A NARROW </text:span></text:p>
      <text:p text:style-name="P24"><text:span text:style-name="T53">BUT SPECIAL SPECTRUM<text:tab/></text:span></text:p>
      <text:p text:style-name="P24"><text:span text:style-name="T53">IDEAL RATIOS IN THE ATMOSPHERE<text:tab/></text:span></text:p>
      <text:p text:style-name="P24"><text:span text:style-name="T53">THE DENSITY OF AIR <text:tab/></text:span></text:p>
      <text:p text:style-name="P24"><text:span text:style-name="T53">THE MIRACLE OF VISIBLE LIGHT<text:tab/></text:span></text:p>
      <text:p text:style-name="P24"><text:span text:style-name="T53">THE EXTRAORDINARY RELATIONSHIP BETWEEN SUN LIGHT </text:span></text:p>
      <text:p text:style-name="P24"><text:span text:style-name="T53">AND PHOTOSYNTHESIS<text:tab/><text:tab/></text:span></text:p>
      <text:p text:style-name="P31"><text:span text:style-name="T53">THE EXTRAORDINARY HARMONY BETWEEN SUNLIGHT AND THE EYE</text:span></text:p>
      <text:p text:style-name="P25"><text:span text:style-name="T53">THE EXTRAORDINARY SELECTIVENESS OF THE ATMOSPHERE<text:tab/></text:span></text:p>
      <text:p text:style-name="P25"><text:span text:style-name="T53">THE FINE-TUNING IN THE PHYSICAL PROPERTIES OF WATER</text:span></text:p>
      <text:p text:style-name="P31"><text:span text:style-name="T53">THE SURFACE TENSION OF WATER </text:span></text:p>
      <text:p text:style-name="P31"><text:span text:style-name="T53">HAS BEEN SPECIFICALLY ADJUSTED TO SUPPORT LIFE</text:span></text:p>
      <text:p text:style-name="P25"><text:span text:style-name="T53">THE CHEMICAL MIRACLE IN WATER<text:tab/></text:span></text:p>
      <text:p text:style-name="P25"><text:span text:style-name="T53">WATER’S VISCOSITY IS SET AT A CALCULATED RATE<text:tab/></text:span></text:p>
      <text:p text:style-name="P25"><text:span text:style-name="T53">THE FORMATION OF ATOMIC BONDS NECESSARY </text:span></text:p>
      <text:p text:style-name="P25"><text:span text:style-name="T53">FOR LIFE REQUIRES THE TEMPERATURES WE HAVE ON EARTH<text:tab/></text:span></text:p>
      <text:p text:style-name="P25"><text:soft-page-break/><text:span text:style-name="T53">THE SOLUBILITY OF OXYGEN IS IDEAL FOR LIFE<text:tab/>112</text:span></text:p>
      <text:p text:style-name="P25"/>
      <text:p text:style-name="P27"><text:span text:style-name="T56">CHAPTER-3</text:span></text:p>
      <text:p text:style-name="P25"><text:span text:style-name="T53">THE MIRACLES IN THE CREATION OF LIVING BEINGS</text:span></text:p>
      <text:p text:style-name="P25"><text:span text:style-name="T53">NOT EVEN THE SIMPLEST LIVING THINGS ARE COINCIDENTAL</text:span><text:span text:style-name="T54"><text:tab/></text:span></text:p>
      <text:p text:style-name="P25"><text:span text:style-name="T53">IT’S IMPOSSIBLE FOR LIFE’S BUILDING BLOCKS TO </text:span></text:p>
      <text:p text:style-name="P25"><text:span text:style-name="T53">FORM BY THEMSELVES<text:tab/></text:span></text:p>
      <text:p text:style-name="P25"><text:span text:style-name="T53">ALL PROTEINS IN LIVING BEINGS ARE LEFT-HANDED; </text:span></text:p>
      <text:p text:style-name="P25"><text:span text:style-name="T53">A FACT THAT CANNOT BE EXPLAINED BY CHANCE<text:tab/></text:span></text:p>
      <text:p text:style-name="P25"><text:span text:style-name="T53">LIFE ON EARTH EMERGED SUDDENLY, MIRACULOUSLY<text:tab/></text:span></text:p>
      <text:p text:style-name="P25"><text:span text:style-name="T53">DNA’S MIRACULOUS DESIGN<text:tab/></text:span></text:p>
      <text:p text:style-name="P31"><text:span text:style-name="T53">UNDER NATURAL CONDITIONS, DNA CANNOT POSSIBLY </text:span></text:p>
      <text:p text:style-name="P31"><text:span text:style-name="T53">FORM BY CHANCE<text:tab/></text:span></text:p>
      <text:p text:style-name="P25"><text:span text:style-name="T53">THE SECRET BEHIND THE DIVERSIFICATION OF CELLS<text:tab/></text:span></text:p>
      <text:p text:style-name="P25"><text:span text:style-name="T53">INTELLIGENCE IN BACTERIA<text:tab/></text:span></text:p>
      <text:p text:style-name="P21"/>
      <text:p text:style-name="P25"><text:span text:style-name="T56">CONCLUSION<text:tab/></text:span></text:p>
      <text:p text:style-name="P20"/>
      <text:p text:style-name="P25"><text:span text:style-name="T56">THE DECEPTION OF EVOLUTION</text:span><text:span text:style-name="T53"> <text:tab/></text:span></text:p>
      <text:p text:style-name="P68"/>
      <text:p text:style-name="P73"><text:span text:style-name="T56">In the Name of God,</text:span></text:p>
      <text:p text:style-name="P68"><text:span text:style-name="T56">Most Gracious, Most Merciful</text:span></text:p>
      <text:p text:style-name="P59"/>
      <text:p text:style-name="P22"><text:span text:style-name="T66">To the Reader</text:span></text:p>
      <text:p text:style-name="P60"/>
      <text:p text:style-name="P60"/>
      <text:p text:style-name="P69"><text:span text:style-name="T53">A special chapter is assigned to the collapse of the theory of evolution because this theory constitutes the basis of all anti-spiritual philosophies. Since Darwinism rejects the fact of creation—and therefore, God's Existence—over the last 140 years it has caused many people to abandon their faith or fall into doubt. It is therefore an imperative service, a very important duty to show everyone that this theory is a deception. Since some readers may find the chance to read only one of our book, we think it appropriate to devote a chapter to summarize this subject. </text:span></text:p>
      <text:p text:style-name="P69"><text:span text:style-name="T53">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a one sitting. Even those who rigorously reject spirituality are influenced by the facts these books document and cannot refute the truthfulness of their contents. </text:span></text:p>
      <text:p text:style-name="P69"><text:span text:style-name="T53">This and all the other books by the author can be read individually, or discussed in a group. Readers eager to profit from the books will find discussion very useful, letting them relate their reflections and experiences to one another. </text:span></text:p>
      <text:p text:style-name="P69"><text:span text:style-name="T53">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span></text:p>
      <text:p text:style-name="P69"><text:span text:style-name="T53">We hope the reader will look through the reviews of his other books at the back of this book. His rich source material on faith-related issues is very useful, and a pleasure to read. </text:span></text:p>
      <text:p text:style-name="P69"><text:span text:style-name="T53">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span></text:p>
      <text:p text:style-name="P62"/>
      <text:p text:style-name="P17"/>
      <text:p text:style-name="P22"/>
      <text:p text:style-name="P28"><text:span text:style-name="T66">About the Author</text:span></text:p>
      <text:p text:style-name="P60"/>
      <text:p text:style-name="P60"/>
      <text:p text:style-name="P69"><text:span text:style-name="T53">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69"><text:span text:style-name="T53">Harun Yahya’s works, translated into 41 different languages, constitute a collection for a total of more than 45,000 pages with 30,000 illustrations.</text:span></text:p>
      <text:p text:style-name="P69"><text:span text:style-name="T53">His pen-name is a composite of the names </text:span><text:span text:style-name="T58">Harun</text:span><text:span text:style-name="T53"> (Aaron) and </text:span><text:span text:style-name="T58">Yahya</text:span><text:span text:style-name="T53"> (John), in memory of the two esteemed Prophets who fought against their peoples’ lack of faith. The Prophet's seal on his books' covers is symbolic and is linked to their contents. It represents the Qur'an (the final scripture) and the Prophet Muhammad (may God bless him and grant him peace),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span></text:p>
      <text:p text:style-name="P69"><text:span text:style-name="T53">All of Harun Yahya's works share one single goal: to convey the Qur' an's message, encourage readers to consider basic faith-related issues such as God's Existence and Unity and the hereafter; and to expose godless systems' feeble foundations and perverted ideologies. </text:span></text:p>
      <text:p text:style-name="P69"><text:span text:style-name="T53">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Russian, Serbo-Croat (Bosnian), Polish, Malay, Uygur Turkish, Indonesian, Bengali, Danish and Swedish. </text:span></text:p>
      <text:p text:style-name="P69"><text:span text:style-name="T53">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text:span><text:soft-page-break/><text:span text:style-name="T53">movements of denial are now ideologically defeated, thanks to the books written by Harun Yahya. </text:span></text:p>
      <text:p text:style-name="P69"><text:span text:style-name="T53">This is no doubt a result of the Qur'an's wisdom and lucidity. The author modestly intends to serve as a means in humanity's search for God's right path. No material gain is sought in the publication of these works.</text:span></text:p>
      <text:p text:style-name="P69"><text:span text:style-name="T53">Those who encourage others to read these books, to open their minds and hearts and guide them to become more devoted servants of God, render an invaluable service. </text:span></text:p>
      <text:p text:style-name="P69"><text:span text:style-name="T53">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69"><text:span text:style-name="T53">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69"><text:span text:style-name="T53">In this effort, the books of Harun Yahya assume a leading role. By the will of God, these books will be a means through which people in the twentyfirst century will attain the peace, justice, and happiness promised in the Qur'an.</text:span></text:p>
      <text:p text:style-name="P62"/>
      <text:p text:style-name="P18"/>
      <text:p text:style-name="P18"/>
      <text:p text:style-name="P18"/>
      <text:h text:style-name="P46" text:outline-level="3"/>
      <text:h text:style-name="P50" text:outline-level="3"><text:span text:style-name="T67">INTRODUCTION</text:span></text:h>
      <text:p text:style-name="P18"/>
      <text:p text:style-name="P18"/>
      <text:p text:style-name="P11"><text:span text:style-name="T68">T</text:span><text:span text:style-name="T69">he universe, the Milky Way galaxy that is home to our solar system, and our planet Earth are all governed by countless factors. All these laws and balances have been specifically designed and miraculously ordered to produce an environment suitable for human life.</text:span></text:p>
      <text:p text:style-name="P11"><text:span text:style-name="T69">Examining our universe in detail reveals that everything—from the most fundamental cosmic laws to the most critical physical properties, from the smallest balances to the finest ratios therein—have been arranged to meet the highest level of exactness. We are astonished to realize that this precision is set at the ideal values for human existence to not only survive, but thrive.</text:span></text:p>
      <text:p text:style-name="P11"><text:span text:style-name="T69">From the universe’s rate of expansion to our Earth’s location in the Milky Way galaxy, from the spectrum of the Sun’s radiation to the viscosity value of water, from the distance of the Moon to the Earth to the ratio of the gases that form the atmosphere, countless other such factors are just right for human existence. In fact, the slightest alteration to even one of them would make life on Earth impossible.</text:span></text:p>
      <text:p text:style-name="P11"><text:span text:style-name="T69">Not even a single one of these factors could have become so ideal for life by sheer coincidence. The fact that thousands of elements and conditions combined to create this order is miraculous beyond the limits of human comprehension.</text:span></text:p>
      <text:p text:style-name="P11"><text:span text:style-name="T69">In fact, each of the factors necessary for the existence of human life is a miracle in its own right, not to mention the millions of factors that must combine to make this chain of miracles possible. On the other hand, a miracle is self-evidently created by God. Every bit of the universe is a miracle, the unequalled work of God’s wisdom, might, and artistry.</text:span></text:p>
      <text:p text:style-name="P11"><text:span text:style-name="T69">Recent calculations demonstrate that if the current physical laws and reactions responsible for the order in the universe were altered even slightly, life—and therefore, human life—would not be possible. In terms of probability, these physical norms could have had arisen with any given value. But each one of them is set independently at its current ideal value, enabling human life which, as stated above, cannot be described with any other word but miracle.</text:span></text:p>
      <text:p text:style-name="P11"><text:span text:style-name="T69">Whichever law, principle or physical property in the universe we consider, we see that it could not have been brought to its current ideal state by itself, or through coincidence. Eyes that can see are a clear miracle. Chains of miracles are at work in every location of the universe and in every single one of its governing laws; these chains of miracles are proof for God’s existence and His might.</text:span></text:p>
      <text:p text:style-name="P11"><text:span text:style-name="T69">In recent years, cosmologists and theoretical physicists began to call this mind-blowing order that spawns necessary conditions for human life “fine-tuning.” Concentrating on this subject, they discovered or calculated countless examples of “fine-tuning” throughout the universe. It’s appropriate here to quote some of these scientists’ expressions of astonishment and wonder over the results of their research:</text:span></text:p>
      <text:p text:style-name="P11"><text:soft-page-break/><text:span text:style-name="T69">NASA astronomer Professor John O’Keefe: "We are, by astronomical standards, a pampered, cosseted, cherished group of creatures. If the Universe had not been made with the most exacting precision, we could never have come into existence. It is my view that these circumstances indicate the universe was created for man to live in." </text:span><text:span text:style-name="T38">1</text:span></text:p>
      <text:p text:style-name="P11"><text:span text:style-name="T69">British astrophysicist Professor George F. Ellis: "Amazing fine tuning occurs in the laws that make this [complexity] possible. Realization of the complexity of what is accomplished makes it very difficult not to use the word ‘miraculous’..." </text:span><text:span text:style-name="T38">2</text:span></text:p>
      <text:p text:style-name="P11"><text:span text:style-name="T69">British astrophysicist Professor Paul Davies: "the laws [of physics] ... seem themselves to be the product of exceedingly ingenious design…. The universe must have a purpose." </text:span><text:span text:style-name="T38">3</text:span></text:p>
      <text:p text:style-name="P11"><text:span text:style-name="T69">British Mathematician Professor Roger Penrose: "I would say the universe has a purpose. It's not there just somehow by chance." </text:span><text:span text:style-name="T38">4</text:span></text:p>
      <text:p text:style-name="P11"><text:span text:style-name="T69">All scientific data obtained to date shows that there is no room in the universe for chance or coincidence, anywhere or at any time. From the very first moment of the universe’s inception, to its latest state at the moment when you are reading this book, it has been designed down to the last detail by the All-wise and Almighty God Who created man to witness, reflect on and appreciate His might and artistry.</text:span></text:p>
      <text:p text:style-name="P33"/>
      <text:p text:style-name="P37"><text:span text:style-name="T53">In the creation of heavens and Earth, and the alternation of the night and day, and the ships which sail the seas to people's benefit, and the water which God sends down from the sky—by which He brings the Earth to life when it was dead and scatters about in it creatures of every kind—and the varying direction of the winds, and the clouds subservient between heaven and Earth, there are Signs for people who use their intellect. (Qur’an, 2:164)</text:span></text:p>
      <text:p text:style-name="P4"/>
      <text:p text:style-name="P11"><text:span text:style-name="T69">This book contains examples of miracles that have occurred from the first creation of the universe and continue to occur to the present day. We have arranged these miracles into three main subjects:</text:span></text:p>
      <text:p text:style-name="P11"><text:span text:style-name="T69">1. The Universe</text:span></text:p>
      <text:p text:style-name="P11"><text:span text:style-name="T69">2. Our Solar System and the World</text:span></text:p>
      <text:p text:style-name="P11"><text:span text:style-name="T69">3. Living Things</text:span></text:p>
      <text:p text:style-name="P11"><text:span text:style-name="T69">The purpose of this book is to give the reader a feel for God’s infinite power and artistry by showing some of the creation miracles in the universe. Also, it is also hoped that this book will lead to an awareness that everything around us, when looked at through the eyes of wisdom, is a miracle of God.</text:span></text:p>
      <text:p text:style-name="P4"/>
      <text:h text:style-name="P46" text:outline-level="3"><text:span text:style-name="T67">Intelligent Design, in other words Creation</text:span></text:h>
      <text:p text:style-name="P11"><text:span text:style-name="T70">In order to create, God has no need to design </text:span></text:p>
      <text:p text:style-name="P11"><text:span text:style-name="T69">It’s important that the word “design” be properly understood. That God has created a flawless design does not mean that He first made a plan and then followed it. God, the </text:span><text:soft-page-break/><text:span text:style-name="T69">Lord of the Earth and the heavens, needs no “designs” in order to create. God is exalted above all such deficiencies. His planning and creation take place at the same instant. </text:span></text:p>
      <text:p text:style-name="P11"><text:span text:style-name="T69">Whenever God wills a thing to come about, it is enough for Him just to say, "Be!"</text:span></text:p>
      <text:p text:style-name="P11"><text:span text:style-name="T69">As verses of the Qur’an tell us:</text:span></text:p>
      <text:p text:style-name="P11"><text:span text:style-name="T70">His command when He desires a thing is just to say to it, “Be!” and it is. (Qur'an, 36:82)</text:span></text:p>
      <text:p text:style-name="P11"><text:span text:style-name="T70">[God is] the Originator of the heavens and Earth. When He decides on something, He just says to it, “Be!” and it is. (Qur'an, 2:117)</text:span></text:p>
      <text:p text:style-name="P4"/>
      <text:p text:style-name="P12"/>
      <text:p text:style-name="P15"><text:span text:style-name="T66">CHAPTER –1</text:span></text:p>
      <text:p text:style-name="P12"><text:span text:style-name="T66">MIRACLES IN THE CREATION OF THE UNIVERSE</text:span></text:p>
      <text:p text:style-name="P4"/>
      <text:p text:style-name="P5"/>
      <text:p text:style-name="P10"><text:span text:style-name="T71">THE INCREDIBLE ORDER THAT </text:span></text:p>
      <text:p text:style-name="P10"><text:span text:style-name="T71">CAME WITH THE EXPLOSION</text:span></text:p>
      <text:p text:style-name="P4"/>
      <text:p text:style-name="P11"><text:span text:style-name="T69">The whole scientific community acknowledges that the universe we live in began approximately 15 billion years ago with a huge explosion popularly called “the Big Bang” and expanded to take on its present state and dimensions. Space, galaxies, planets, the Sun, the Earth—in short, everything that combines to make up the universe was formed as a consequence.</text:span></text:p>
      <text:p text:style-name="P11"><text:span text:style-name="T69">Here lies a great secret: Since the Big Bang was an explosion, matter would be expected to have scattered itself randomly across space, as atoms or sub-atomic particles. But not so; on the contrary, the universe in all its incredible order emerged instead. “Randomly” scattered atoms concentrated in certain places and bonded to form stars, solar systems and galaxies—certainly an extraordinary situation. And to use an analogy used by scientist, even more extraordinary than a hand grenade thrown into a wheat field with the result that the effect of the blast collects the cut wheat, ties it into uniform bales, and piles up the bales in an orderly fashion.</text:span></text:p>
      <text:p text:style-name="P11"><text:span text:style-name="T69">Professor Fred Hoyle, who opposed the Big Bang theory for many years, expressed his wonder as follows: </text:span></text:p>
      <text:p text:style-name="P3"><text:span text:style-name="T53">The big bang theory holds that the universe began with a single explosion. Yet, . . . an explosion merely throws matter apart, while the big bang has mysteriously produced the opposite effect— with matter clumping together in the form of galaxies. </text:span><text:span text:style-name="T39">5</text:span></text:p>
      <text:p text:style-name="P11"><text:span text:style-name="T69">Obviously, such an explosion that contained the whole of the universe’s mass, from which the most spectacular order emerged, can only be explained by a miracle. Astrophysicist Alan Sandage, winner of the Crawford prize in astronomy, explains the situation as follows:</text:span></text:p>
      <text:p text:style-name="P3"><text:span text:style-name="T53">I find it quite improbable that such order came out of chaos. There has to be some organizing principle. God to me is a mystery but </text:span><text:span text:style-name="T56">is the explanation for the miracle of existence</text:span><text:span text:style-name="T53">… </text:span><text:span text:style-name="T39">6</text:span></text:p>
      <text:p text:style-name="P11"><text:span text:style-name="T69">As scientists state, it is a fantastic miracle that atoms should bond in the most appropriate ways to create the infinitely coordinated order of the universe, comprising countless trillions of planets, billions of stars in billions of galaxies, and all without the slightest hitch. This is a miracle shown to us by the infinitely powerful God.</text:span></text:p>
      <text:p text:style-name="P33"/>
      <text:p text:style-name="P37"><text:soft-page-break/><text:span text:style-name="T53">He to Whom the kingdom of the heavens and the Earth belongs. He does not have a son and He has no partner in the Kingdom. He created everything and determined it most exactly. (Qur’an, 25:2)</text:span></text:p>
      <text:p text:style-name="P34"/>
      <text:p text:style-name="P34"/>
      <text:h text:style-name="P47" text:outline-level="3"><text:span text:style-name="T82">A MIRACLE IN THE UNIVERSE’S EXPANSION RATE</text:span></text:h>
      <text:p text:style-name="P33"/>
      <text:p text:style-name="P37"><text:span text:style-name="T60">The universe’s expansion is critical to the formation of its present state. Had it been a fraction slower, the whole of the universe would have contracted once again and collapsed on itself, before the fledgling solar systems had any chance to develop. Had its rate of expansion been only a fraction faster, matter would have been dispersed irretrievably in the vastness of space, unable to form neither stars nor galaxies. </text:span></text:p>
      <text:p text:style-name="P11"><text:span text:style-name="T69">Either situation would mean that living things, let alone we humans, could not exist.</text:span></text:p>
      <text:p text:style-name="P11"><text:span text:style-name="T69">However, neither scenario happened. Thanks to the actual rate of expansion, the universe as we know it emerged. But how sensitive is this rate, actually?</text:span></text:p>
      <text:p text:style-name="P11"><text:span text:style-name="T69">Paul Davies, a renowned Professor of Mathematics and Physics at Australia’s Adelaide University, made a series of calculations in order to answer this question. The results he obtained were astonishing. According to Davies, had the expansion rate following the Big Bang been different by one in a billion billions (1/1018), the universe could not have formed! Another way of stating this figure is: “0,000000000000000001” Any divergence of such a tiny scale would have meant no universe at all. Davies interprets this result as follows:</text:span></text:p>
      <text:p text:style-name="P3"><text:span text:style-name="T53">Careful measurements put the rate of expansion very close to a critical value at which the universe will just escape its own gravity and expand forever. A little slower and the cosmos would collapse, a little faster and the cosmic material would have long ago completely dispersed. It is interesting to ask precisely how delicately the rate of expansion has been "fine tuned" to fall on this narrow dividing line between two catastrophes. If at time I S (by which the time pattern of expansion was already firmly established) the expansion rate had differed from its actual value by more than 10</text:span><text:span text:style-name="T39">-18</text:span><text:span text:style-name="T53">, it would have been sufficient to throw the delicate balance out. The explosive vigour of the universe is thus matched with almost unbelievable accuracy to its gravitating power. The big bang was not evidently, any old bang, but an explosion of exquisitely arranged magnitude. </text:span><text:span text:style-name="T39">7</text:span></text:p>
      <text:p text:style-name="P11"><text:span text:style-name="T69">An article published in the journal </text:span><text:span text:style-name="T73">Science</text:span><text:span text:style-name="T69"> describes this extraordinary rate of expansion at the beginning of the universe:</text:span></text:p>
      <text:p text:style-name="P3"><text:span text:style-name="T53">If the density of the universe was a little bit more, in that case, according to Einstein's relativity theory, the universe would not be expanding due to the attraction forces of atomic particles but contracting, ultimately diminishing to a spot. If the initial density had been a little bit less, then the universe would rapidly be expanding, but in this case, atomic particles would not be attracting each other and no stars and no </text:span><text:soft-page-break/><text:span text:style-name="T53">galaxies would ever have formed. Consequently, man would never come into existence! According to the calculations, the difference between the initial real density of the universe and its critical density, which is unlikely to occur, is less than one percent's one quadrillion. This is similar to place a pencil in a position so that it can stand on its sharp end even after one billion years… Furthermore, as the universe expands, this equilibrium becomes more delicate. </text:span><text:span text:style-name="T39">8</text:span></text:p>
      <text:p text:style-name="P11"><text:span text:style-name="T69">Regardless of how much Stephen Hawking tried to ascribe the origins of the universe to chance, he had to concede the extraordinary fact of its universe’s expansion rate in his book, </text:span><text:span text:style-name="T73">A Brief History of Time</text:span><text:span text:style-name="T69">:</text:span></text:p>
      <text:p text:style-name="P3"><text:span text:style-name="T53">If the rate of expansion one second after the big bang had been smaller by even one part in a hundred thousand million million, the universe would have recollapsed before it ever reached its present size. </text:span><text:span text:style-name="T39">9</text:span></text:p>
      <text:p text:style-name="P11"><text:span text:style-name="T69">Alan Guth, the father of the inflationary universe model developed as an extension to the standard Big Bang model of the universe, calculated in recent years an even more perplexing result for the fine-tuning of the universe’s rate of expansion. He states that the margin of error was 1 in 10</text:span><text:span text:style-name="T38">55</text:span><text:span text:style-name="T69">. </text:span><text:span text:style-name="T38">10</text:span></text:p>
      <text:p text:style-name="P11"><text:span text:style-name="T69">What, then, does such a remarkable equilibrium indicate? Obviously this instance of “fine-tuning” cannot possibly be explained by chance; it must prove an intelligent design. Despite being a materialist, Paul Davies concedes:</text:span></text:p>
      <text:p text:style-name="P3"><text:span text:style-name="T53">It is hard to resist that the present structure of the universe, apparently so sensitive to minor alterations in the numbers, has been rather carefully thought out… The seemingly miraculous concurrence of numerical values that nature has assigned to her fundamental constants must remain the most compelling evidence for an element of cosmic design. </text:span><text:span text:style-name="T39">11</text:span></text:p>
      <text:p text:style-name="P11"><text:span text:style-name="T69">As we have seen, this conclusive data obtained by scientific means, led materialist Paul Davies to concede—whether he liked it or not—that the universe is the product of intelligent design. Or, in other words, that the universe was created.</text:span></text:p>
      <text:p text:style-name="P7"/>
      <text:p text:style-name="P7"/>
      <text:h text:style-name="P47" text:outline-level="3"><text:span text:style-name="T72">DISTANCES BETWEEN COSMIC OBJECTS</text:span></text:h>
      <text:p text:style-name="P4"/>
      <text:p text:style-name="P11"><text:span text:style-name="T69">As we know, our Planet Earth is part of a solar system of nine planets, the Earth being the third planet orbiting our medium sized star.</text:span></text:p>
      <text:p text:style-name="P11"><text:span text:style-name="T69">First, let’s understand the scale of this system. The Sun’s diameter is 103 times the Earth’s. To enable a comparison, image the Earth (whose true diameter is 12,200 kilometers, or 7,500 miles) as the size of a marble. In comparison, our Sun would be a sphere twice the size of a football. But what is really interesting is the distance between the two. On this scale, it would be 280 meters (920 feet). Planets at the outer reaches of the system would be many kilometers away from the sphere representing the Sun.</text:span></text:p>
      <text:p text:style-name="P11"><text:soft-page-break/><text:span text:style-name="T69">Yet the solar system’s huge size is actually modest when placed in context with the rest of our Milky Way Galaxy. It contains an estimated 250 </text:span><text:span text:style-name="T73">billion</text:span><text:span text:style-name="T69"> stars (or suns), the nearest of which is Alpha Centauri. If Earth and Sun are 280 meters (920 feet) apart, as in the above example, then on the same scale, Alpha Centauri would be a whopping 78,000 kilometers (48,500 miles) away.</text:span></text:p>
      <text:p text:style-name="P11"><text:span text:style-name="T69">Let’s shrink this scale down until the Earth becomes a dust particle barely visible to the naked eye. The Sun would then be the size of a walnut, three meters away from the Earth. On this new scale, Alpha Centauri would be 640 kilometers (400 miles) away. Yet the Milky Way Galaxy consists of 250 billion stars with even more phenomenal distances in between them. Our solar system is a mere speck in this spiral galaxy.</text:span></text:p>
      <text:p text:style-name="P11"><text:span text:style-name="T69">The Milky Way itself covers a relatively minute area within the universe, when we consider there are approximately 300 billion other such galaxies besides it, and that the distances between them are millions of times greater than between our Sun and Alpha Centauri.</text:span></text:p>
      <text:p text:style-name="P11"><text:span text:style-name="T69">The diffusion of heavenly objects throughout the universe and the spaces between them are necessary conditions for life on Earth. The distances between stars are arranged by cosmic forces in such a way as to make possible life on Earth. These distances have a direct effect on planets’ orbits and even their very existence. Were they any closer, gravitational attraction between stars would destabilize the planets' orbits, causing extreme fluctuation in temperatures. Had they been any farther, the distribution of heavier elements, shooting into space from supernovas, would have never reached the density required to form planets like our solid Earth. </text:span></text:p>
      <text:p text:style-name="P11"><text:span text:style-name="T69">The existing distances between stars are just right to permit the existence of solar systems like ours.</text:span></text:p>
      <text:p text:style-name="P11"><text:span text:style-name="T69">Michael Denton, a renowned Professor of Biochemistry, writes in his book</text:span><text:span text:style-name="T73"> Nature’s Destiny:</text:span><text:span text:style-name="T69"> </text:span></text:p>
      <text:p text:style-name="P3"><text:span text:style-name="T53">The distances between supernovae and indeed between all stars is critical for other reasons. The distance between stars in our galaxy is about 30 million miles. If this distance was much less, planetary orbits would be destabilized. If it was much more, then the debris thrown out by a supernova would be so diffusely distributed that planetary systems like our own would in all probability never form. If the cosmos is to be a home for life, then the flickering of the supernovae must occur at a very precise rate and the average distance between them, and indeed between all stars, must be very close to the actual observed figure. </text:span><text:span text:style-name="T39">12</text:span></text:p>
      <text:p text:style-name="P11"><text:span text:style-name="T69">In </text:span><text:span text:style-name="T73">The Symbiotic Universe</text:span><text:span text:style-name="T69">, astronomer George Greenstein writes about these mind-boggling distances:</text:span></text:p>
      <text:p text:style-name="P3"><text:span text:style-name="T53">Had the stars been somewhat closer, astrophysics would not have been so very different. The fundamental physical processes occurring within stars, nebulas, and the like would have proceeded unchanged. The appearance of our galaxy as seen from some far-distant vantage point would have been the same. About the only difference would </text:span><text:soft-page-break/><text:span text:style-name="T53">have been the view of the night time sky from the grass on which I lie, which would have been yet richer with stars. And oh, yes-one more small change: There would have been no me to do the viewing…All that waster space! On the other hand, in this very waste lies our safety. </text:span><text:span text:style-name="T39">13</text:span></text:p>
      <text:p text:style-name="P11"><text:span text:style-name="T69">The universe’s vast empty spaces, Greenstein explains, determine the value of physical variables that make human life on Earth possible and also prevent the Earth from colliding with other cosmic objects traveling through the universe.</text:span></text:p>
      <text:p text:style-name="P11"><text:span text:style-name="T69">In short, the distribution of stars in the universe is exactly as they must be for human existence on Earth. The vast empty spaces are not coincidental—they were created.</text:span></text:p>
      <text:p text:style-name="P11"><text:span text:style-name="T69">In many verses of the Qur’an, God reveals that the heavens and the Earth have been created for a purpose:</text:span></text:p>
      <text:p text:style-name="P33"/>
      <text:p text:style-name="P37"><text:span text:style-name="T53">We did not create the heavens and Earth and everything between them, except with truth. The Hour is certainly coming, so turn away graciously. (Qur’an, 15:85)</text:span></text:p>
      <text:p text:style-name="P1"/>
      <text:p text:style-name="P3"><text:span text:style-name="T56">We did not create the heavens and the Earth and everything between them as a game. We did not create them except with truth but most of them do not know it. (Qur’an, 44:38-39)</text:span></text:p>
      <text:p text:style-name="P1"/>
      <text:p text:style-name="P1"/>
      <text:h text:style-name="P47" text:outline-level="3"><text:span text:style-name="T82">THE MIRACULOUS FORMATION OF CARBON</text:span></text:h>
      <text:p text:style-name="P1"/>
      <text:p text:style-name="P3"><text:span text:style-name="T56">Carbon, the “element of life,” is produced only by miraculous nuclear reactions taking place in the core of huge stars. If there were no such reactions, there would not be carbon—or any other elements—in the universe and therefore, no life. We say “miraculous” because these transformations cannot take place under normal conditions, but require a combination of the most improbable factors.</text:span></text:p>
      <text:p text:style-name="P4"/>
      <text:p text:style-name="P11"><text:span text:style-name="T69">Carbon atoms are produced in the core of huge stars by a two-tier process. First, two helium atoms fuse to produce a transitional element with four protons and four neutrons called beryllium. When a third helium atom fuses with beryllium, they produce a carbon atom with six protons and neutrons. </text:span></text:p>
      <text:p text:style-name="P11"><text:span text:style-name="T69">The beryllium atom produced in the first stage of this process is different from the beryllium atoms found on Earth, since the element beryllium listed in our periodic table boasts one additional neutron. The unusual beryllium isotope found in red giants has long puzzled scientists, since it is extremely unstable, so much so that it disintegrates 0.000000000000001 (10</text:span><text:span text:style-name="T38">-15</text:span><text:span text:style-name="T69">) seconds after it was formed.</text:span></text:p>
      <text:p text:style-name="P11"><text:soft-page-break/><text:span text:style-name="T69">So how can this beryllium isotope become carbon, if it is effectively destroyed in the same instant it is formed? Do the helium atoms that fuse with the beryllium isotope do so by chance? Most certainly not, as this is more improbable than two bricks blown apart within the space of 0.000000000000001 seconds being joined a third, thus eventually forming a whole building.</text:span></text:p>
      <text:p text:style-name="P11"><text:span text:style-name="T69">Paul Davies describes this miraculous process as follows:</text:span></text:p>
      <text:p text:style-name="P3"><text:span text:style-name="T53">While investigating the nuclear reactions that lead to the formation of carbon in the stellar cores, [Fred] Hoyle was struck by the fact that the key reaction proceeds only because of a lucky fluke. Carbon nuclei are made by a rather tricky process involving the simultaneous encounter of three high-speed helium nuclei, which then stick together. Because of the rarity of triple-nucleus encounters, the reaction can proceed at a significant rate only at certain well-defined energies (termed “resonances”), where the reaction rate is substantially amplified by quantum effects. By good fortune, one of these resonances is positioned just about right to correspond to the sort of energies that helium nuclei have inside large stars. </text:span><text:span text:style-name="T39">14</text:span></text:p>
      <text:p text:style-name="P11"><text:span text:style-name="T69">Such a chemical reaction is beyond by coincidence—it’s impossible! But since Paul Davies is a sworn materialist, he tries to explain it away with a pointless and irrational reference to “good fortune.” Davies is aware of this miracle and does not conceal his bewilderment when explaining this process, but nevertheless adopts such unscientific and irrational terms as “lucky fluke” or “good fortune,” simply because he rejects Creation.</text:span></text:p>
      <text:p text:style-name="P11"><text:span text:style-name="T69">Inside red giants another miracle called double-resonance takes place. First, two helium atoms fuse to create beryllium, then within the space of 0.000000000000001 second, a third helium atom combines with the first two, to produce carbon.</text:span></text:p>
      <text:p text:style-name="P11"><text:span text:style-name="T69">George Greenstein explains why this double-resonance process is so extraordinary:</text:span></text:p>
      <text:p text:style-name="P3"><text:span text:style-name="T53">There are three quite separate structures in this story—helium, beryllium, and carbon—and two quite separate resonances. It is hard to see why these nuclei should work together so smoothly… Other nuclear reactions do not proceed by such a remarkable chain of lucky breaks…It is like discovering deep and complex resonances between a car, a bicycle, and a truck. Why should such disparate structures mesh together so perfectly? Upon this our existence, and that of every life form in the universe, depends.</text:span><text:span text:style-name="T39">15</text:span><text:span text:style-name="T53"> </text:span></text:p>
      <text:p text:style-name="P11"><text:span text:style-name="T69">As we have seen, Greenstein (another materialist scientist), explains this miracle of Creation with “a remarkable chain of lucky breaks;” a wholly unscientific approach. Exactly because this is an impossibly unlikely thing to happen by chance, Greenstein makes the analogy of a very complex and crucial resonance between a car, a bicycle and a truck. He fails to call this a miracle because of his materialist credentials.</text:span></text:p>
      <text:p text:style-name="P11"><text:span text:style-name="T69">Further, some other elements like oxygen were formed by such extraordinary processes of resonance. Fred Hoyle discovered these extraordinary processes, and in his book </text:span><text:span text:style-name="T73">Galaxies, Nuclei and Quasars</text:span><text:span text:style-name="T69">, he concluded that such precisely structured </text:span><text:soft-page-break/><text:span text:style-name="T69">processes could not have arisen through the work of coincidences. Despite being a sworn materialist, he conceded that such double resonances had to be the result of design. </text:span><text:span text:style-name="T38">16</text:span></text:p>
      <text:p text:style-name="P11"><text:span text:style-name="T69">In another article, he wrote:</text:span></text:p>
      <text:p text:style-name="P3"><text:span text:style-name="T53">If you wanted to produce carbon and oxygen in roughly equal quantities by stellar nucleosynthesis, these are the two levels you would have to fix, and your fixing would have to be just about where these levels are actually found to be…A commonsense interpretation of the facts suggests that a super intellect has monkeyed with physics, as well as chemistry and biology, and that there are no blind forces worth speaking about in nature. The numbers one calculates from the facts seem to me so overwhelming as to put this conclusion almost beyond question. </text:span><text:span text:style-name="T39">17</text:span></text:p>
      <text:p text:style-name="P11"><text:span text:style-name="T69">This miraculous process so affected Hoyle that he was convinced other scientists could not possibly ignore this clear fact:</text:span></text:p>
      <text:p text:style-name="P3"><text:span text:style-name="T53">I do not believe that any scientist who examined the evidence would fail to draw the inference that the laws of nuclear physics have been deliberately designed with regard to the consequences they produce inside the stars.</text:span><text:span text:style-name="T39">18</text:span><text:span text:style-name="T53"> </text:span></text:p>
      <text:h text:style-name="P48" text:outline-level="3"/>
      <text:h text:style-name="P48" text:outline-level="3"/>
      <text:h text:style-name="P47" text:outline-level="3"><text:span text:style-name="T82">THE BALANCE OF GRAVITATIONAL FORCES</text:span></text:h>
      <text:p text:style-name="P1"/>
      <text:p text:style-name="P3"><text:span text:style-name="T53">The physical laws of the universe are based on four primary forces: gravity, electromagnetism, and the so-called weak and strong nuclear forces. The values of each of the four have been fine-tuned to perfection for the universe as we know it to exist, and for human life.</text:span></text:p>
      <text:p text:style-name="P11"><text:span text:style-name="T69">Gravity is one of the most important forces affecting the universe’s order. Newton declared that this force was responsible not only for apples falling to the ground but also that this mysterious force kept the stars in their orbits. Einstein introduced a new and deeper perspective to this phenomenon, theorizing about how it forced huge stars to collapse and turn into black holes. Gravity also controls the expansion rate of the universe.</text:span></text:p>
      <text:p text:style-name="P11"><text:span text:style-name="T69">The force of gravity has a constant mathematical value that enabled the formation of the universe we live in.</text:span></text:p>
      <text:p text:style-name="P11"><text:span text:style-name="T69">Had this constant been a fraction greater than it is, the formation of stars in the universe would have accelerated to the point that where even the smallest stars would have reached a mass 1.4 times greater than that of our Sun. They would have then burned up so quickly and unpredictably that the necessary conditions for life on any planets orbiting them could not have developed. Life depends on stars as small as our own Sun.</text:span></text:p>
      <text:p text:style-name="P11"><text:span text:style-name="T69">Had the constant of gravity been a little greater than its current value, all stars of the universe would have already collapsed into black holes. Furthermore, gravitational </text:span><text:soft-page-break/><text:span text:style-name="T69">forces acting on even the smallest planets would have been so great that no life forms larger than insects could have survived.</text:span></text:p>
      <text:p text:style-name="P11"><text:span text:style-name="T69">At the other extreme, had the force of gravity been a fraction weaker, the largest stars in the universe could never have exceeded 0.8 times the mass of our Sun. These smaller stars would have burned long enough and been stable enough to support life on the planets orbiting them, but the heavy elements essential for the formation of planets and life could never have emerged in the first place. Iron and the other heavier elements can be created only in the cores of huge stars. Only stars of huge mass can produce and scatter beryllium—and other elements, necessary for the formation of planets and life—into interstellar space.</text:span></text:p>
      <text:p text:style-name="P11"><text:span text:style-name="T69">As you can see, even very small fluctuations in gravitational forces would have prevented the formation of life—and therefore, humans. Fluctuation of a slightly higher magnitude in gravitational forces would have caused the collapse of the universe within itself; a fraction smaller, and stars and galaxies could not have formed in the first place.</text:span></text:p>
      <text:p text:style-name="P11"><text:span text:style-name="T69">Obviously, since we do exist on Earth, none of these negative possibilities has taken place. Every detail of the universe has been designed and created according to a flawless plan, and in perfect order. Almighty God has created the universe we live in a series of extraordinary miracles and in unequalled harmony:</text:span></text:p>
      <text:p text:style-name="P33"/>
      <text:p text:style-name="P37"><text:span text:style-name="T53">He Who created the seven heavens in layers. You will not find any flaw in the creation of the All-Merciful. Look again—do you see any gaps? Then look again and again. Your sight will return to you dazzled and exhausted! (Qur’an, 67:3-4)</text:span></text:p>
      <text:h text:style-name="P47" text:outline-level="3"/>
      <text:h text:style-name="P51" text:outline-level="3"><text:span text:style-name="T82">HARMONY BETWEEN THE OTHER </text:span></text:h>
      <text:h text:style-name="P47" text:outline-level="3"><text:span text:style-name="T82">FORCES IN THE UNIVERSE</text:span></text:h>
      <text:p text:style-name="P33"/>
      <text:p text:style-name="P11"><text:span text:style-name="T69">Investigating the other forces acting on the universe besides gravity, we discover that they too have fine-tuned values balanced at crucially critical ratios.</text:span></text:p>
      <text:p text:style-name="P77"/>
      <text:p text:style-name="P78"><text:span text:style-name="T74">Electromagnetic Forces</text:span></text:p>
      <text:p text:style-name="P11"><text:span text:style-name="T69">As we all know, all living and non-living things are formed of the building blocks called atoms, which in turn are composed of protons and neutrons in their nuclei, and electrons that orbit the nucleus at high speed. The number of an atom’s protons determines its type. For instance, an atom with only one proton is hydrogen; an atom with two is helium, and one with 26 protons is called iron. The same is true for all other elements.</text:span></text:p>
      <text:p text:style-name="P11"><text:span text:style-name="T69">The protons in the atomic nucleus have a positive electrical charge, whereas the electrons orbiting it have a negative charge. This opposing electrical charge creates an attraction between protons and electrons, keeping the electrons in their orbit around the nucleus The force that binds the protons and electrons of opposing electrical charge is called the </text:span><text:span text:style-name="T73">electromagnetic force</text:span><text:span text:style-name="T69">.</text:span></text:p>
      <text:p text:style-name="P11"><text:span text:style-name="T69">The nature of electrons’ orbit around the nucleus determines the type of bonds that can exist between individual atoms and what type of molecules they can form.</text:span></text:p>
      <text:p text:style-name="P11"><text:span text:style-name="T69">Had the value of the electromagnetic force been a fraction smaller, fewer electrons could have been retained in orbit around atomic nuclei. Had it been slightly greater, no atom could bond with any other. Either way, the molecules necessary for life could never have been assembled.</text:span></text:p>
      <text:p text:style-name="P77"/>
      <text:p text:style-name="P78"><text:span text:style-name="T74">Strong Nuclear forces</text:span></text:p>
      <text:p text:style-name="P11"><text:span text:style-name="T69">The so-called “strong” nuclear force holds together the protons in the nuclei of atoms. As already mentioned, protons are particles with a positive electrical charge. According to the laws of electromagnetism, particles of opposing electrical charge attract one another, and those of the same charge repel each other. In other words, protons and electrons attract one another, while protons repel other protons—and electrons repel other electrons.</text:span></text:p>
      <text:p text:style-name="P11"><text:span text:style-name="T69">In the nuclei of many larger atoms, tens of protons are found clustered together. Under normal circumstances, any protons brought together should have repelled one another into space with great force. But not so: Protons stay clustered together with great consistency, because an even greater force acts on them than of electromagnetism, which would have them repel one another.</text:span></text:p>
      <text:p text:style-name="P11"><text:span text:style-name="T69">This so-called strong nuclear force is the strongest force in the universe. Its great power can be unleashed by detonating atomic or hydrogen bombs. This source of energy has been fueling the Sun for the past 4.5 billion years and has been calculated to </text:span><text:soft-page-break/><text:span text:style-name="T69">continue to do so for another five billion years. The mathematical value of this extraordinary force is one of the universe’s most critical. Changes of a few percentage points to the value of the strong nuclear force’s constant would have forestalled the formation of carbon, the building block of life. Slightly higher fluctuations would alter all present laws of physics and wreck the harmony and order in the universe.</text:span></text:p>
      <text:p text:style-name="P11"><text:span text:style-name="T69">The balance between the strong nuclear force holding atomic nuclei together and electromagnetism, rests on the most precise values.</text:span></text:p>
      <text:p text:style-name="P11"><text:span text:style-name="T69">Had the strong nuclear force been even slightly weaker, it could not have held together the cluster of protons in the nuclei. Because of electromagnetic forces acting on them, they would have repelled one another into space. That would have made impossible the formation of atoms with more than one proton. Therefore, the only possible element in the universe would have been hydrogen.</text:span></text:p>
      <text:p text:style-name="P11"><text:span text:style-name="T69">On the other hand, had the strong nuclear force been only a fraction larger in relation to the electromagnetic force, the element hydrogen with its single proton could never have been formed. The strong nuclear force would have dominated the electromagnetic force, so that every proton in the universe would have shown a tendency to cluster. As we have just said, hydrogen with its single proton could not have emerged. In this case, even if stars and galaxies had formed, they would have had totally different properties. Clearly, if these elementary forces were not balanced just as they are, no supernova, star, planet or atom could have been formed—and consequently, no life either.</text:span><text:span text:style-name="T38">19</text:span><text:span text:style-name="T69"> </text:span></text:p>
      <text:p text:style-name="P77"/>
      <text:p text:style-name="P78"><text:span text:style-name="T74">The Weak Nuclear Force</text:span></text:p>
      <text:p text:style-name="P11"><text:span text:style-name="T69">The remaining one of the four elementary forces also has a precisely determined constant value. This force is carried by some sub-atomic particles and causes a form of radioactive breakup. One example of this type of radioactive “split” is when a neutron breaks up to release three particles—one proton, one electron and one anti-neutron. </text:span></text:p>
      <text:p text:style-name="P11"><text:span text:style-name="T69">As you can see from this example, the neutron—one of the fundamental particles in the atomic nucleus—is actually comprised by the combination of three other, smaller particles. The weak nuclear force causes the neutron to break up into its component particles; and it too has a precise value that keeps this order and harmony intact.</text:span></text:p>
      <text:p text:style-name="P11"><text:span text:style-name="T69">If the weak nuclear force’s value were even fractionally greater, neutrons would break up more readily and thus become a rarity throughout the universe. In such a case, hardly if any helium, with two neutrons in its nucleus, could have been created since the Big Bang. As we know, helium is the second lightest element after hydrogen, and so without the necessary helium, the heavier elements essential for life could not have been produced in the nuclear core of stars. As stated before, heavier elements like carbon, oxygen and iron are produced by the fusion of helium nuclei in the core of huge stars. In short, helium is the “raw material” of heavier elements. Without helium, no heavier elements necessary for the formation of life could have come about.</text:span></text:p>
      <text:p text:style-name="P11"><text:soft-page-break/><text:span text:style-name="T69">On the other hand, if the weak nuclear force were weaker by even a fraction, then most, if not all of the hydrogen from the Big Bang would have been transformed into helium. That, in turn would have increased to abnormal levels the quantity of heavier elements in the core of stars. This would have made life impossible.</text:span></text:p>
      <text:p text:style-name="P11"><text:span text:style-name="T69">One factor that makes the weak nuclear force so critical is its effect on the subatomic particles called neutrinos. These particles play a vital role in the supernova explosions that blast into space the heavier elements necessary for life. This weak nuclear force is the only force able to act on neutrinos.</text:span></text:p>
      <text:p text:style-name="P11"><text:span text:style-name="T69">If the “weak” nuclear force were any weaker, neutrinos could move freely without being affected by gravitational forces. During a supernova’s explosion, consequently, they would be able to escape without reacting with the outer spheres of the star, thus preventing heavier elements from being ejected into space. But had the weak nuclear forces been greater, neutrinos would have remained trapped in the center of supernovas and again, couldn’t have let the heavier elements be ejected into space.</text:span></text:p>
      <text:p text:style-name="P11"><text:span text:style-name="T69">Paul Davies states that the elementary laws of physics have been optimized for human existence, and that if their quantitative values had been slightly different, our universe would have become an altogether different place. He continues:</text:span></text:p>
      <text:p text:style-name="P3"><text:span text:style-name="T53">Had nature opted for a slightly different set of numbers, the world would be a very different place. Probably we would not be here to see it…Recent discoveries about the primeval cosmos oblige us to accept that the expanding universe has been set up in its motion with a cooperation of astonishing precision. </text:span><text:span text:style-name="T39">20</text:span></text:p>
      <text:p text:style-name="P11"><text:span text:style-name="T69">Arno Penzias, who, along with Robert Wilson detected the cosmic background radiation for the first time, which effort earned them the Nobel price in 1965, makes the following statement about this extraordinary design:</text:span></text:p>
      <text:p text:style-name="P3"><text:span text:style-name="T53">Astronomy leads us to a unique event, a universe which was created out of nothing, one with the very delicate balance needed to provide exactly the conditions required to permit life, and one which has underlying (one might say "supernatural") plan. </text:span><text:span text:style-name="T39">21</text:span></text:p>
      <text:p text:style-name="P11"><text:span text:style-name="T69">Robert Astrow, founder and former director of NASA’s Goddard Institute for Space Studies, expresses this as follows:</text:span></text:p>
      <text:p text:style-name="P3"><text:span text:style-name="T53">Thus, according to the physicist and the astronomer, it appears that the Universe was constructed within very narrow limits, in such a way that man could dwell in it. This result is called the anthropic principle. It is the most theistic result ever to come out of science, in my view... </text:span><text:span text:style-name="T39">22</text:span></text:p>
      <text:p text:style-name="P11"><text:span text:style-name="T69">As we have explained elsewhere in great detail, the forces acting on the universe, within their own ratios as well as the balances existing between them are miracles that cannot be explained by chance. The numerical values, responsible for the harmonious balances in the universe, do not fluctuate by even one or two percentage points. And these extraordinary balances have been preserved without a hitch since the first day of the universe, making them even more remarkable. As Astrow points out, these facts all prove that the universe has been designed diligently and its precise order was given. </text:span><text:soft-page-break/><text:span text:style-name="T69">Such a miraculous order certainly could not have come about by itself, coincidentally. To claim that it formed and organized itself would be irrational. This flawless order has been formed and organized by God, the infinitely Wise and Mighty Creator.</text:span></text:p>
      <text:p text:style-name="P7"/>
      <text:h text:style-name="P48" text:outline-level="3"/>
      <text:h text:style-name="P47" text:outline-level="3"><text:span text:style-name="T82">THE MAGNIFICENT HARMONY BETWEEN </text:span></text:h>
      <text:h text:style-name="P47" text:outline-level="3"><text:span text:style-name="T82">PROTONS AND ELECTRONS</text:span></text:h>
      <text:p text:style-name="P60"/>
      <text:p text:style-name="P69"><text:span text:style-name="T74">The Harmony in Electric Charges</text:span></text:p>
      <text:p text:style-name="P11"><text:span text:style-name="T69">In terms of both mass and volume, protons are much larger than electrons. A proton’s mass is 1,836 times that of an electron. To make the comparison more visual, if an electron were the size of a hazelnut, a proton would be the size of a human being. In other words, electrons and protons are highly dissimilar. .</text:span></text:p>
      <text:p text:style-name="P11"><text:span text:style-name="T69">Interestingly, though, they carry equal electrical charges, except that one is positive the other negative, such that an atom’s electrical charges are balanced. Nothing forces or requires this equality: If anything, their electric charges should reflect their respective physical characteristics; i.e., the electron’s charge should be smaller than the proton’s, in proportion to its smaller size.</text:span></text:p>
      <text:p text:style-name="P11"><text:span text:style-name="T69">But what would have happened if the electric charge of proton and electron were not equal?</text:span></text:p>
      <text:p text:style-name="P11"><text:span text:style-name="T69">Every atom in the universe would have carried a positive electric charge, because of their more massive protons. As a consequence, all atoms would have repelled one another.</text:span></text:p>
      <text:p text:style-name="P11"><text:span text:style-name="T69">What if this were to happen now, with all the atoms in the universe repelling one another?</text:span></text:p>
      <text:p text:style-name="P11"><text:span text:style-name="T69">The results would be extraordinary. Let’s begin with the changes to your body that would take place. If such were to occur, your arms and the hands that hold this book would disintegrate at once. Not only your hands and arms, but also your legs, head, eyes, teeth—in short, every bit of your body would just disintegrate into thin air. The room you are in, as well as the world outside, would disappear—together with all the seas and mountains and the planets of the solar system. They all would be irretrievably lost. What we call the universe would be a chaos of atoms repelling each other..</text:span></text:p>
      <text:p text:style-name="P11"><text:span text:style-name="T69">What is the imbalance between the electric charges of protons and electrons needed for such a disaster to take place? If the difference were small as a percentage point, would this disaster still happen, or is the critical limit more like only one thousandth? In his book </text:span><text:span text:style-name="T73">Symbiotic Universe</text:span><text:span text:style-name="T69">, George Greenstein has the following to say: </text:span></text:p>
      <text:p text:style-name="P3"><text:span text:style-name="T53">Small things like stones, people, and the like would fly apart if the two charges differed by as little as one part in 100 billion. Larger structures like the Earth and the Sun require for their existence a yet more perfect balance of one part in a billion billion. </text:span><text:span text:style-name="T39">23</text:span></text:p>
      <text:p text:style-name="P2"/>
      <text:p text:style-name="P3"><text:soft-page-break/><text:span text:style-name="T75">The Harmony in Numbers</text:span></text:p>
      <text:p text:style-name="P11"><text:span text:style-name="T69">The proportion of protons to electrons in the universe is most important. This ratio permits the delicate balance between the mass gravitational and electromagnetic forces. While the universe was still less than one second old, anti-protons eliminated an equal number of protons—their oppositely-charged counterparts—, leaving behind a specific remaining number of protons, to form the building blocks of our present-day universe. The same thing happened between electrons and positrons (anti-electrons). Astonishingly, the numbers of protons and electrons remaining is the same, with only the very smallest difference between them: 1 in 10</text:span><text:span text:style-name="T38">37</text:span><text:span text:style-name="T69">. </text:span></text:p>
      <text:p text:style-name="P11"><text:span text:style-name="T69">This equality is essential for the universe’s electromagnetic equilibrium, because any imbalance in the number of protons and electrons would have caused same-charged particles to repel one another into the distance. Sub-atomic particles would not have been able to form atoms, which in turn could not have formed stars and the matter in the universe. Galaxies, stars and planets—including our Earth, so perfect for life—would never have come into existence.</text:span></text:p>
      <text:p text:style-name="P7"/>
      <text:p text:style-name="P7"/>
      <text:p text:style-name="P10"><text:span text:style-name="T71">A MIND-BOGGLING PROBABILITY</text:span></text:p>
      <text:p text:style-name="P4"/>
      <text:p text:style-name="P11"><text:span text:style-name="T69">When all physical variables are considered together, what is the likelihood of a universe able to support life like ours to form by chance? Perhaps one in a billion billion, or one in a trillion trillion, or even less?</text:span></text:p>
      <text:p text:style-name="P11"><text:span text:style-name="T69">This number was calculated by renowned mathematician Roger Penrose, a close colleague of Stephen Hawking. He considered all physical variables, accounted for all their possible sequencing combinations, and among all the other possible outcomes of the Big Bang, he computed the probability of the formation of a life-sustaining environment. </text:span></text:p>
      <text:p text:style-name="P11"><text:span text:style-name="T69">Penrose’s calculations yielded the following result: 10</text:span><text:span text:style-name="T38">123</text:span><text:span text:style-name="T69"> over 10. What this number actually means is difficult to comprehend. The number expressed as 10</text:span><text:span text:style-name="T38">123</text:span><text:span text:style-name="T69"> in mathematical terms has 123 zeros following the number 1. (This is already a number greater than the total of all the atoms in the universe, of which there are approximately 10</text:span><text:span text:style-name="T38">78</text:span><text:span text:style-name="T69">). But the number calculated by Penrose is far greater for it has 10</text:span><text:span text:style-name="T38">123 </text:span><text:span text:style-name="T69">zeros following the number 1. </text:span></text:p>
      <text:p text:style-name="P11"><text:span text:style-name="T69">We can try to make sense of this literally astronomical number with a few examples. 10</text:span><text:span text:style-name="T38">3</text:span><text:span text:style-name="T69"> is another way to express the number 1,000. 10</text:span><text:span text:style-name="T38">3</text:span><text:span text:style-name="T69"> over ten, on the other hand, is a number formed by 1,000 zeros placed to the right of the 1. Nine zeros next to the 1 make a billion. Twelve zeros following the 1 make a trillion, but a number with 10</text:span><text:span text:style-name="T38">123</text:span><text:span text:style-name="T69"> zeros after the 1 is a number with no name or definition in mathematics.</text:span></text:p>
      <text:p text:style-name="P11"><text:span text:style-name="T69">In mathematics, a probability smaller than 1 in 10</text:span><text:span text:style-name="T38">50</text:span><text:span text:style-name="T69"> is considered “zero probability,” yet it is a number far greater than a trillion times trillion times trillion. In </text:span><text:soft-page-break/><text:span text:style-name="T69">short, the statistic that Penrose calculated tells us that it is impossible to explain the universe by chance. About his number, which lies far beyond the limits of our comprehension, he says the following:</text:span></text:p>
      <text:p text:style-name="P3"><text:span text:style-name="T53">This now tells how precise the Creator's aim must have been, namely to an accuracy of one part in 10</text:span><text:span text:style-name="T39">10 </text:span><text:span text:style-name="T53">. This is an extraordinary figure. One could not possibly even write the number down in full in the ordinary denary notation: it would be 1 followed by 10</text:span><text:span text:style-name="T39">123</text:span><text:span text:style-name="T53"> successive 0's. Even if we were to write a 0 on each separate proton and on each separate neutron in the entire universe—and we could throw in all the other particles for good measure—we should fall far short of writing down the figure needed. </text:span><text:span text:style-name="T39">24</text:span></text:p>
      <text:p text:style-name="P11"><text:span text:style-name="T69">The universe we live in was formed as a probability of 1 in a number way beyond mathematical definition, and in just the necessarily perfect proportions. This is a clear proof of creation. No doubt, the fact that we live in such a perfect universe is not the result of blind coincidences, nor the doing of senseless atoms. The entire universe, with all its flawless systems and all the things and beings it contains, came into existence by the perfect creation of our Lord God.</text:span></text:p>
      <text:p text:style-name="P7"/>
      <text:p text:style-name="P7"/>
      <text:p text:style-name="P12"/>
      <text:p text:style-name="P15"><text:span text:style-name="T66">CHAPTER –2</text:span></text:p>
      <text:p text:style-name="P12"><text:span text:style-name="T66">THE SOLAR SYSTEM AND THE MIRACULOUS ORDER IN</text:span></text:p>
      <text:p text:style-name="P12"><text:span text:style-name="T66">THE CREATION OF THE EARTH</text:span></text:p>
      <text:p text:style-name="P5"/>
      <text:p text:style-name="P5"/>
      <text:h text:style-name="P47" text:outline-level="3"><text:span text:style-name="T82">THE LOCATION OF THE SOLAR </text:span></text:h>
      <text:h text:style-name="P47" text:outline-level="3"><text:span text:style-name="T82">SYSTEM IN THE GALAXY</text:span></text:h>
      <text:h text:style-name="P45" text:outline-level="3"/>
      <text:p text:style-name="P11"><text:span text:style-name="T69">The location of our solar system in the Milky Way is the product of awe-inspiring order and flawless design. Its trajectory is far from the center of the galaxy, and outside its spiraling arms.</text:span></text:p>
      <text:p text:style-name="P11"><text:span text:style-name="T69">Stars and planets in a spiral galaxy like the Milky Way are structured around the bloated core. The spiraling arms move away from the center of the galaxy at a consistent angle and plane. The spaces between these arms contain only a negligent number of solar systems—and our own solar system is one of these rare examples.</text:span></text:p>
      <text:p text:style-name="P11"><text:span text:style-name="T69">Is it somehow relevant that our solar system is located between the spiral arms of the galaxy?</text:span></text:p>
      <text:p text:style-name="P11"><text:span text:style-name="T69">First, it means that we are far removed from the gases and other debris contained in the spiraling arms, giving us a clean, clear view of the universe from where we are. Had our solar system been located inside these spiral arms, our view would have been considerably obscured. As Michael Denton writes in his book </text:span><text:span text:style-name="T73">Nature’s Destiny</text:span><text:span text:style-name="T69">,</text:span></text:p>
      <text:p text:style-name="P3"><text:span text:style-name="T53">What is so striking is that the cosmos appears to be not just supremely fit for our own being and for our biological adaptations, but also for our understanding... Because of the position of our solar system on the edge of the galactic rim, we can gaze farther into the night to distant galaxies and gain knowledge of the overall structure of the cosmos. Were we positioned in the center of a galaxy, we would never look on the beauty of a spiral galaxy nor would we have any idea of the structure of our universe. </text:span><text:span text:style-name="T39">25</text:span></text:p>
      <text:p text:style-name="P11"><text:span text:style-name="T69">Normally, stars located between spiral arms cannot maintain their position for prolonged periods of time, since they are eventually absorbed into the spirals. Yet our solar system has maintained its orbit between the galaxy’s spiral arms for the past 4.5 billion years.</text:span></text:p>
      <text:p text:style-name="P11"><text:span text:style-name="T69">Our location’s stability is due to the fact that our Sun is one of very few stars positioned on the trajectory called “galactic co-rotation radius.”</text:span></text:p>
      <text:p text:style-name="P11"><text:span text:style-name="T69">For a star to maintain its position between two spiral arms depends on its distance from the core of the galaxy. In other words, it needs to be on the co-rotation radius, so that it travels around the center at the same speed as do the spiral arms.</text:span><text:span text:style-name="T38">26 </text:span><text:span text:style-name="T69">Among our galaxy’s billions of stars, only our Sun has both this special position as well as the required velocity.</text:span></text:p>
      <text:p text:style-name="P11"><text:soft-page-break/><text:span text:style-name="T69">Our position, outside of the spiral arms where stars cluster, is also the safest place in the universe, since here we are removed from gravitational forces that could destabilize the orbits of planets.</text:span></text:p>
      <text:p text:style-name="P11"><text:span text:style-name="T69">Also, we are out of reach of the deadly effects of supernova explosions. In any other part of the galaxy, our Earth could not have survived the 4.5 billion years it took to make it a place suitable for human life.</text:span></text:p>
      <text:p text:style-name="P11"><text:span text:style-name="T69">Thanks to the creation of our solar system in this special position, life—and human life—can be sustained on Earth. This is the reason why we can investigate the universe we live in and observe the unequalled, supreme, spectacular artistry in God’s creation.</text:span></text:p>
      <text:p text:style-name="P11"><text:span text:style-name="T69">The location of our solar system, just like the laws of physics governing the universe, is proof that it was designed for human existence.</text:span></text:p>
      <text:p text:style-name="P7"/>
      <text:p text:style-name="P7"/>
      <text:h text:style-name="P47" text:outline-level="3"><text:span text:style-name="T82">THE PRECISE ORDER IN OUR SOLAR SYSTEM</text:span></text:h>
      <text:p text:style-name="P4"/>
      <text:p text:style-name="P11"><text:span text:style-name="T69">The solar system that is home to our Earth is one of the best places to observe the universe’s precise order and harmony. The unequalled order that controls all planets, large or small, within the solar system has been responsible for its stability over the past 4.5 billion years.</text:span></text:p>
      <text:p text:style-name="P11"><text:span text:style-name="T69">In our solar system, there are nine planets, and orbiting them are the 54 satellites discovered so far. Beginning with the nearest to the Sun, these planets are: Mercury, Venus, Earth, Mars, Jupiter, Saturn, Neptune, Uranus and Pluto. Out of all these planets and their satellites, Earth is the only one with a surface and atmosphere suitable for life.<text:tab/></text:span></text:p>
      <text:p text:style-name="P11"><text:span text:style-name="T69">The balance between the Sun’s gravity and any planet’s centrifugal force prevents it from being flung out into space. The Sun’s massive gravitational force attracts the planets, which can only withstand this force and not fall into the Sun’s nuclear furnace because of the centrifugal forces their motion creates. If the planets’ speed were a little slower in their orbits, however, they would be rapidly pulled into towards the Sun, which would swallow them up.</text:span></text:p>
      <text:p text:style-name="P11"><text:span text:style-name="T69">The opposite is also possible. Were the planets to rotate any faster, the Sun’s gravitational forces would not be powerful enough to keep them in their orbits and they would be cast out into space. However, a fine balance between these forces exists, and the solar system preserves it.</text:span></text:p>
      <text:p text:style-name="P11"><text:span text:style-name="T69">This balance of forces differs separately for each planet in any solar system, since their respective distances to the Sun vary. Their masses are different too, which means that they must revolve around the Sun at different velocities in order to maintain their equilibrium. The same balanced forces exist for the Earth.</text:span></text:p>
      <text:p text:style-name="P11"><text:span text:style-name="T69">The latest discoveries in astronomy reveal that the existence of other planets in our solar system is vital for the Earth’s safety and orbit. The system’s largest planet, Jupiter, is a good example. With its exact location within the system, it plays a crucial role in </text:span><text:soft-page-break/><text:span text:style-name="T69">maintaining the Earth’s balance. Recent astrophysical calculations reveal that Jupiter’s present orbit is partly responsible for the consistency of the other planets’ orbits within the solar system </text:span></text:p>
      <text:p text:style-name="P11"><text:span text:style-name="T69">Huge planets like Jupiter have been discovered in many other solar systems, but they are far from having a stabilizing influence on their systems or from protecting any other, smaller planets therein. Peter D. Ward, a Professor of Geological Sciences at the University of Washington, says:</text:span></text:p>
      <text:p text:style-name="P3"><text:span text:style-name="T53">All the Jupiters seen today are bad Jupiters. Ours is the only good one we know of. And it’s got to be good, or you’re thrown out into dark space or into your sun.</text:span><text:span text:style-name="T39">27</text:span></text:p>
      <text:p text:style-name="P11"><text:span text:style-name="T69">Another reason why Jupiter is so important for us is that if it did it not exist, there would be no life on Earth, due to the high number of meteorite impacts our planet would be exposed to. The magnetic field created by Jupiter’s huge mass bends the trajectory of comets and meteorites entering the solar system and prevents them from targeting the Earth. Jupiter acts as a protective gravitational shield for the Earth.</text:span></text:p>
      <text:p text:style-name="P11"><text:span text:style-name="T69">Yet another way Jupiter protects the Earth is revealed by astronomer George Wetherhill in his article entitled “How Special Jupiter Is”:</text:span></text:p>
      <text:p text:style-name="P3"><text:span text:style-name="T53">Without a large planet positioned precisely where Jupiter is, the earth would have been struck a thousand times more frequently in the past by comets and meteors and other interplanetary debris. If it were not for Jupiter, we wouldn't be around to study the origin of the solar system. </text:span><text:span text:style-name="T39">28</text:span></text:p>
      <text:p text:style-name="P11"><text:span text:style-name="T69">It has been calculated that the Earth-Moon planetary system also plays a vital role in preserving balance in the solar system. In the absence of this duo, Jupiter’s huge mass would cause great instability to inner planets like Mercury and Venus; with the result that their orbits would approach one another closer and closer. This in turn would force Mercury out of the solar system and alter the orbit of Venus. Scientists developed a computer model of the solar system, clearly revealing that the order and consistency preserved for billions of years was only possible only by the ideal mass and positioning of planets within the solar system. With the slightest change to the existing order within this system, our solar system, including the Earth, could not exist.</text:span></text:p>
      <text:p text:style-name="P11"><text:span text:style-name="T73">The Astronomical Journal</text:span><text:span text:style-name="T69"> described the extraordinary design inherent in our solar system in its November, 1998 issue: </text:span></text:p>
      <text:p text:style-name="P3"><text:span text:style-name="T53">Our basic finding is nevertheless an indication of the need for some sort of rudimentary "design" in the solar system to ensure long-term stability… </text:span><text:span text:style-name="T39">29</text:span></text:p>
      <text:p text:style-name="P11"><text:span text:style-name="T69">In short, our solar system’s structure has been designed specifically for human life. God reveals His miraculous Creation in many verses of the Qur’an and commands us to ponder them:</text:span></text:p>
      <text:p text:style-name="P33"/>
      <text:p text:style-name="P37"><text:span text:style-name="T53">He has made night and day subservient to you, and the Sun and Moon and stars, all subject to His command. There are certainly Signs in that for people who use their intellect. (Qur’an, 16:12)</text:span></text:p>
      <text:p text:style-name="P34"><text:soft-page-break/></text:p>
      <text:p text:style-name="P34"/>
      <text:h text:style-name="P47" text:outline-level="3"><text:span text:style-name="T72">THE SIZE OF THE EARTH AND </text:span></text:h>
      <text:h text:style-name="P47" text:outline-level="3"><text:span text:style-name="T72">THE IDEAL PROPORTIONS IN ITS INTERIOR</text:span></text:h>
      <text:p text:style-name="P4"/>
      <text:p text:style-name="P11"><text:span text:style-name="T69">Equally as important as the Earth’s distance from the Sun, and rate of rotation is its size and composition, just right for forming and sustaining life.</text:span></text:p>
      <text:p text:style-name="P11"><text:span text:style-name="T69">When we compare the Earth to Mercury (only 8% of the Earth’s mass) and Jupiter (318 times the Earth’s mass), we see that planets span a wide range in terms of size. Considering this it is obvious that the Earth couldn’t be of just the right mass by coincidence.</text:span></text:p>
      <text:p text:style-name="P11"><text:span text:style-name="T69">Investigating the properties of the planet we live on, </text:span></text:p>
      <text:p text:style-name="P11"><text:span text:style-name="T69">American geologists Frank Press and Raymond Siever write the following:</text:span></text:p>
      <text:p text:style-name="P3"><text:span text:style-name="T53">And Earth's size was just about right—not too small as to lose its atmosphere because its gravity was too small to prevent gasses from escaping into space, and not so large that its gravity would hold on to too much atmosphere, including harmful gases. </text:span><text:span text:style-name="T39">31</text:span></text:p>
      <text:p text:style-name="P11"><text:span text:style-name="T69">Besides the mass of the Earth, its internal composition is also designed specifically to support life. Because of its inner core of iron, Earth has a magnetic field, which is crucial for the preservation of life. Press and Siever explain:</text:span></text:p>
      <text:p text:style-name="P3"><text:span text:style-name="T53">The earth's interior is a gigantic but delicately balanced heat engine fueled by radioactivity …Were it running more slowly, geological activity would have proceeded at a slower pace. Iron might not have melted and sunk to form the liquid core, and the magnetic field would never have developed…if there had been more radioactive fuel and a faster running engine, volcanic gas and dust would have blotted out the Sun, the atmosphere would have been oppressively dense, and the surface would have been racked by daily earthquakes and volcanic explosions.</text:span><text:span text:style-name="T39"> 32</text:span></text:p>
      <text:p text:style-name="P11"><text:span text:style-name="T69">The magnetic field that Press and Siever describe is vital for our survival. It is caused by the core of the Earth which is composed of heavy, magnetic metals like iron and nickel. The inner core is solid and the outer core, liquid. These two layers rotate around one another, and their motion crea</text:span></text:p>
      <text:p text:style-name="P11"><text:span text:style-name="T69">tes the magnetic field, which radiates far beyond the Earth’s atmosphere and protects the planet from the dangers of outer space. Deadly cosmic radiation emitted from stars including our own Sun cannot penetrate this protective shield. The Van Allan belts, tens of thousands of kilometers above the Earth, provide more protection from such deadly radiation.</text:span></text:p>
      <text:p text:style-name="P11"><text:span text:style-name="T69">The Earth is sometimes exposed to massive bursts of cosmic radiation. These plasma clouds have been calculated to have energy equivalent to 100 billion Hiroshima bombs, but only 0.1% of it gets past the Earth’s magnetic field and that is absorbed by the Earth’s atmosphere in any case. The electrical energy needed to produce this </text:span><text:soft-page-break/><text:span text:style-name="T69">magnetic field is a current of 1 billion amperes, which is close to the total electrical energy produced by mankind since history began.</text:span></text:p>
      <text:p text:style-name="P11"><text:span text:style-name="T69">If not for the Earth’s magnetic shield, life on Earth would be destroyed by deadly radiation or would never have formed in the first place. However, since the core of the Earth has just the right properties, as Press and Siever point out, the world we live in, is protected in this way.</text:span></text:p>
      <text:p text:style-name="P7"/>
      <text:p text:style-name="P7"/>
      <text:p text:style-name="P10"><text:span text:style-name="T71">THE EARTH’S TEMPERATURE IS WITHIN </text:span></text:p>
      <text:p text:style-name="P10"><text:span text:style-name="T71">A NARROW BUT SPECIAL SPECTRUM</text:span></text:p>
      <text:p text:style-name="P4"/>
      <text:p text:style-name="P11"><text:span text:style-name="T69">Frank Press and Raymond Siever also explain the fine-tuning of the Earth’s surface temperature. As they say:</text:span></text:p>
      <text:p text:style-name="P3"><text:span text:style-name="T53">Life as we know it is possible over a very narrow temperature interval. This interval is perhaps 1 or 2 percent of the range between a temperature of absolute zero and the surface temperature of the Sun. </text:span><text:span text:style-name="T39">33</text:span></text:p>
      <text:p text:style-name="P11"><text:span text:style-name="T69">Preserving this temperature range depends as much on the heat emitted by the Sun as on the distance between the Sun and the Earth. It has been calculated that only a 10% decrease in the solar energy reaching the Earth would result in the Earth’s surface being covered by a layer of ice covering, many meters thick. Likewise, if a little more energy reached the Earth, all living beings would roast.</text:span></text:p>
      <text:p text:style-name="P11"><text:span text:style-name="T69">The Earth’s ideal temperature is as crucial as its balanced diffusion; and this balance is achieved by special means. For instance, the Earth’s axis is tilted by 23” 27’. This prevents the buildup of extreme heat that could prevent the formation of the atmosphere between the poles and the equator. If the axis was not tilted by this degree, the temperature difference between the equator and the poles would increase dramatically thus making the Earth an uninhabitable place.</text:span></text:p>
      <text:p text:style-name="P11"><text:span text:style-name="T69">The Earth’s rotation around its own axis aids in the balanced distribution of heat. Each rotation takes only 24 hours, which factor is responsible for short days and nights. This is why the temperature difference between day and night is relatively small in comparison to Mercury’s, where a single day is longer than one year. In other words, one rotation of Mercury around its axis takes longer than one rotation around the Sun. Temperature can fluctuate by as much as 1,000</text:span><text:span text:style-name="T38">o</text:span><text:span text:style-name="T69"> C (1,832 </text:span><text:span text:style-name="T38">o</text:span><text:span text:style-name="T69"> F) between Mercurial day and night.</text:span></text:p>
      <text:p text:style-name="P11"><text:span text:style-name="T69">The Earth’s shape, too, has been created to aid the heat distribution. The temperature difference between the poles and the equator is approximately 100</text:span><text:span text:style-name="T38">o</text:span><text:span text:style-name="T69"> C (212</text:span><text:span text:style-name="T38">o</text:span><text:span text:style-name="T69"> F). If such a difference were to occur on a smooth sphere, storms at speeds of up to 1,000 km/h (621 miles/hour) would wreak havoc across the Earth. However, the world has been provided with obstacles such as mountain chains and oceans to break up the path of such potential strong air currents. These are, from east to west, the Himalayas </text:span><text:soft-page-break/><text:span text:style-name="T69">beginning in China, the Taurus Mountains in Anatolia, and the Alps in Western Europe; the Atlantic Ocean in the West, and the Pacific in the East. Excess heat produced around the equator is modified toward the north and south as the ocean waters balance temperature fluctuations in a gradual, controlled manner.</text:span></text:p>
      <text:p text:style-name="P11"><text:span text:style-name="T69">There are also self-regulating climate control mechanisms. For instance, if any particular area is exposed to excessive heat, water evaporation increases accordingly. Clouds condense in the sky, reflecting some of the Sun’s radiation and thus preventing any further increase of surface temperatures.</text:span></text:p>
      <text:p text:style-name="P11"><text:span text:style-name="T69">Many independent factors such as the Earth’s distance to the Sun, its speed of rotation, angle of axis, and surface structures all play their part in keeping surface temperature at levels necessary to sustain life as well as even out heat distribution.</text:span></text:p>
      <text:p text:style-name="P11"><text:span text:style-name="T69">Those who reject the notion that the distance between the Sun and the Earth is intentional argue that many stars in the universe, both larger and smaller than our own Sun, have their own planetary systems. If a star is much more massive than our Sun, than any planet ideal for life would need to be at a greater distance than is the Sun from the Earth. For instance, a planet orbiting a red giant at a distance of our Pluto could have a mild climate suitable for life, like the one we enjoy here on Earth.</text:span></text:p>
      <text:p text:style-name="P11"><text:span text:style-name="T69">But this proposition is invalid for one very important reason: It does not take into account that stars of different mass emit different radiation. A star’s mass, correlated to its surface temperature, determines the wavelength of its emitted radiation. For instance, our Sun’s surface temperature of around 6,000</text:span><text:span text:style-name="T38">o</text:span><text:span text:style-name="T69">C is responsible for the emission of ultraviolet, visible light and infrared radiation. Had its mass had been greater, its surface temperature should have been greater too. </text:span></text:p>
      <text:p text:style-name="P11"><text:span text:style-name="T69">This, in turn, would increase the energy value of the Sun’s radiation resulting in higher emission of deadly ultraviolet waves. This reality demonstrates that stars emitting the kind of radiation able to support life as we know it must have a mass very similar to our Sun’s. Also, if one of their planets is to support life, it must be at a distance equivalent as the Earth from our Sun. To put it differently, a planet orbiting a red or blue giant, or any other star of noticeably different mass, cannot provide a life-supporting environment. The only source of energy suitable for life is a star like ours, and the only ideal distance is that between us and the Sun.</text:span></text:p>
      <text:p text:style-name="P11"><text:span text:style-name="T69">From what we have related here thus far, you can gather that both Earth and Sun have been created by God, right down to the smallest detail, to support human life in the best possible way. The distance between Sun and Earth is perfect, which in itself is a miracle beside the hundreds, even thousands of other details that are exactly as they need to be. This magnificent life-supporting system exceeds human comprehension. It is impossible to have been the product of coincidences, that all the stars and planets formed by “senseless atoms” could be placed by chance exactly where they have to be, that they could accidentally, all by themselves, establish laws governing their behavior </text:span><text:soft-page-break/><text:span text:style-name="T69">and, accordingly develop the appropriate systems. These flawless systems are all proof of God’s unique creation and supreme might.</text:span></text:p>
      <text:p text:style-name="P11"><text:span text:style-name="T69">The Qur’an reveals God’s supremacy, his total control over the universe and the Earth, and that mankind should be thankful to him for all this:</text:span></text:p>
      <text:p text:style-name="P33"/>
      <text:p text:style-name="P37"><text:span text:style-name="T53">Your Lord is God, Who created the heavens and the Earth in six days and then settled Himself firmly on the Throne. He covers the day with the night, each pursuing the other urgently; and the Sun and Moon and stars are subservient to His command. Both creation and command belong to Him. Blessed be God, the Lord of all the worlds. (Qur’an, 7:54)</text:span></text:p>
      <text:p text:style-name="P40"/>
      <text:p text:style-name="P43"><text:span text:style-name="T53">And He has made the Sun and Moon subservient to you holding steady to their courses, and He has made the night and day subservient to you. He has given you everything you have asked Him for. If you tried to number God’s blessings, you could never count them. Man is indeed wrongdoing, ungrateful. (Qur’an, 14:33-34)</text:span></text:p>
      <text:p text:style-name="P41"/>
      <text:p text:style-name="P41"/>
      <text:p text:style-name="P42"><text:span text:style-name="T72">IDEAL RATIOS IN THE ATMOSPHERE</text:span></text:p>
      <text:p text:style-name="P26"/>
      <text:p text:style-name="P43"><text:span text:style-name="T60">The Earth’s atmosphere is a cocktail of different gases in the proper ratio (78% nitrogen, 21% oxygen, 1% carbon dioxide and other gases like argon), formed by a combination of extraordinary conditions and designed to support life. </text:span></text:p>
      <text:p text:style-name="P11"><text:span text:style-name="T69">Let us begin with oxygen, the most important gas because life forms from simple one-called bacteria up to complex human beings depend on oxygen for the many chemical reactions that produce their energy. This is why we need to breathe continuously. Interestingly, the percentage of oxygen in the air we breathe is very carefully arranged. As Michael Denton says:</text:span></text:p>
      <text:p text:style-name="P3"><text:span text:style-name="T53">Could your atmosphere contain more oxygen and still support life? No! Oxygen is a very reactive element. Even the current percentage of oxygen in the atmosphere, 21 percent, is close to the upper limit of safety for life at ambient temperatures. The probability of a forest fire being ignited increases by as much as 70 percent for every 1 percent increase in the percentage of oxygen in the atmosphere. </text:span><text:span text:style-name="T39">34</text:span></text:p>
      <text:p text:style-name="P11"><text:span text:style-name="T69">British biochemist James Lovelock further explores this critical ratio:</text:span></text:p>
      <text:p text:style-name="P3"><text:span text:style-name="T53">Above 25% very little of our present land vegetation could survive the raging conflagrations which would destroy tropical rain forests and arctic tundra alike... The present oxygen level is at a point where risk and benefit nicely balance. </text:span><text:span text:style-name="T39">35</text:span></text:p>
      <text:p text:style-name="P11"><text:span text:style-name="T69">The percentage of oxygen in the atmosphere is preserved by a perfect cycle. Animals continuously inhale oxygen and exhale carbon dioxide. Plants, on the other hand, absorb carbon dioxide and give out life-sustaining oxygen. Every day, plants </text:span><text:soft-page-break/><text:span text:style-name="T69">release billions of tons of oxygen into the atmosphere, even though they re-absorb some of it at night, when they are not photosynthesizing.</text:span></text:p>
      <text:p text:style-name="P11"><text:span text:style-name="T69">If these two life forms, plant and animal, were to use the same process, they’d turn the Earth into a lifeless planet. If both produced oxygen, for instance, in a very short time the atmosphere would acquire highly flammable properties, and the tiniest spark would cause fires on a massive scale. Most of the dry land would burn. If, on the other hand, both life forms produced carbon dioxide, oxygen in the atmosphere would quickly be used up and all life forms that continued to respire would suffocate.</text:span></text:p>
      <text:p text:style-name="P11"><text:span text:style-name="T69">However, God has balanced life forms so perfectly that the oxygen in the air remains constant, at the ideal ratio crucial to life. According to Lovelock, this ratio is </text:span><text:span text:style-name="T70">“at a point where risk and benefit nicely balance.”</text:span></text:p>
      <text:p text:style-name="P11"><text:span text:style-name="T69">The mix of atmospheric gases is balanced, with each occurring at its ideal quantity. Even carbon dioxide, useless to us, is a very important substance because it prevents some of the inf rared sunlight reflected by the Earth from escaping back into space, and thus assists heat retention. Biological and tectonic processes on the Earth preserve the balance of atmospheric gases vital for life, and have done so for millions of years. Yet another fact that proves the existence of God, Who has created this flawless order. </text:span></text:p>
      <text:p text:style-name="P11"><text:span text:style-name="T69">Carbon dioxide in the atmosphere has been calculated to increase the average surface temperature by 35</text:span><text:span text:style-name="T38">o</text:span><text:span text:style-name="T69"> C (95</text:span><text:span text:style-name="T38">o</text:span><text:span text:style-name="T69"> F). This means that if there was no atmospheric CO</text:span><text:span text:style-name="T45">2</text:span><text:span text:style-name="T69">, the Earth’s average temperature would be -21</text:span><text:span text:style-name="T38">o</text:span><text:span text:style-name="T69"> C (-5.8 </text:span><text:span text:style-name="T38">o</text:span><text:span text:style-name="T69"> F) instead of 14</text:span><text:span text:style-name="T38">o</text:span><text:span text:style-name="T69"> C (57.2</text:span><text:span text:style-name="T38">o</text:span><text:span text:style-name="T69"> F). All oceans would freeze over. Most larger life forms would cease to exist.</text:span></text:p>
      <text:p text:style-name="P7"/>
      <text:p text:style-name="P7"/>
      <text:h text:style-name="P47" text:outline-level="3"><text:span text:style-name="T82">THE DENSITY OF AIR</text:span></text:h>
      <text:p text:style-name="P4"/>
      <text:p text:style-name="P11"><text:span text:style-name="T69">The density of air, ideal for respiration, is yet another exactly perfect aspect of the atmosphere.</text:span></text:p>
      <text:p text:style-name="P11"><text:span text:style-name="T69">Air pressure is 760mm Hg, and its density works out to be 1 gram per liter at sea level, where its viscosity is 50 times greater than water’s. These values might appear irrelevant, but are actually vital for human life because, as Michael Denton puts it, “The overall composition and general character of the atmosphere—its density, viscosity, and pressure, etc.—must be very similar to what it is, particularly for air-breathing organisms.” </text:span><text:span text:style-name="T38">36</text:span></text:p>
      <text:p text:style-name="P11"><text:span text:style-name="T69">When we breathe, our lungs use up energy in order to pump the air in and out. Like all forms of matter, air is resistant to movement. But thanks to the properties of the gaseous atmosphere, this resistance is very weak, making it easy for our lungs to inhale and exhale. If that resistance were stronger, our lungs would begin to struggle. You can easily grasp this with an experiment: It’s easy to draw water into a syringe, but harder to draw honey, because honey has a higher density and lesser fluidity.</text:span></text:p>
      <text:p text:style-name="P11"><text:soft-page-break/><text:span text:style-name="T69">If the atmosphere’s values of density, fluidity, and pressure were altered by even a fraction, inhaling would become as hard as drawing honey into a syringe. One could argue that the syringe’s needle could be made wider, in other words, the lung’s airways could be enlarged. But if we did that in the case of the capillaries in the lungs, the result would be to reduce the size of the area in contact with air, with the result that less oxygen and carbon dioxide would be exchanged in the same amount of time and the respiratory needs of the body would not be satisfied. The air we breathe in has the absolutely right density, fluidity and pressure and fits the bill just fine.</text:span></text:p>
      <text:p text:style-name="P11"><text:span text:style-name="T69">On this subject, Professor Michael Denton states the following:</text:span></text:p>
      <text:p text:style-name="P3"><text:span text:style-name="T53">It is clear that if either the viscosity or the density of air were much greater, the airway resistance would be prohibitive and no conceivable redesign of the respiratory system would be capable of delivering sufficient oxygen to a metabolically active air-breathing organism... By plotting all possible atmospheric pressures against all possible oxygen contents, it becomes clear that there is only one unique tiny area... where all the various conditions for life are satisfied... It is surely of enormous significance that several essential conditions are satisfied in this one tiny region in the space of all possible atmospheres. </text:span><text:span text:style-name="T39">37</text:span></text:p>
      <text:p text:style-name="P11"><text:span text:style-name="T69">Our atmosphere’s properties must be right not only for respiration purposes, but also to keep our “blue planet” blue. If the pressure were to be decreased by as little as a fifth, water evaporation over the land and oceans would increase dramatically. Higher water vapor content in the atmosphere would create a global greenhouse effect, dramatically increasing the planet’s average temperature. On the other hand, if the atmospheric pressure doubled, water vapor in the atmosphere would be greatly reduced, with most of the world’s land area becoming desert.</text:span></text:p>
      <text:p text:style-name="P11"><text:span text:style-name="T69">None of these possibilities occur, however, because God has created the world, the solar system, and the whole universe flawlessly. He has created the whole of the Earth in order to provide us with suitable living conditions. God reveals this perfect creation in the Qur’an and demands that we reflect on these examples to appreciate his creation:</text:span></text:p>
      <text:p text:style-name="P33"/>
      <text:p text:style-name="P37"><text:span text:style-name="T53">God is He Who raised up the heavens without any support—you can see that—and then established Himself firmly on the Throne. He made the Sun and Moon subservient, each running for a specified term. He directs the whole affair. He makes the Signs clear so that hopefully you will be certain about the meeting with your Lord. It is He Who stretched out the Earth and placed firmly embedded mountains and rivers in it and made two types of every kind of fruit. He covers over day with night. There are </text:span><text:span text:style-name="T61">Signs in that for people who reflect. In the Earth there are diverse regions side by side and gardens of grapes and cultivated fields, and palm-trees sharing one root and others with individual roots, all watered with the same water. And We make some things better to eat </text:span><text:soft-page-break/><text:span text:style-name="T61">than others. There are Signs in that for people who use their intellect. (Qur’an, 13:3-4)</text:span></text:p>
      <text:p text:style-name="P33"/>
      <text:p text:style-name="P33"/>
      <text:p text:style-name="P36"><text:span text:style-name="T72">THE MIRACLE OF VISIBLE LIGHT</text:span></text:p>
      <text:p text:style-name="P35"/>
      <text:p text:style-name="P37"><text:span text:style-name="T60">Not all the stars and other sources of light in the universe emit the same type of radiation. Different types of radiation are classified according to their respective wavelengths. They fall along a huge spectrum, with gamma rays being the shortest and radio waves the longest. The difference between these shortest and longest waves is </text:span><text:span text:style-name="T53">10</text:span><text:span text:style-name="T39">25</text:span><text:span text:style-name="T53"> </text:span><text:span text:style-name="T60">(ten times billion times billion times billion). Miraculously, most of the Sun’s radiation lies in the same bundle of wavelengths within this vast spectrum, because only that narrow band contains the radiation necessary to support life.</text:span></text:p>
      <text:p text:style-name="P11"><text:span text:style-name="T69">The vastness of this spectrum becomes clearer when you realize that the shortest wavelength is 10</text:span><text:span text:style-name="T38">25</text:span><text:span text:style-name="T69"> times shorter than the longest. 10</text:span><text:span text:style-name="T38">25</text:span><text:span text:style-name="T69"> is written out as a 1 with 25 zeros following it, like this: 10,000,000,000,000,000,000,000,000. To fully comprehend the magnitude of this number, it helps to make some comparisons. For instance, the 4.5 billion years that have passed since the Earth’s creation can be converted to 10</text:span><text:span text:style-name="T38">17</text:span><text:span text:style-name="T69"> seconds. If you wanted to count to 10</text:span><text:span text:style-name="T38">25</text:span><text:span text:style-name="T69">, you would have to count day and night for a period 100 million times longer than the age of the Earth. </text:span><text:span text:style-name="T70">If we were to pile 10</text:span><text:span text:style-name="T42">25</text:span><text:span text:style-name="T70"> playing cards on top of one another, we would leave the Milky Way behind and cover about half the distance of the known universe!</text:span><text:span text:style-name="T69"> </text:span><text:span text:style-name="T38">38</text:span></text:p>
      <text:p text:style-name="P11"><text:span text:style-name="T69">The different wavelengths in the universe are spread across that wide a spectrum, but within it, interestingly, our Sun covers only the narrowest bandwidth. 70% of the Sun’s radiation has wavelengths between 0.3 and 1.5 microns. Within this narrow bandwidth are three different types of light; visible light, infrared, and some ultraviolet.</text:span></text:p>
      <text:p text:style-name="P11"><text:span text:style-name="T69">All three types of light combined make up an almost ,nsignificant section of the total spectrum. In other words, they would be represented by one of the 10</text:span><text:span text:style-name="T38">25</text:span><text:span text:style-name="T69"> cards.</text:span></text:p>
      <text:p text:style-name="P11"><text:span text:style-name="T69">But why does the Sun’s radiation lie within this narrow bandwidth?</text:span></text:p>
      <text:p text:style-name="P11"><text:span text:style-name="T69">The answer to that question is extremely important: It’s the only type of radiation that can support life on Earth.</text:span></text:p>
      <text:p text:style-name="P11"><text:span text:style-name="T76">Addressing this question in </text:span><text:span text:style-name="T77">Energy and the Atmosphere</text:span><text:span text:style-name="T76">, British physicist Ian Campbell says that "the radiation from the sun (and from many sequence stars) should be concentrated into a minuscule band of the electromagnetic spectrum which provides precisely the radiation required to maintain life on earth is very remarkable." According to Campbell, this situation is </text:span><text:span text:style-name="T78">“staggering.”</text:span><text:span text:style-name="T43">39</text:span></text:p>
      <text:p text:style-name="P8"/>
      <text:p text:style-name="P8"/>
      <text:p text:style-name="P10"><text:span text:style-name="T47">THE EXTRAORDINARY RELATIONSHIP </text:span></text:p>
      <text:p text:style-name="P10"><text:span text:style-name="T47">BETWEEN SUN LIGHT AND PHOTOSYNTHESIS</text:span></text:p>
      <text:p text:style-name="P9"><text:soft-page-break/></text:p>
      <text:p text:style-name="P11"><text:span text:style-name="T69">Plants have been doing something for hundreds of millions of years that no high-tech lab, run by scientific specialists, has yet been able to do: They produce their own nutrition by a process called photosynthesis, using sunlight. A precondition of this process, however, is that suitable light reach the plants in the first place. </text:span></text:p>
      <text:p text:style-name="P11"><text:span text:style-name="T69">Photosynthesis is made possible by the light-sensitive chlorophyll molecules in the plants’ cells. But chlorophyll however can make use of light at a certain wavelengths only, and the ones emitted by the Sun are just right. (Interestingly, the one required for photosynthesis is one in the 10</text:span><text:span text:style-name="T38">25</text:span><text:span text:style-name="T69"> different wavelengths.)</text:span></text:p>
      <text:p text:style-name="P11"><text:span text:style-name="T69">That sunlight identical to the light necessary for photosynthesis shows its perfect design. In </text:span><text:span text:style-name="T73">The Symbiotic Universe</text:span><text:span text:style-name="T69">, American astronomer George Greenstein writes as follows:</text:span></text:p>
      <text:p text:style-name="P3"><text:span text:style-name="T53">Chlorophyll is the molecule that accomplishes photosynthesis... The mechanism of photosynthesis is initiated by the absorption of sunlight by a chlorophyll molecule. But in order for this to occur, the light must be of the right color. Light of the wrong color won't do the trick. </text:span></text:p>
      <text:p text:style-name="P3"><text:span text:style-name="T53">A good analogy is that of a television set. In order for the set to receive a given channel it must be tuned to that channel; tune it differently and the reception will not occur. It is the same with photosynthesis, </text:span><text:span text:style-name="T56">the Sun functioning as the transmitter in the analogy and the chlorophyll molecule as the receiving TV set.</text:span><text:span text:style-name="T53"> If the molecule and the Sun are not tuned to each other-tuned in the sense of color—photosynthesis will not occur. As it turns out, the sun's color is just right. </text:span><text:span text:style-name="T39">40</text:span></text:p>
      <text:p text:style-name="P11"><text:span text:style-name="T69">Those who examine this subject of plants and photosynthesis superficially could argue that if sunlight had different properties, plants would have adapted accordingly. But this is most certainly impossible. George Greenstein admits that this is, even though he is an evolutionist:</text:span></text:p>
      <text:p text:style-name="P3"><text:span text:style-name="T53">One might think that a certain adaptation has been at work here: the adaptation of plant life to the properties of sunlight. After all, if the Sun were a different temperature could not some other molecule, tuned to absorb light of a different color, take the place of chlorophyll? Remarkably enough the answer is no, for within broad limits all molecules absorb light of similar colors. The absorption of light is accomplished by the excitation of electrons in molecules to higher energy states, and the same no matter what molecule you are discussing. Furthermore, light is composed of photons, packets of energy and photons of the wrong energy simply can not be absorbed… As things stand in reality, </text:span><text:span text:style-name="T56">there is a good fit between the physics of stars and that of molecules</text:span><text:span text:style-name="T53">. Failing this fit, however, life would have been impossible.</text:span><text:span text:style-name="T39">41</text:span></text:p>
      <text:p text:style-name="P11"><text:span text:style-name="T69">Essentially, Greenstein says that for a plant to photosynthesize, it requires a definite bandwidth of light, which sunlight perfectly fulfills.</text:span></text:p>
      <text:p text:style-name="P11"><text:span text:style-name="T69">Greenstein states that the harmonies between the physical properties of stars and of molecules are so extraordinary that they cannot possibly be explained by </text:span><text:soft-page-break/><text:span text:style-name="T69">coincidences. The fact that the Sun emits light at a certain wavelength from a possible range of 10</text:span><text:span text:style-name="T38">25</text:span><text:span text:style-name="T69"> others, and that complex molecules on Earth can absorb this light, most certainly proves that this harmony was created consciously, by God.</text:span></text:p>
      <text:p text:style-name="P7"/>
      <text:p text:style-name="P7"/>
      <text:h text:style-name="P47" text:outline-level="3"><text:span text:style-name="T82">THE EXTRAORDINARY HARMONY </text:span></text:h>
      <text:h text:style-name="P47" text:outline-level="3"><text:span text:style-name="T82">BETWEEN SUNLIGHT AND THE EYE</text:span></text:h>
      <text:p text:style-name="P4"/>
      <text:p text:style-name="P11"><text:span text:style-name="T69">Only the “visible light” wavelengths on the electromagnetic spectrum can enable biological vision. The largest part of the radiation emitted by the Sun falls within this parameter. </text:span></text:p>
      <text:p text:style-name="P11"><text:span text:style-name="T69">For vision to occur, the cells of the retina must be photosensitive, in other words, able to register photons. This requires that photons fall within the visible spectrum, because photons of different wavelength are either too weak or too strong to be registered by retina cells. Altering the size of the eye would make no difference, because what matters is the size of the cells, the harmony between them, and the wavelength at which the photons occur.</text:span></text:p>
      <text:p text:style-name="P11"><text:span text:style-name="T69">As we all know, organic molecules—the building blocks of living cell structures—are produced by a diversity of different combinations of carbon atoms. The “seeing” cells they form register only visible light. </text:span></text:p>
      <text:p text:style-name="P11"><text:span text:style-name="T69">Consequently, eyes of living beings register only the visible light emitted by the Sun. These factors combine to create vision. God specifically created both the eye and the Sun that emits light at the proper wavelength for it to perceive.</text:span></text:p>
      <text:p text:style-name="P11"><text:span text:style-name="T69">Professor Michael Denton investigated this subject in great detail in his book </text:span><text:span text:style-name="T73">Nature’s Destiny</text:span><text:span text:style-name="T69">, concluding that an organic eye could produce vision only within the limits of visible light. No other theoretically conceivable eye design can register different wavelength:</text:span></text:p>
      <text:p text:style-name="P3"><text:span text:style-name="T53">UV, X-ray, and gamma rays are too energetic and are highly destructive, while infrared and radio waves are too weak to be detected because they impart so little energy interacting with matter... And so it would appear that for several different reasons, the visual region of the electromagnetic spectrum is the one region supremely fit for biological vision and particularly</text:span><text:span text:style-name="T56"> for the high-resolution vertebrate camera eye of a design and dimension very close to that of the human eye. </text:span><text:span text:style-name="T40">42</text:span></text:p>
      <text:p text:style-name="P11"><text:span text:style-name="T69">Taken all together, this all leads to the conclusion that the Sun is carefully designed to emit radiation at a certain bandwidth (1 in 10</text:span><text:span text:style-name="T38">25</text:span><text:span text:style-name="T69">), providing heat, supporting the biological functions of complex life forms, enabling photosynthesis and making possible vision for living beings on Earth. This critical balance is certainly not driven by erratic, coincidental processes. All this has been created by God, the Lord and Governor of the heavens, the Earth, and everything in between. Every detail He creates confronts us with </text:span><text:soft-page-break/><text:span text:style-name="T69">a chain of miracles, demonstrating the infinite might of our Creator Who created everything.</text:span></text:p>
      <text:p text:style-name="P4"/>
      <text:p text:style-name="P4"/>
      <text:p text:style-name="P10"><text:span text:style-name="T71">THE EXTRAORDINARY SELECTIVENESS </text:span></text:p>
      <text:p text:style-name="P10"><text:span text:style-name="T71">OF THE ATMOSPHERE</text:span></text:p>
      <text:p text:style-name="P4"/>
      <text:p text:style-name="P11"><text:span text:style-name="T69">If the Sun’s radiation has been designed to support life on Earth, the atmosphere plays an important role in letting through it wavelengths in the right combination and at the right ratio.</text:span></text:p>
      <text:p text:style-name="P11"><text:span text:style-name="T69">In order to reach the Earth’s surface, radiation coming from space must pass through the atmosphere first.</text:span></text:p>
      <text:p text:style-name="P11"><text:span text:style-name="T69">If the atmosphere were not of a composition allowing it to filter through, it could be of no benefit. However, the atmosphere has a special filtering property that lets beneficial radiation penetrate.</text:span></text:p>
      <text:p text:style-name="P11"><text:span text:style-name="T69">The atmosphere’s truly miraculous aspect is not that it lets radiation penetrate, but that it lets through only beneficial radiation—visible light and infrared radiation, while shielding us from other deadly types of radiation. Thus, the atmosphere is a crucial filter against cosmic radiation reaching the Earth from sources other than the Sun. Professor Denton explains:</text:span></text:p>
      <text:p text:style-name="P3"><text:span text:style-name="T53">Atmospheric gases themselves absorb electromagnetic radiation immediately on either side of the visible and near infrared... The only region of the spectrum allowed to pass through the atmosphere over the entire range of electromagnetic radiation from radio to gamma rays is the exceedingly narrow band including the visible and near infrared. Virtually no gamma, X, ultraviolet, far infrared, and microwave radiation reaches the surface of the earth. </text:span><text:span text:style-name="T39">43</text:span></text:p>
      <text:p text:style-name="P11"><text:span text:style-name="T69">It is impossible not to see the detail in this design. Out of a possible range of 10</text:span><text:span text:style-name="T38">25</text:span><text:span text:style-name="T69"> different wavelengths, the Sun emits the type of radiation that is beneficial for us; and the atmosphere allows only it to pass through. (All but a fraction of the little ultraviolet radiation the Sun emits is prevented from passing the ozone layer.) </text:span></text:p>
      <text:p text:style-name="P11"><text:span text:style-name="T69">Interestingly, like the atmosphere, water is selective in its penetrability. Only visible light can penetrate it. Infrared radiation (heat energy) can penetrate miles of air, but only a few millimeters of water. Therefore, only the top few millimeters on the surface of the world’s seas are heated by the Sun’s radiation. Heat absorbed by this layer is then gradually diffused downward, with the result that beneath a certain depth, the water temperature of all the seas is roughly similar, creating an environment conducive to aquamarine life. </text:span></text:p>
      <text:p text:style-name="P11"><text:span text:style-name="T69">Every other type of harmful or deadly cosmic radiation gets caught by this flawless filtering system, letting only beneficial radiations pass through.</text:span></text:p>
      <text:p text:style-name="P11"><text:soft-page-break/><text:span text:style-name="T69">These facts are very important. Whichever physical law of light we examine, we see that it is just as needed to enable life. </text:span><text:span text:style-name="T73">The Encyclopedia Britannica</text:span><text:span text:style-name="T69"> expresses this extraordinary system as follows:</text:span></text:p>
      <text:p text:style-name="P3"><text:span text:style-name="T53">Considering the importance of visible sunlight for all aspects of terrestrial life, one can not help being awed by the dramatically narrow window in the atmosphere absorption and in the absorption spectrum of water. </text:span><text:span text:style-name="T39">44</text:span></text:p>
      <text:p text:style-name="P11"><text:span text:style-name="T69">The transparency of both air and water are miraculous phenomena, both designed to support life. Surprisingly, though, it must be said that some people attribute with this flawless design to coincidences, believing that the atmosphere and the seas regulate their own levels of transparency. But neither water nor atmosphere—nor, for that matter, any other senseless thing in the universe—can create such systems. Erratic, coincidental events or unchecked developments cannot make the refined calculations needed to combine living things into a cohesive, harmonious whole.</text:span></text:p>
      <text:p text:style-name="P11"><text:span text:style-name="T69">Flawless design, balance, and order are apparent in the universe, in the world we live in, as well as every physical law. Mankind has existed for hundred thousands of years unaware of this miraculous system and has scarcely begun to learn the details of the universe’s magnificence. Man’s abilities of comprehension, as the only intelligent being on Earth, is exceeded by these miracles, which clearly prove the existence of the Creator.</text:span></text:p>
      <text:p text:style-name="P11"><text:span text:style-name="T69">It is truly surprising that some people cannot recognize God’s existence in all this magnificence. They do not appreciate God’s infinite wisdom and knowledge, and do not comprehend that God governs everything and can create and recreate everything. God reveals:</text:span></text:p>
      <text:p text:style-name="P33"/>
      <text:p text:style-name="P37"><text:span text:style-name="T53">Does not man see that We created him from a drop yet there he is, an open antagonist! He makes likenesses of Us and forgets his own creation, saying, “Who will give life to bones when they are decayed?” Say “He Who made them in the first place will bring them back to life. He has total knowledge of each created thing; He Who produces fire for you from green trees so that you use them to light your fires.” Does He Who created the heavens and Earth not have the power to create the same again? Yes indeed! He is the Creator, the All-Knowing. His command when He desires a thing is just to say to it, “Be!” and it is. Glory be to Him Who has the Dominion of all things in His Hand. To Him you will be returned. (Qur’an, 36:77-83)</text:span></text:p>
      <text:p text:style-name="P40"/>
      <text:p text:style-name="P43"><text:span text:style-name="T53">If you are surprised at their blindness, what could be more surprising than their words: “What, when we are turned to dust, shall we then be created all anew?” These are the people who reject their Lord. Such people have iron collars round their necks. Such people are the Companions of the Fire, remaining in it timelessly, for ever. (Qur’an, 13:5)</text:span></text:p>
      <text:h text:style-name="P48" text:outline-level="3"><text:soft-page-break/></text:h>
      <text:h text:style-name="P48" text:outline-level="3"/>
      <text:h text:style-name="P47" text:outline-level="3"><text:span text:style-name="T82">THE FINE-TUNING IN THE PHYSICAL </text:span></text:h>
      <text:h text:style-name="P47" text:outline-level="3"><text:span text:style-name="T82">PROPERTIES OF WATER</text:span></text:h>
      <text:p text:style-name="P4"/>
      <text:p text:style-name="P11"><text:span text:style-name="T69">In his book </text:span><text:span text:style-name="T73">The Uniqueness of Biological Materials</text:span><text:span text:style-name="T69">, renowned biochemist Professor A. E. Needham states that liquid substances are necessary for life to form. If the laws of physics permitted only two of the three states of matter (</text:span><text:span text:style-name="T73">i.e</text:span><text:span text:style-name="T69">., solids and gases), life could have never existed because in solids, atoms are too closely linked and static. They do not permit the dynamic molecular reactions that living organisms need to perform. In gases, on the other hand, atoms become too unstable and erratic to enable he complex mechanisms of living organisms to function.</text:span></text:p>
      <text:p text:style-name="P11"><text:span text:style-name="T69">In short, a necessary condition for the functions of life is a liquid environment. Water is an ideal or, perhaps, the ideal liquid. Its properties, extraordinarily conducive for life, have long attracted the attention of scientists. Water has thermal properties that appear to contradict some laws of nature but prove that it has been specifically created for life.</text:span></text:p>
      <text:p text:style-name="P11"><text:span text:style-name="T69">All known substances, including liquids, contract as their temperature decreases bar one. Decreasing volume means increased density and increased mass by volume which is why the solid state of liquids has greater mass. Water on the other hand, contracts until its temperature has fallen to 4</text:span><text:span text:style-name="T38">o</text:span><text:span text:style-name="T69"> C (39.2</text:span><text:span text:style-name="T38">o</text:span><text:span text:style-name="T69"> F) where it begins to expand again unlike any other liquid. It expands further when it freezes which explains why the solid state of water has less mass than its liquid state. In other words, whereas ice should sink in water according to “normal” laws of physics, it floats.</text:span></text:p>
      <text:p text:style-name="P11"><text:span text:style-name="T69">This property of water is really crucial for the seas of the world. If it did not have this property, a great part of the water on the planet would freeze and life in lakes and oceans would cease. This fact needs to be looked at in greater detail. In many parts of the world, in cold winter days, temperatures fall below 0</text:span><text:span text:style-name="T38">o</text:span><text:span text:style-name="T69">C. This coldness affects naturally seas and lakes alike and their temperature decreases accordingly. The cooler layers of water sink and the warmer layers rise to the surface where they are cooled by the cold air and begin to sink again. At 4</text:span><text:span text:style-name="T38">o</text:span><text:span text:style-name="T69"> C (39.2</text:span><text:span text:style-name="T38">o</text:span><text:span text:style-name="T69"> F) this cycle is broken, because water begins to expand again and becomes “lighter.” So, the water at 4</text:span><text:span text:style-name="T38">o</text:span><text:span text:style-name="T69"> C (39.2</text:span><text:span text:style-name="T38">o</text:span><text:span text:style-name="T69"> F) becomes the bottom layer and as we move up, the temperature decreases to 3</text:span><text:span text:style-name="T38">o</text:span><text:span text:style-name="T69">C (37.4</text:span><text:span text:style-name="T38">o</text:span><text:span text:style-name="T69"> F) and then 2</text:span><text:span text:style-name="T38">o</text:span><text:span text:style-name="T69">C (35.6</text:span><text:span text:style-name="T38">o</text:span><text:span text:style-name="T69"> F) and so on. At the surface the temperature falls to 0</text:span><text:span text:style-name="T38">o</text:span><text:span text:style-name="T69">C (32</text:span><text:span text:style-name="T38">o</text:span><text:span text:style-name="T69"> F) and freezes but only at the surface. The water below at 4</text:span><text:span text:style-name="T38">o</text:span><text:span text:style-name="T69"> C (39.2</text:span><text:span text:style-name="T38">o</text:span><text:span text:style-name="T69"> F) is sufficient to guarantee the survival of fish and other aquamarine life.</text:span></text:p>
      <text:p text:style-name="P11"><text:span text:style-name="T69">What would happen if this were not so? What would happen if water were to behave “normally,” and its density were to increase inversely with the fall in temperature—and sink as ice?</text:span></text:p>
      <text:p text:style-name="P11"><text:soft-page-break/><text:span text:style-name="T69">In such a scenario, oceans, seas and lakes would freeze from the bottom upwards and keep on doing so, because there would be no insulating layer of ice at the surface. The deepest portions of all lakes, seas, and oceans would become one huge mass of ice, with a layer of only a few meters of water at the top. Even if the air temperature above were to warm again, ice at the bottom would never thaw. In the seas of such a planet, life could not be sustained; and in an eco-system where the seas are “dead,” neither could life on land be sustained. In short, if water were to behave “normally,” we would have a dead world.</text:span></text:p>
      <text:p text:style-name="P11"><text:span text:style-name="T69">Why does water not contract, but only until its temperature has fallen to 4</text:span><text:span text:style-name="T38">o</text:span><text:span text:style-name="T69">C? Then it begins to expand again! That paradox has never been answered by anyone. </text:span></text:p>
      <text:p text:style-name="P11"><text:span text:style-name="T69">Thanks to water’s unique thermal properties, the temperature differences between summer and winter, day and night remain always within the levels tolerated by humans and other living things. If the world’s land area were bigger than its water area, temperature differentials between day and night would increase dramatically. Most of the land mass would turn into deserts, making life impossible or at least, incredibly hard to sustain. Were water’s thermal properties any different, we would have a planet extremely unfavorable to life.</text:span></text:p>
      <text:p text:style-name="P11"><text:span text:style-name="T69">Professor Lawrence Henderson, of the Biochemistry department at Harvard University, studied water’s thermal properties and made the following comment: </text:span></text:p>
      <text:p text:style-name="P3"><text:span text:style-name="T53">To sum up, this property appears to possess a threefold importance. First, it operates powerfully to equalize and to moderate the temperature of the earth; secondly, it makes possible very effective regulation of the temperature of the living organism; and thirdly it favors the meteorological cycle. All of these effects are true maxima, for no other substance can in this respect compare with water. </text:span><text:span text:style-name="T39">45</text:span></text:p>
      <text:p text:style-name="P1"/>
      <text:h text:style-name="P47" text:outline-level="3"><text:span text:style-name="T82">THE SURFACE TENSION OF WATER HAS BEEN </text:span></text:h>
      <text:h text:style-name="P47" text:outline-level="3"><text:span text:style-name="T82">SPECIFICALLY ADJUSTED TO SUPPORT LIFE</text:span></text:h>
      <text:p text:style-name="P1"/>
      <text:p text:style-name="P3"><text:span text:style-name="T53">Any liquid’s surface tension is created by the forces of attraction between its molecules. Thus, the surface tension of every liquid is different. Water’s surface tension is greater than most other liquids’, with significant biological effects on plant life. </text:span></text:p>
      <text:p text:style-name="P11"><text:span text:style-name="T69">How can plants possibly transport water from deep underground to branches and twigs many meters high, without the use of pumps or muscles? The answer is that the channels in plant roots and veins have been designed to take advantage of water’s surface tension. These channels narrow towards the top of a plant, causing water to “climb” upwards. </text:span></text:p>
      <text:p text:style-name="P11"><text:span text:style-name="T69">What makes this design functional is water’s great surface tension. Were it weaker, as in most liquids, terrestrial plants of any size would not be able to exist. An environment without plant life would mean no edible crops, no forage for animals, and thus, no human existence.</text:span></text:p>
      <text:p text:style-name="P11"><text:soft-page-break/>High surface tension causes also the breakup of rocks. Thanks to its high surface tension, water can penetrate the smallest crevices in rock formations. When temperatures fall below zero, water freezes and expands, exerting great force against the rock and expanding the crack eventually wedging it wider. This process is crucial in extracting the minerals locked in rock formations and also plays a vital role in soil formation. </text:p>
      <text:p text:style-name="P13"/>
      <text:p text:style-name="P13"/>
      <text:p text:style-name="P10"><text:span text:style-name="T83">THE CHEMICAL MIRACLE IN WATER</text:span></text:p>
      <text:p text:style-name="P4"/>
      <text:p text:style-name="P11"><text:span text:style-name="T69">Along with its physical properties, water’s chemical characteristics are also extraordinarily conducive to life. For one thing, it’s an ideal solvent, in as much as most chemical substances are water-soluble.</text:span></text:p>
      <text:p text:style-name="P11"><text:span text:style-name="T69">One important consequence is that a vast array of beneficial minerals and other substances reach the sea via river systems. It has been estimated that five billion tons of chemical substances, vital for aquamarine life, flow into the seas in just this way. </text:span></text:p>
      <text:p text:style-name="P11"><text:span text:style-name="T69">Water is a catalyst for almost all known chemical reactions, and its ideal tendency to join in chemical reactions is yet another one of its important chemical attributes.</text:span></text:p>
      <text:p text:style-name="P11"><text:span text:style-name="T69">Water is not extremely reactive nor corrosive like sulfuric acid, nor—on the other end of the scale—is it as inert like argon and other “noble” gases. As Professor Michael Denton states, "It seems that, like all other properties, the reactivity of water is ideally fit for both its biological and its geological role." </text:span><text:span text:style-name="T38">46</text:span></text:p>
      <text:p text:style-name="P11"><text:span text:style-name="T69">New research into water’s chemical properties reveals ever more details and aspects of its idealness for life. In this regard, Harold Morowitz, a renowned Professor of biophysics at Yale University, states the following:</text:span></text:p>
      <text:p text:style-name="P3"><text:span text:style-name="T53">The past few years have witnessed the developing study of a newly understood property of water (</text:span><text:span text:style-name="T58">i.e</text:span><text:span text:style-name="T53">., proton conductance) that appears to be almost unique to that substance, is a key element in biological-energy transfer, and was almost certainly of importance to the origin of life. The more we learn the more impressed some of us become with nature's fitness in a very precise sense… </text:span><text:span text:style-name="T39">47</text:span></text:p>
      <text:p text:style-name="P1"/>
      <text:p text:style-name="P1"/>
      <text:h text:style-name="P47" text:outline-level="3"><text:span text:style-name="T82">WATER’S VISCOSITY IS SET AT A CALCULATED RATE</text:span></text:h>
      <text:p text:style-name="P1"/>
      <text:p text:style-name="P11"><text:span text:style-name="T69">When we say “liquids,” we imagine a highly fluid substance. But in reality, liquids’ viscosity rate can vary greatly. For instance the viscosity rates of tar, sulfuric acid, glycerol and olive oil are very different from one another. When these substances are compared with water, this range of differences is more clearly understood: Water is ten billion times more fluid than tar, a thousand times more fluid than glycerol, 100 times more fluid than olive oil, and 25 times more fluid than sulfuric acid.</text:span></text:p>
      <text:p text:style-name="P11"><text:soft-page-break/><text:span text:style-name="T69">As this comparison demonstrates, water is a substance of high viscosity. We can state that it has the highest viscosity rate of any liquid, if a few substances like ether and liquid hydrogen—gases at room temperature—are discounted.</text:span></text:p>
      <text:p text:style-name="P11"><text:span text:style-name="T69">Is water’s viscosity rate relevant to life? Would it make a difference to us if its viscosity were greater or smaller? Professor Denton answers these questions:</text:span></text:p>
      <text:p text:style-name="P3"><text:span text:style-name="T53">The fitness of water would in all probability be less if its viscosity were much lower. The structures of living systems would be subject to far more violent movements under shearing forces if the viscosity were as low as liquid hydrogen...If the viscosity of water was much lower, delicate structures would be easily disrupted... and water would be incapable of supporting any permanent intricate microscopic structures. The delicate molecular architecture of the cell would probably not survive.</text:span></text:p>
      <text:p text:style-name="P3"><text:span text:style-name="T53">If the viscosity was higher, the controlled movement of large macromolecules and particularly structures such as mitochondria and small organelles would be impossible, as would processes like cell division. All the vital activities of the cell would be effectively frozen, and cellular life of any sort remotely resembling that with which we are familiar would be impossible. The development of higher organisms, which is critically dependent on the ability of cells to move and crawl around during embryogenesis, would certainly be impossible if the viscosity of water was even slightly greater than it is. </text:span><text:span text:style-name="T39">48</text:span></text:p>
      <text:p text:style-name="P11"><text:span text:style-name="T69">Water’s high viscosity rate is vital for us humans, because were it a little less, the capillary network could not transport our blood. The complex network of blood vessels in the kidney, for instance, could never have originated.</text:span></text:p>
      <text:p text:style-name="P11"><text:span text:style-name="T69">Water’s viscosity rate is vital not only to processes within cell structures, but also for metabolism as a whole.</text:span></text:p>
      <text:p text:style-name="P11"><text:span text:style-name="T69">All living beings larger than 0.25 of a millimeter have centralized body systems, because in any larger creature, nutrition and oxygen cannot be carried to cells by means of diffusion—that is, they cannot be absorbed directly by the fluids within cells.. Oxygen and nutrition from outside must be pumped by certain “channels” to the countless cells within the body, and waste material removed again. Veins and arteries are these channels, and the heart is the pump that creates the flow within them. The blood circulating around the body, as we know, is composed mostly of water. (When the cells, proteins, and hormones are removed from the blood, plasma remains—which is 95% water.)</text:span></text:p>
      <text:p text:style-name="P11"><text:span text:style-name="T69">This is why water’s viscosity is so important to the circulatory system’s effectiveness. Were its viscosity rate like tar’s, obviously no heart could pump it. Not even a substance like olive oil, with a viscosity rate 100 million times higher than tar, could pass through the body’s capillary network, even if the heart could pump it.</text:span></text:p>
      <text:p text:style-name="P11"><text:span text:style-name="T69">Let us inspect this subject more closely. The capillary network’s purpose is to supply every cell in the body with oxygen, energy, nutrients and other substances, like hormones. For a cell to be able to receive these deliveries, it must not be further away </text:span><text:soft-page-break/><text:span text:style-name="T69">than 50 microns from the blood vessel (one micron is one-thousandth of a millimeter). Cells at any greater distance could not be fed and, therefore, would die.</text:span></text:p>
      <text:p text:style-name="P11"><text:span text:style-name="T69">This is why the capillary network covers every bit of the human body. It comprises five billion blood vessels with a combined length of 950 kilometers (590 miles). In some mammals, muscle tissue has 3,000 blood vessels per square centimeter. If 10,000 blood vessels of the capillary network were to be placed side by side, their combined width wouldn’t exceed the width of a pencil tip. The diameter of these blood vessels is between three and five microns which means three to five thousands of a millimeter. </text:span><text:span text:style-name="T38">49</text:span></text:p>
      <text:p text:style-name="P11"><text:span text:style-name="T69">Water’s high viscosity rate lets blood pass through fine blood vessels without blockages or slowdowns. Professor Michael Denton states that were water’s viscosity rate even slightly less, no circulatory system could preserve its functionality:</text:span></text:p>
      <text:p text:style-name="P3"><text:span text:style-name="T53">A capillary system will work only if the fluid being pumped through its constituent tubes has a very low viscosity. A low viscosity is essential because flow is inversely proportional to the viscosity... From this it is easy to see that if the viscosity of water had a value only a few times greater than it is, pumping blood through a capillary bed would require enormous pressure and almost any sort of circulatory system would be unworkable... If the viscosity of water had been slightly greater and the smallest functional capillaries had been 10 microns in diameter instead of 3, then the capillaries would have to occupy virtually all of the muscle tissue to provide an effective supply of oxygen and glucose. Obviously the design of macroscopic life forms would be impossible or enormously constrained... It seems, then, the viscosity of water must be very close to what it is if water is to be a fit medium for life. </text:span><text:span text:style-name="T39">50</text:span></text:p>
      <text:p text:style-name="P11"><text:span text:style-name="T69">In short, like all of water’s other properties, its viscosity too is just perfect for life. The viscosity of liquids covers a vast spectrum. But among the billions of different possible rates, water has been created with perfect viscosity.</text:span></text:p>
      <text:p text:style-name="P4"/>
      <text:p text:style-name="P4"/>
      <text:h text:style-name="P47" text:outline-level="3"><text:span text:style-name="T82">THE FORMATION OF ATOMIC BONDS NECESSARY </text:span></text:h>
      <text:h text:style-name="P47" text:outline-level="3"><text:span text:style-name="T82">FOR LIFE REQUIRES THE TEMPERATURES </text:span></text:h>
      <text:h text:style-name="P47" text:outline-level="3"><text:span text:style-name="T82">WE HAVE ON EARTH</text:span></text:h>
      <text:p text:style-name="P4"/>
      <text:p text:style-name="P11"><text:span text:style-name="T69">The various chemical bonds keeping atoms and molecules together are called</text:span><text:span text:style-name="T73"> ionic, covalent</text:span><text:span text:style-name="T69"> or </text:span><text:span text:style-name="T73">weak</text:span><text:span text:style-name="T69"> bonds. Covalent bonds join the atoms in amino acids, the building blocks of proteins. Weak bonds keep the three-dimensional structure of the amino acid chains they form when they fold or twist together. In other words, if weak bonds did not exist, the proteins formed by chains of amino acids could not function, where there are no proteins, there is no life.</text:span></text:p>
      <text:p text:style-name="P11"><text:span text:style-name="T69">Interestingly, the temperatures needed to form covalent as well as weak bonds fall within the range existing on Earth. In reality, covalent and weak bonds are wholly </text:span><text:soft-page-break/><text:span text:style-name="T69">different bonds and there is no natural reason why they should require the same temperatures to form.</text:span></text:p>
      <text:p text:style-name="P11"><text:span text:style-name="T69">Yet both types of chemical bonds occur </text:span><text:span text:style-name="T73">only </text:span><text:span text:style-name="T69">within the temperature range existing on Earth. Were they to form at different temperatures, proteins—therefore, life—could not form, because proteins require both types of bonding simultaneously. In other words, if the temperature ranges in which covalent bonds enable the formation of amino acid chains weren’t also conducive to the formation of weak bonds, proteins could not develop their three-dimensional structure; and amino acids would remain as purposeless and dysfunctional chains. Likewise, if a temperature range suitable for weak bonds were not conducive to forming covalent bonds, no chains of proteins could form.</text:span></text:p>
      <text:p text:style-name="P11"><text:span text:style-name="T69">This reveals that atoms, as the building blocks necessary for life, are in great harmony with the home of life, the Earth, as Professor Michael Denton points out in his book, </text:span><text:span text:style-name="T73">Nature’s Destiny:</text:span></text:p>
      <text:p text:style-name="P3"><text:span text:style-name="T53">Out of the enormous range of temperatures in the cosmos, there is only one tiny temperature band in which we have (1) liquid water, (2) a great plenitude of metastable organic compounds, and (3) weak bonds for stabilizing the 3-D forms of complex molecules. </text:span><text:span text:style-name="T39">51</text:span></text:p>
      <text:p text:style-name="P11"><text:span text:style-name="T69">Denton stresses that all types of physical and chemical bonds necessary for the formation of life can exist effectively and simultaneously only within a very narrow temperature range—which exist only on Earth, among all the other planets in the solar system.</text:span></text:p>
      <text:p text:style-name="P7"/>
      <text:p text:style-name="P7"/>
      <text:h text:style-name="P47" text:outline-level="3"><text:span text:style-name="T82">THE SOLUBILITY OF OXYGEN IS IDEAL FOR LIFE</text:span></text:h>
      <text:p text:style-name="P4"/>
      <text:p text:style-name="P11"><text:span text:style-name="T69">Our bodies’ ability to absorb oxygen is due, in turn, to water’s ability to absorb it. When we breathe, the oxygen inhaled into our lungs enters our bloodstream almost instantly. In our blood, the protein called hemoglobin transports oxygen to the cells. Enzymes in cells, in turn, use the oxygen to burn carbon compounds called ATP to release energy. </text:span></text:p>
      <text:p text:style-name="P11"><text:span text:style-name="T69">All complex life forms produce their energy by this system, which depends on oxygen’s solubility properties of. If oxygen were any harder to dissolve, less of it could enter the bloodstream, and cells would be starved of energy. On the other hand, if oxygen were more readily soluble, its content in the bloodstream would increase enough to cause oxidation poisoning. </text:span></text:p>
      <text:p text:style-name="P11"><text:span text:style-name="T69">Interestingly, the water solubility of different gases can vary a million fold. Carbon dioxide, for instance, is 20 times more soluble than oxygen. Among the vast range of solubility properties of gases, oxygen has just the right solubility properties for us.</text:span></text:p>
      <text:p text:style-name="P11"><text:span text:style-name="T69">What would happen if it were otherwise? </text:span></text:p>
      <text:p text:style-name="P11"><text:soft-page-break/><text:span text:style-name="T69">Were oxygen less soluble in water (and therefore, in blood), less of it could enter the bloodstream, and cells would not receive enough oxygen—making survival more difficult for air-breathing creatures. No matter how much we breathed, gradually we would be starved of oxygen because sufficient quantities of what the air contained could not be delivered to the cells.</text:span></text:p>
      <text:p text:style-name="P11"><text:span text:style-name="T69">As stated above, if oxygen were more readily absorbed into the bloodstream, oxidation poisoning would occur. Oxygen can be a highly dangerous gas and deadly if taken in higher doses. When the blood’s oxygen ratio increases substantially, oxygen reacts with water to produce highly destructive byproducts. The body has highly complex enzyme systems to prevent or defuse such reactions, but were the body’s oxygen content to increase further, these systems could not cope, and every breath we take would quicken death. About this, chemist Irwin Fridovich has this to say:</text:span></text:p>
      <text:p text:style-name="P3"><text:span text:style-name="T53">All respiring organisms are caught in a cruel trap. The very oxygen which supports their lives is toxic to them and they survive precariously, only by virtue of elaborate defense mechanisms. </text:span><text:span text:style-name="T39">52</text:span></text:p>
      <text:p text:style-name="P11"><text:span text:style-name="T69">The only thing that protects us from this dilemma—from oxygen poisoning or oxygen starvation—is that oxygen’s solubility and our bodies’ complex enzyme systems are created just as they should be. Clearly, God has created the air we breathe, as well as the systems that enable us to benefit from it, in perfect harmony.</text:span></text:p>
      <text:p text:style-name="P7"/>
      <text:p text:style-name="P7"/>
      <text:h text:style-name="P48" text:outline-level="3"/>
      <text:h text:style-name="P49" text:outline-level="3"/>
      <text:h text:style-name="P52" text:outline-level="3"><text:span text:style-name="T84">CHAPTER 3</text:span></text:h>
      <text:h text:style-name="P49" text:outline-level="3"><text:span text:style-name="T84">THE MIRACLES IN THE CREATION OF </text:span></text:h>
      <text:h text:style-name="P49" text:outline-level="3"><text:span text:style-name="T84">LIVING BEINGS</text:span></text:h>
      <text:p text:style-name="P70"/>
      <text:p text:style-name="P70"/>
      <text:h text:style-name="P47" text:outline-level="3"><text:span text:style-name="T82">NOT EVEN THE SIMPLEST LIVING </text:span></text:h>
      <text:h text:style-name="P47" text:outline-level="3"><text:span text:style-name="T82">THINGS ARE COINCIDENTAL</text:span></text:h>
      <text:p text:style-name="P70"/>
      <text:p text:style-name="P11"><text:span text:style-name="T69">Thus far, we have explored that the harmony and balances in the universe, the solar system, and our Earth could not be products of coincidence. Each of these balances, we have seen, is a miracle of choice among countless alternative possibilities. And not even the simplest living organisms can form coincidentally. Robert Shapiro is a Professor of chemistry and DNA expert at New York University. A Darwinist, Shapiro calculated the probability of the 2,000 different proteins found in simple bacteria having formed coincidentally He obtained the following result: 1 in 10</text:span><text:span text:style-name="T38">40,000</text:span><text:span text:style-name="T69"> (a number formed by 4,000 zeros following the number 1; which does not correspond to anything in the universe). And there are 200,000 different proteins in the human body!</text:span></text:p>
      <text:p text:style-name="P11"><text:span text:style-name="T69">The chance of the 2,000 proteins in simple bacteria to form coincidentally is 1 in 10</text:span><text:span text:style-name="T38">40,000</text:span><text:span text:style-name="T69">. Since the number of different proteins in the human body is 200,000, nothing can put this improbability into perspective.</text:span></text:p>
      <text:p text:style-name="P11"><text:span text:style-name="T69">Chandra Wickramasinghe, Professor of Applied Mathematics and Astronomy at Cardiff University, has this to say about Shapiro’s calculation:</text:span></text:p>
      <text:p text:style-name="P3"><text:span text:style-name="T53">The likelihood of the spontaneous formation of life from inanimate matter is one to a number with 10</text:span><text:span text:style-name="T39">40,000</text:span><text:span text:style-name="T53"> noughts after it…It is big enough to bury Darwin and the whole theory of evolution. There was no primeval soup, neither on this planet nor on any other, and if the beginnings of life were not random, they must therefore have been the product of purposeful intelligence. </text:span><text:span text:style-name="T39">53</text:span></text:p>
      <text:p text:style-name="P4"/>
      <text:p text:style-name="P4"/>
      <text:p text:style-name="P10"><text:span text:style-name="T71">IT’S IMPOSSIBLE FOR LIFE’S BUILDING </text:span></text:p>
      <text:p text:style-name="P10"><text:span text:style-name="T71">BLOCKS TO FORM BY THEMSELVES</text:span></text:p>
      <text:p text:style-name="P4"/>
      <text:p text:style-name="P11"><text:span text:style-name="T69">Protein molecules are the building blocks of life, and even the simplest one is so complex that it could never form accidentally. An average protein consists of 288 amino acids of twelve different types with 10</text:span><text:span text:style-name="T38">300</text:span><text:span text:style-name="T69"> (an astronomical number with 300 zeros) possible different sequencing combinations. But only one of these combinations can produce the relevant protein. All the other combinations are dysfunctional, or even harmful, chains of amino acids.</text:span></text:p>
      <text:p text:style-name="P11"><text:soft-page-break/><text:span text:style-name="T69">The probability of any such proteins to form by chance is 1 in 10</text:span><text:span text:style-name="T38">300</text:span><text:span text:style-name="T69">. And in mathematics, any probability smaller than 10</text:span><text:span text:style-name="T38">50</text:span><text:span text:style-name="T69"> is considered an impossibility.</text:span></text:p>
      <text:p text:style-name="P11"><text:span text:style-name="T69">Yet a protein consisting of 288 amino acids is a simple affair when compared to the hugely complex proteins consisting of thousands of amino acids, in living beings. Applying the same probability calculation to these protein molecules makes the word </text:span><text:span text:style-name="T73">impossible</text:span><text:span text:style-name="T69"> inadequate to describe their forming by chance.</text:span></text:p>
      <text:p text:style-name="P11"><text:span text:style-name="T69">But examining at the next stage of life formation reveals that proteins, by themselves, mean nothing much. </text:span><text:span text:style-name="T73">Mycoplasma Hominis</text:span><text:span text:style-name="T69"> H39 is one of the most primitive bacteria known to man, but consists of 600 different proteins. In its case, we would have to apply probability calculations to 600 different proteins, and the results they would yield would be simply beyond impossible. Regardless of how much time we granted for amino acids to form proteins, they never could form by chance. The American geologist William Stokes concedes this reality in his book, </text:span><text:span text:style-name="T73">Essentials of Earth History</text:span><text:span text:style-name="T69"> where he states that were the surface of the universe’s billions of planets covered with a watery concentrate for a duration of billions of years, still proteins could never have formed.</text:span><text:span text:style-name="T38">54</text:span><text:span text:style-name="T69"> About the probability of the Cytochrome-C protein, necessary for life, to form by chance, he says:</text:span></text:p>
      <text:p text:style-name="P74"><text:span text:style-name="T57">The likely probability of the formation of a cytochrome-C sequence is zero… To accept the alternative—that some metaphysical powers beyond our definition must have effected its formation—isn’t appropriate to the goals of science. Therefore, we have to look into the first hypothesis. </text:span><text:span text:style-name="T41">55</text:span></text:p>
      <text:p text:style-name="P11"><text:span text:style-name="T69">This statement reveals clearly that evolutionist scientists consider the scientifically proven belief in “zero probability” as a scientific approach. In reality, principles of both logic and science demand that if a particular event has two possible explanations, where one has zero chance of being correct, then, the other explanation must be true. When principles of logic are applied to the zero probability of the Cytochrome-C protein’s forming by chance, it’s certain that it has been consciously made—in other words, created. This is the scientific, logical, and rational conclusion.</text:span></text:p>
      <text:p text:style-name="P11"><text:span text:style-name="T69">The materialist ideology forbids the acknowledgment of a Creator therefore compelling materialist scientists to reject scientific facts that contradict their philosophy. As a result, such scientists have no qualms in forsaking scientific facts that go against their grain. Instead, they try to impose their philosophies on the masses, which is why the of materialist scientists’ integrity and trustworthiness are questionable.</text:span></text:p>
      <text:p text:style-name="P7"/>
      <text:p text:style-name="P7"/>
      <text:h text:style-name="P47" text:outline-level="3"><text:soft-page-break/><text:span text:style-name="T82">ALL PROTEINS IN LIVING BEINGS ARE LEFT-HANDED; </text:span></text:h>
      <text:h text:style-name="P47" text:outline-level="3"><text:span text:style-name="T82">A FACT THAT CANNOT BE EXPLAINED BY CHANCE</text:span></text:h>
      <text:h text:style-name="P48" text:outline-level="3"/>
      <text:p text:style-name="P11"><text:span text:style-name="T69">For amino acids to form a functional protein, combining in the right number, in the right sequence and in their right three dimensional design is not enough. All the amino acids, without exceptions, must also combine to form a protein that is “left-handed.”</text:span></text:p>
      <text:p text:style-name="P11"><text:span text:style-name="T69">Chemically, all amino acids exist in either right-handed or left-handed form, their three-dimensional structures being symmetrical opposites, like human hands.</text:span></text:p>
      <text:p text:style-name="P11"><text:span text:style-name="T69">Amino acids from both camps can easily form bonds between them. But research has revealed one surprising fact: All proteins in all life forms, from the most primitive organisms to the most complex, are formed by left-handed amino acids. Even one right-handed amino acid within the structure renders it dysfunctional. Some experimenters introduced, right-handed amino acids into bacteria, and the bacteria immediately destroyed them. In some cases, the bacteria reconstructed left-handed amino acids from parts of the original right-handed ones.</text:span></text:p>
      <text:p text:style-name="P11"><text:span text:style-name="T69">For one moment, let’s assume that, as evolutionists claim, amino acids formed themselves according to the laws of chance. There should be equal numbers of left and right-handed amino acids in nature and, consequently, in all living beings as well. This should be quite possible: Chemically, amino acids from both groups can easily bond with one another. In reality, though, all proteins in living beings are exclusively left-handed.</text:span></text:p>
      <text:p text:style-name="P11"><text:span text:style-name="T69">For evolutionists, it is still a mystery why proteins select only left-handed amino acids, completely ignoring all right-handed versions. They cannot find any explanation for such a conscious, deliberate selectiveness. </text:span></text:p>
      <text:p text:style-name="P11"><text:span text:style-name="T69">Furthermore, this attribute of proteins makes the evolutionist’s “coincidence” proposition untenable. </text:span><text:span text:style-name="T73">The Britannica Science Encyclopedia</text:span><text:span text:style-name="T69">, an outspoken defender of evolution, states that the amino acids of all living organisms on Earth—and the building blocks of complex polymers such as proteins—share the same left-handed asymmetry. </text:span><text:span text:style-name="T73">The Encyclopedia</text:span><text:span text:style-name="T69"> adds that this is tantamount to tossing a coin one million times and having it always come up heads. It also states that it‘s impossible to understand why molecules should have become left-handed or right-handed; that, fascinatingly, this choice is related to the origin of life on Earth. </text:span><text:span text:style-name="T38">56</text:span></text:p>
      <text:p text:style-name="P11"><text:span text:style-name="T69">If a coin is flicked into the air millions of times, but always lands heads up, which is more rational; to ascribe it to coincidence, or to acknowledge someone’s conscious intervention? The self-evident answer is, it’s not possible for such a thing to be coincidental. And actually, the situation is even more complex than a coin’s coming up heads every time. In spite of this, evolutionists seek refuge in chance rather than acknowledge conscious intervention. They believe the nonsensical claims that in order to form proteins, amino acids agreed to admit no right-handed amino acids as part of their </text:span><text:soft-page-break/><text:span text:style-name="T69">game plan. In the face of all the facts revealed thus far, every rational human will realize that life has been designed and created in perfection by God.</text:span></text:p>
      <text:p text:style-name="P7"/>
      <text:p text:style-name="P7"/>
      <text:h text:style-name="P47" text:outline-level="3"><text:span text:style-name="T82">LIFE ON EARTH EMERGED SUDDENLY, MIRACULOUSLY</text:span></text:h>
      <text:p text:style-name="P4"/>
      <text:p text:style-name="P11"><text:span text:style-name="T69">Never mind the biological impossibility of life emerging by chance: The fossil record shows that life on Earth emerged suddenly—and miraculously.</text:span></text:p>
      <text:p text:style-name="P11"><text:span text:style-name="T69">When we investigate the fossil record in layers of sedimentary rocks, it becomes apparent that life emerged suddenly. The deepest (oldest) layers of rock containing fossils, belong to the Cambrian era of around 520-530 million years ago.</text:span></text:p>
      <text:p text:style-name="P11"><text:span text:style-name="T69">Fossils from sedimentary rocks of the Cambrian era are of complex invertebrates like snails, trilobites, sponges, worms, jelly fish, star fish, and other crustaceans. Interestingly, all these different species emerged at the same time, which is why paleontologists call this miraculous event the “Cambrian explosion.”</text:span></text:p>
      <text:p text:style-name="P11"><text:span text:style-name="T69">Life forms discovered in this layer had physiologically complex eyes, respiratory systems and metabolisms similar to those found in modern life forms. For instance, the trilobites’ double-lens eye design is wholly miraculous. David Raup, geology professor at Harvard, Rochester and Chicago Universities says, “the trilobites 450 million years ago used an optimal design which would require a well trained and imaginative optical engineer to develop today.” </text:span><text:span text:style-name="T38">57</text:span></text:p>
      <text:p text:style-name="P11"><text:span text:style-name="T69">These complex invertebrates emerged suddenly and completely, without any links to one-celled organisms or transitory life forms before them.</text:span></text:p>
      <text:p text:style-name="P11"><text:span text:style-name="T69">Richard Monestarsky, a staff writer of the popular evolutionist magazine, </text:span><text:span text:style-name="T73">Science News</text:span><text:span text:style-name="T69">, comments on the Cambrian explosion that astounds evolutionists:</text:span></text:p>
      <text:p text:style-name="P3"><text:span text:style-name="T53">A half-billion years ago,… the remarkably complex forms of animals we see today suddenly appeared. This moment, right at the start of Earth's Cambrian Period, some 550 million years ago, marks the evolutionary explosion that filled the seas with the world's first complex creatures. The large animal phyla of today were present already in the early Cambrian and they were as distinct from each other as they are today. </text:span><text:span text:style-name="T39">58</text:span></text:p>
      <text:p text:style-name="P11"><text:span text:style-name="T69">How did the Cambrian seas suddenly fill with such a diversity of invertebrate species, with no common ancestry? Evolutionists have never been able to answer the question. English biologist Richard Dawkins, one of the foremost names in evolutionist thought, has the following to say about on this fact that negates the thesis he espouses:</text:span></text:p>
      <text:p text:style-name="P3"><text:span text:style-name="T53">For example the Cambrian strata of rocks, vintage about 600 million years, are the oldest ones in which we find most of the major invertebrate groups. And we find many of them already in an advanced state of evolution, the very first time they appear. It is as though they were just planted there, without any evolutionary history. Needless to say, this appearance of sudden planting has delighted creationists. </text:span><text:span text:style-name="T39">59</text:span></text:p>
      <text:p text:style-name="P11"><text:soft-page-break/><text:span text:style-name="T69">As Dawkins inadvertently concedes, the Cambrian explosion is clear proof for Creation: In the absence of any evolutionary ancestors, the only explanation for the sudden appearance of these living beings is Creation. Evolutionist biologist Douglas Futuyma states that, "Organisms either appeared on the earth fully developed or they did not. If they did not, they must have developed from preexisting species by some process of modification.”</text:span><text:span text:style-name="T38">60 </text:span><text:span text:style-name="T69">Since scientific data proves that life emerged suddenly, evolution is left with no leg to stand on, and now evolutionists openly or secretly concede now this reality.</text:span></text:p>
      <text:p text:style-name="P7"/>
      <text:p text:style-name="P7"/>
      <text:p text:style-name="P10"><text:span text:style-name="T71">DNA’S MIRACULOUS DESIGN</text:span></text:p>
      <text:p text:style-name="P4"/>
      <text:p text:style-name="P11"><text:span text:style-name="T69">All the information about the bodies of living beings is encoded in the huge DNA molecules found within the nucleus of each cell. Living beings’ DNA is formed by hundred of thousands of small molecules called nucleotides, of which there are four types. Their sequence is specific to each species. Each species’ DNA contains the codes of that species’ characteristics. The same is true for humans. It’s thanks to our DNA sequence that man as a species is different from all other life forms; and each man’s DNA makes him slightly different from every other man. We can compare nucleotides to letters in the alphabet. Since there are four different nucleotides, we can liken the DNA to a huge encyclopedia composed with an alphabet of four letters.</text:span></text:p>
      <text:p text:style-name="P11"><text:span text:style-name="T69">The sequence of the “letters” in the DNA molecule determines every detail of the human body. Besides details like height and the color of eyes, hair and skin, the blueprint for all 206 bones, 600 muscles, network of 10,000 hearing nerves, two million optic nerves, 100 million nerve cells and more than 100 trillion other cells is contained in every cell’s DNA. If all the genetic information stored in the DNA were committed to printed pages, they would fill 900 volumes of 500 pages each. But this huge quantity of DNA information is encoded within the microscopic cell’s nucleus. </text:span></text:p>
      <text:p text:style-name="P11"><text:span text:style-name="T69">The data contained in one DNA molecule would fill one million pages. In other words, a million encyclopedia pages’ worth of information are stored in the nucleus of each human cell, controlling all bodily functions. In comparison, one of the greatest encyclopedias of the world, the </text:span><text:span text:style-name="T73">Britannica</text:span><text:span text:style-name="T69"> consists of 23 volumes with a total of 25,000 pages. An incredible picture emerges. Inside a microscopic cell’s nucleus is a molecule that serves as a databank, 40 times larger than the world’s greatest encyclopedia, with millions of different entries. This represents an encyclopedia of huge proportions, 920 volumes strong, unlike anything currently existing in the world. Research suggests that this huge “encyclopedia” contains five billion different bits of data.</text:span></text:p>
      <text:p text:style-name="P11"><text:span text:style-name="T69">This huge databank has existed in each of the 100 trillion cells of the billions of people who have ever existed since the first human. No doubt this reality is a clear demonstration of God’s infinite might, as the Lord of the heavens and the Earth.</text:span></text:p>
      <text:h text:style-name="P48" text:outline-level="3"><text:soft-page-break/></text:h>
      <text:h text:style-name="P48" text:outline-level="3"/>
      <text:h text:style-name="P47" text:outline-level="3"><text:span text:style-name="T82">UNDER NATURAL CONDITIONS, DNA </text:span></text:h>
      <text:h text:style-name="P47" text:outline-level="3"><text:span text:style-name="T82">CANNOT POSSIBLY FORM BY CHANCE</text:span></text:h>
      <text:p text:style-name="P4"/>
      <text:p text:style-name="P11"><text:span text:style-name="T69">Considering that there are 200,000 genes in the human body, it is just impossible that the millions of nucleotides forming these genes, should line up accidentally, in the right sequence. Evolutionist biologist Frank Salisbury points out these impossibilities:</text:span></text:p>
      <text:p text:style-name="P3"><text:span text:style-name="T53">A medium protein might include about 300 amino acids. The DNA gene controlling this would have about 1,000 nucleotides in its chain. Since there are four kinds of nucleotides in a DNA chain, one consisting of 1,000 links could exist in 4</text:span><text:span text:style-name="T39">1,000</text:span><text:span text:style-name="T53"> forms. Using a little algebra (logarithms) we can see that 4</text:span><text:span text:style-name="T39">1,000</text:span><text:span text:style-name="T53">=10</text:span><text:span text:style-name="T39">600</text:span><text:span text:style-name="T53">. Ten multiplied by itself 600 times gives the figure 1 followed by 600 zeros! This number is completely beyond our comprehension. </text:span><text:span text:style-name="T39">61</text:span></text:p>
      <text:p text:style-name="P11"><text:span text:style-name="T69">A “small algorithmic” calculation of 1 in 4</text:span><text:span text:style-name="T38">1,000</text:span><text:span text:style-name="T69"> means 10</text:span><text:span text:style-name="T38">620</text:span><text:span text:style-name="T69">. This is a number with 620 zeros after the 1. When eleven zeros after ten express one trillion, it is hardly comprehensible what a number with 620 zeroes means. Paul Auger, the French evolutionist and scientist expresses the impossibility of any coincidental accumulation of nucleotides to create the RNA and DNA:</text:span></text:p>
      <text:p text:style-name="P3"><text:span text:style-name="T53">We have to sharply distinguish the two stages in the chance formation of complex molecules such as nucleotides by chemical events. The production of nucleotides one by one—which is possible—and the combination of these within very special sequences. The second is absolutely impossible. </text:span><text:span text:style-name="T39">62</text:span></text:p>
      <text:p text:style-name="P11"><text:span text:style-name="T69">Dr. Leslie Orgel, the famous evolutionist and colleague of Stanley Miller and Francis Crick from California University, comments on this impossibility:</text:span></text:p>
      <text:p text:style-name="P3"><text:span text:style-name="T53">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 </text:span><text:span text:style-name="T39">63</text:span></text:p>
      <text:p text:style-name="P11"><text:span text:style-name="T69">Other well-known evolutionist scientists acknowledge the same fact:</text:span></text:p>
      <text:p text:style-name="P3"><text:span text:style-name="T53">DNA cannot do its work, including forming more DNA, without the help of catalytic proteins, or enzymes. In short, proteins cannot form without DNA, but neither can DNA form without proteins. </text:span><text:span text:style-name="T39">64</text:span></text:p>
      <text:p text:style-name="P3"><text:span text:style-name="T53">“How did the Genetic Code, along with the mechanisms for its translation (ribosomes and RNA molecules), originate?” For the moment, we will have to content ourselves with a sense of wonder and awe, rather than with an answer. </text:span><text:span text:style-name="T39">65</text:span></text:p>
      <text:p text:style-name="P1"/>
      <text:p text:style-name="P1"/>
      <text:h text:style-name="P47" text:outline-level="3"><text:soft-page-break/><text:span text:style-name="T82">THE SECRET BEHIND THE DIVERSIFICATION </text:span></text:h>
      <text:h text:style-name="P47" text:outline-level="3"><text:span text:style-name="T82">OF CELLS</text:span></text:h>
      <text:p text:style-name="P4"/>
      <text:p text:style-name="P11"><text:span text:style-name="T69">For multiplication by cell division to become possible, first one cell must make a copy of itself—which in turn, in time, must produce further copies of themselves and so on, into millions of identical cells. But this process is far more complicated and mysterious than it appears. At some point during the process of cell division, and by an unknown trigger, certain cells begin to diversify into altogether different cells. In this way, cells originating from a common stem cell diversify, by cell division, to create different tissues and organs. Some become light-sensitive retinal cells, others liver cells. Still others become nerve cells sensitive to heat, cold or pain, or receptive to vibrations caused by sound.</text:span></text:p>
      <text:p text:style-name="P11"><text:span text:style-name="T69">How can such diversification come about? Since a cell cannot decide on its own to specialize, who makes this decision?</text:span></text:p>
      <text:p text:style-name="P11"><text:span text:style-name="T69">All cells contain the same DNA data, yet produce different proteins. Two cells producing different proteins become different from one another. But how is it that two cells of common origin, and containing the same genetic information, suddenly begin producing different types of proteins and displaying different characteristics and behavior? Even though they are identical copies of each other, who directs them to produce different types of proteins?</text:span></text:p>
      <text:p text:style-name="P11"><text:span text:style-name="T69">Hoimar von Ditfurth, a fervent advocate of evolution, comments on the mysterious developments taking place in the womb:</text:span></text:p>
      <text:p text:style-name="P3"><text:span text:style-name="T53">How a single egg cell divides to form so numerous differentiated cells, and the perfect natural communication and the cooperation between these cells top the events that amaze scientists. </text:span><text:span text:style-name="T39">66</text:span></text:p>
      <text:p text:style-name="P11"><text:span text:style-name="T69">Likewise, other advocates of evolution fail to explain how one single cell can set in motion a development that leads to the formation of different organs and tissues, culminating in the creation of a human being with 100 trillion cells. This miracle they call a dark corner of evolution.</text:span></text:p>
      <text:p text:style-name="P33"/>
      <text:p text:style-name="P37"><text:span text:style-name="T53">He is God—the Creator, the Maker, the Giver of Form. To Him belong the Most Beautiful Names. Everything in the heavens and Earth glorifies Him. He is the Almighty, the All-Wise. (Qur’an, 59:24)</text:span></text:p>
      <text:p text:style-name="P34"/>
      <text:p text:style-name="P34"/>
      <text:h text:style-name="P47" text:outline-level="3"><text:span text:style-name="T82">INTELLIGENCE IN BACTERIA</text:span></text:h>
      <text:p text:style-name="P4"/>
      <text:p text:style-name="P11"><text:span text:style-name="T69">In recent years, research into bacteria has revealed that these one-cell organisms behave extremely intelligently, by responding to the situation in their environment. According to the renowned molecular biologist Michael Denton:</text:span></text:p>
      <text:p text:style-name="P3"><text:soft-page-break/><text:span text:style-name="T53">The amoeba, although the size of a small speck of dust, exhibits behavioral strategies which seem objectively indistinguishable from those of animals far higher up the scale. If an amoeba were the size of a cat, we would probably impute to it the same level of intelligence as we do to a mammal. Just how do such minute organisms integrate all the information necessary to make such apparently calculated intelligent decisions? …the way it [the amoeba] integrates all the information necessary to pursue its prey, its decision to change direction, its persistence in the pursuit when its prey escapes, the sudden breakout of the smaller amoeba from its imprisonment in the interior of its captor at the moment when the wall of protoplasm was at its thinnest—all this remains to be fully explained in molecular terms. </text:span><text:span text:style-name="T39">67</text:span></text:p>
      <text:p text:style-name="P11"><text:span text:style-name="T69">In the above excerpt, the final sentence is most noteworthy. Amoebas’ behavior cannot be explained on a molecular level—by chemical reactions or physical triggers. These monocellular organisms consciously make decisions and carry them out. But interestingly, they have neither brain nor nervous system. Each one is a simple cell made of proteins, fats and water.</text:span></text:p>
      <text:p text:style-name="P11"><text:span text:style-name="T69">Other examples of intelligent behavior are displayed by bacteria. According to the July 1999 issue of the famous French science magazine, </text:span><text:span text:style-name="T73">Science et Vie</text:span><text:span text:style-name="T69">, bacteria communicate with one another and make collective decisions, based on the information they receive.</text:span></text:p>
      <text:p text:style-name="P11"><text:span text:style-name="T69">According to the </text:span><text:span text:style-name="T73">Science et Vie</text:span><text:span text:style-name="T69"> article, this communication is the result of a highly complex system. The bacteria’s surface area is able to send and receive electrical signals. Bacteria send signals containing data on the conditions of their environment, including nutritional information. Based on such information, they decide how often to divide and when to cease reproductive activities.</text:span></text:p>
      <text:p text:style-name="P11"><text:span text:style-name="T69">In short, living beings that are invisible to the naked eye gather information on their surroundings, interpret them, and communicate them to one another. They then decide on a joint action plan.</text:span></text:p>
      <text:p text:style-name="P11"><text:span text:style-name="T69">The fact that micro-organisms, devoid of brain and nervous system, can display behavior requiring intelligence, reason and consciousness, demonstrates that the source of such rational, planned, calculated and decisive action lies not within them. This situation reveals a clear miracle: Someone else directs them in a rational way. This being is God Who creates them and then directs each of their actions. This reality is not just true for bacteria but also for all other beings. As the Qur’an reveals: “…</text:span><text:span text:style-name="T70">There is no creature He does not hold by the forelock…” (Qur’an, 11:56)</text:span></text:p>
      <text:p text:style-name="P6"/>
      <text:p text:style-name="P6"/>
      <text:p text:style-name="P10"/>
      <text:p text:style-name="P14"><text:span text:style-name="T66">CONCLUSION</text:span></text:p>
      <text:p text:style-name="P5"/>
      <text:p text:style-name="P5"/>
      <text:p text:style-name="P11"><text:span text:style-name="T68">A</text:span><text:span text:style-name="T69">s we stated at the beginning, these examples of miracles from the world of living beings are only a few links of an infinite chain of miracles. Whichever creations of God we regard, we are always examining a great miracle. But what’s really important is that we notice and comprehend these miracles, because regardless of how clear and great a miracle is, only believers will see God’s existence and infinite greatness therein.</text:span></text:p>
      <text:p text:style-name="P11"><text:span text:style-name="T69">Unbelievers will never acknowledge even a clear-cut miracle and will deny it because of their prejudices, pride, and worldly ambitions. Also, they make irrational and nonsensical comments, trying to bury miracles or portray them as common and normal, or even irrelevant. In reality, even just one of the miracles related in this book is enough to persuade any conscientious person of normal intelligence. But since deniers are devoid of logic and awareness, they cannot comprehend God’s miracles all around them. These verses of the Qur’an describe the deniers’ attitude towards miracles:</text:span></text:p>
      <text:p text:style-name="P33"/>
      <text:p text:style-name="P37"><text:span text:style-name="T53">If they see a Sign they turn away, saying “There is no end to this witchcraft!” They have denied the truth and followed their whims and desires, but everything has its time. (Qur’an, 54:2-3)</text:span></text:p>
      <text:p text:style-name="P4"/>
      <text:p text:style-name="P11"><text:span text:style-name="T69">As these verses show, deniers’ disinterest of towards miracles is caused by their egotism and desire to satisfy selfish ambitions. Acknowledging miracles would mean that they would also have to accept the existence of God and Judgment Day, which in turn would mean they must accept that they must submit to His will, and will account to Him for their actions.</text:span></text:p>
      <text:p text:style-name="P11"><text:span text:style-name="T69">This is unacceptable to unbelievers, however, which is why they do not believe. But whether or not they choose to believe the truth, everything bides its time and meets its fate. Their denying miracles will not alter the truth, nor what they will receive in the Hereafter for what they have done.</text:span></text:p>
      <text:p text:style-name="P11"><text:span text:style-name="T69">In reality, for unbelievers of all eras, it is God’s eternally valid law that they cannot see the undisputable miracles in His creation. The verses say:</text:span></text:p>
      <text:p text:style-name="P33"/>
      <text:p text:style-name="P37"><text:span text:style-name="T53">They have sworn by God with their most earnest oaths that if a Sign comes to them they will believe in it. Say: “The Signs are in God’s control alone.” What will make you realize that even if a Sign did come, they would still not believe? We will overturn their hearts and sight, just as when they did not believe in it at first, and We will abandon them to wander blindly in their excessive insolence. Even if We sent down angels to them, and the dead spoke to them, and We gathered together everything in front of them right before </text:span><text:soft-page-break/><text:span text:style-name="T53">their eyes, they would still not believe unless God willed. The truth is that most of them are ignorant. (Qur’an, 6:109-111)</text:span></text:p>
      <text:p text:style-name="P34"/>
      <text:p text:style-name="P33"/>
      <text:p text:style-name="P38"/>
      <text:p text:style-name="P39"><text:span text:style-name="T67">THE DECEPTION OF EVOLUTION</text:span></text:p>
      <text:p text:style-name="P33"/>
      <text:p text:style-name="P33"/>
      <text:p text:style-name="P37"><text:span text:style-name="T65">D</text:span><text:span text:style-name="T60">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God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69"><text:span text:style-name="T61">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concept of intelligent design to account for the origin of life. This "intelligent design" is a scientific expression of the fact that God created all living things.</text:span></text:p>
      <text:p text:style-name="P69"><text:span text:style-name="T61">We have examined the collapse of the theory of evolution and the proofs of creation in great scientific detail in many of our works, and are still continuing to do so. Given the enormous importance of this subject, it will be of great benefit to summarize it here.</text:span></text:p>
      <text:p text:style-name="P77"/>
      <text:p text:style-name="P78"><text:span text:style-name="T74">The Scientific Collapse of Darwinism</text:span></text:p>
      <text:p text:style-name="P69"><text:span text:style-name="T61">Although this doctrine goes back as far as ancient Greece, the theory of evolution was advanced extensively in the nineteenth century. The most important development that made it the top topic of the world of science was Charles Darwin's </text:span><text:span text:style-name="T62">The Origin of Species,</text:span><text:span text:style-name="T61"> published in 1859. In this book, he denied that God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span></text:p>
      <text:p text:style-name="P69"><text:span text:style-name="T61">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span></text:p>
      <text:p text:style-name="P69"><text:span text:style-name="T61">1) The theory cannot explain how life originated on Earth. </text:span></text:p>
      <text:p text:style-name="P69"><text:span text:style-name="T61">2) No scientific finding shows that the "evolutionary mechanisms" proposed by the theory have any evolutionary power at all. </text:span></text:p>
      <text:p text:style-name="P69"><text:soft-page-break/><text:span text:style-name="T61">3) The fossil record proves the exact opposite of what the theory suggests.</text:span></text:p>
      <text:p text:style-name="P69"><text:span text:style-name="T61">In this section, we will examine these three basic points in general outlines:</text:span></text:p>
      <text:p text:style-name="P77"/>
      <text:p text:style-name="P78"><text:span text:style-name="T74">The First Insurmountable Step: The Origin of Life </text:span></text:p>
      <text:p text:style-name="P69"><text:span text:style-name="T53">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span></text:p>
      <text:p text:style-name="P69"><text:span text:style-name="T53">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span></text:p>
      <text:p text:style-name="P77"/>
      <text:p text:style-name="P78"><text:span text:style-name="T74">"Life Comes from Life"</text:span></text:p>
      <text:p text:style-name="P69"><text:span text:style-name="T53">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69"><text:span text:style-name="T53">Similarly, maggots developing in rotting meat was assumed to be evidence of spontaneous generation. However, it was later understood that worms did not appear on meat spontaneously, </text:span><text:span text:style-name="T61">but were carried there by flies in the form of larvae, invisible to the naked eye. </text:span></text:p>
      <text:p text:style-name="P69"><text:span text:style-name="T61">Even when Darwin wrote </text:span><text:span text:style-name="T62">The Origin of Species</text:span><text:span text:style-name="T61">, the belief that bacteria could come into existence from non-living matter was widely accepted in the world of science. </text:span></text:p>
      <text:p text:style-name="P69"><text:span text:style-name="T61">However, five years after the publication of Darwin's book, Louis Pasteur announced his results after long studies and experiments, that disproved spontaneous generation, a cornerstone of Darwin's theory. In his triumphal lecture at the Sorbonne in 1864, Pasteur said: </text:span><text:span text:style-name="T62">"</text:span><text:span text:style-name="T61">Never will the doctrine of spontaneous generation recover from the mortal blow struck by this simple experiment."</text:span><text:span text:style-name="T39">68</text:span></text:p>
      <text:p text:style-name="P69"><text:span text:style-name="T61">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p text:style-name="P77"><text:soft-page-break/></text:p>
      <text:p text:style-name="P78"><text:span text:style-name="T74">Inconclusive Efforts in the Twentieth Century</text:span></text:p>
      <text:p text:style-name="P69"><text:span text:style-name="T61">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p>
      <text:p text:style-name="P69"><text:span text:style-name="T61">Unfortunately, however, the problem of the origin of the cell is perhaps the most obscure point in the whole study of the evolution of organisms.</text:span><text:span text:style-name="T39">69</text:span></text:p>
      <text:p text:style-name="P69"><text:span text:style-name="T61">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69"><text:span text:style-name="T61">Barely a few years had passed before it was revealed that this experiment, which was then presented as an important step in the name of evolution, was invalid, for the atmosphere used in the experiment was very different from the real Earth conditions.</text:span><text:span text:style-name="T39">70</text:span></text:p>
      <text:p text:style-name="P69"><text:span text:style-name="T61">After a long silence, Miller confessed that the atmosphere medium he used was unrealistic.</text:span><text:span text:style-name="T39">71</text:span></text:p>
      <text:p text:style-name="P69"><text:span text:style-name="T61">All the evolutionists' efforts throughout the twentieth century to explain the origin of life ended in failure. The geochemist Jeffrey Bada, from the San Diego Scripps Institute accepts this fact in an article published in </text:span><text:span text:style-name="T62">Earth</text:span><text:span text:style-name="T61"> magazine in 1998:</text:span></text:p>
      <text:p text:style-name="P69"><text:span text:style-name="T61">Today as we leave the twentieth century, we still face the biggest unsolved problem that we had when we entered the twentieth century: How did life originate on Earth.</text:span><text:span text:style-name="T39">72</text:span></text:p>
      <text:p text:style-name="P77"/>
      <text:p text:style-name="P78"><text:span text:style-name="T74">The Complex Structure of Life </text:span></text:p>
      <text:p text:style-name="P69"><text:span text:style-name="T61">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span></text:p>
      <text:p text:style-name="P69"><text:span text:style-name="T61">The conditions required for the formation of a cell are too great in quantity to be explained away by coincidences. The probability of proteins, the building blocks of a cell, being synthesized coincidentally, is 1 in 10</text:span><text:span text:style-name="T49">950</text:span><text:span text:style-name="T61"> for an average protein made up of 500 amino acids. In mathematics, a probability smaller than 1 over 10</text:span><text:span text:style-name="T49">50</text:span><text:span text:style-name="T61"> is considered to be impossible in practical terms.</text:span></text:p>
      <text:p text:style-name="P69"><text:span text:style-name="T61">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span></text:p>
      <text:p text:style-name="P69"><text:soft-page-break/><text:span text:style-name="T61">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62">Scientific American</text:span><text:span text:style-name="T61"> magazine:</text:span></text:p>
      <text:p text:style-name="P69"><text:span text:style-name="T61">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39">73</text:span></text:p>
      <text:p text:style-name="P69"><text:span text:style-name="T61">No doubt, if it is impossible for life to have originated from natural causes, then it has to be accepted that life was "created" in a supernatural way. This fact explicitly invalidates the theory of evolution, whose main purpose is to deny creation. </text:span></text:p>
      <text:p text:style-name="P77"/>
      <text:p text:style-name="P78"><text:span text:style-name="T74">Imaginary Mechanisms of Evolution </text:span></text:p>
      <text:p text:style-name="P69"><text:span text:style-name="T53">The second important point that negates Darwin's theory is that both concepts put forward by the theory as "evolutionary mechanisms" were understood to have, in reality, no evolutionary power. </text:span></text:p>
      <text:p text:style-name="P69"><text:span text:style-name="T53">Darwin based his evolution allegation entirely on the mechanism of "natural selection." The importance he placed on this mechanism was evident in the name of his book: </text:span><text:span text:style-name="T58">The Origin of Species, By Means of Natural Selection…</text:span></text:p>
      <text:p text:style-name="P69"><text:span text:style-name="T53">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69"><text:span text:style-name="T53">Therefore, the mechanism of natural selection has no evolutionary power. Darwin was also aware of this fact and had to state this in his book </text:span><text:span text:style-name="T58">The Origin of Species</text:span><text:span text:style-name="T53">:</text:span></text:p>
      <text:p text:style-name="P69"><text:span text:style-name="T53">Natural selection can do nothing until favourable individual differences or variations occur.</text:span><text:span text:style-name="T39">74</text:span></text:p>
      <text:p text:style-name="P77"/>
      <text:p text:style-name="P78"><text:span text:style-name="T74">Lamarck’s Impact</text:span></text:p>
      <text:p text:style-name="P69"><text:span text:style-name="T53">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text:span><text:soft-page-break/><text:span text:style-name="T53">evolved from antelopes; as they struggled to eat the leaves of high trees, their necks were extended from generation to generation. </text:span></text:p>
      <text:p text:style-name="P69"><text:span text:style-name="T53">Darwin also gave similar examples. In his book </text:span><text:span text:style-name="T58">The Origin of Species,</text:span><text:span text:style-name="T53"> for instance, he said that some bears going into water to find food transformed themselves into whales over time.</text:span><text:span text:style-name="T39">75</text:span></text:p>
      <text:p text:style-name="P69"><text:span text:style-name="T53">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span></text:p>
      <text:p text:style-name="P77"/>
      <text:p text:style-name="P78"><text:span text:style-name="T74">Neo-Darwinism and Mutations </text:span></text:p>
      <text:p text:style-name="P69"><text:span text:style-name="T61">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span></text:p>
      <text:p text:style-name="P69"><text:span text:style-name="T61">Today, the model that stands for evolution in the world is Neo-Darwinism. The theory maintains that millions of living beings formed as a result of a process whereby numerous complex organs of these organisms (e.g., ears, eyes, lungs, and wings) underwent "</text:span><text:span text:style-name="T53">mutations," that is, genetic disorders. Yet, there is an outright scientific fact that totally undermines this theory: Mutations do not cause living beings to develop; on the contrary, they are always harmful. </text:span></text:p>
      <text:p text:style-name="P69"><text:span text:style-name="T53">The reason for this is very simple: DNA has a very complex structure, and random effects can only harm it. The American geneticist B.G. Ranganathan explains this as follows:</text:span></text:p>
      <text:p text:style-name="P69"><text:span text:style-name="T53">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text:span><text:span text:style-name="T61">shake a highly ordered structure such as a building, there would be a random change in the framework of the building which, in all probability, would not be an improvement.</text:span><text:span text:style-name="T39">76</text:span></text:p>
      <text:p text:style-name="P69"><text:span text:style-name="T53">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span></text:p>
      <text:p text:style-name="P77"><text:soft-page-break/></text:p>
      <text:p text:style-name="P78"><text:span text:style-name="T74">The Fossil Record: No Sign of Intermediate Forms</text:span></text:p>
      <text:p text:style-name="P69"><text:span text:style-name="T61">The clearest evidence that the scenario suggested by the theory of evolution did not take place is the fossil record. </text:span></text:p>
      <text:p text:style-name="P69"><text:span text:style-name="T61">According to 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69"><text:span text:style-name="T61">Had this been the case, numerous intermediary species should have existed and lived within this long transformation period. </text:span></text:p>
      <text:p text:style-name="P69"><text:span text:style-name="T61">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69"><text:span text:style-name="T61">If such animals ever really existed, there should be millions and even billions of them in number and variety. More importantly, the remains of these strange creatures should be present in the fossil record. In </text:span><text:span text:style-name="T63">The Origin of Species</text:span><text:span text:style-name="T61">, Darwin explained:</text:span></text:p>
      <text:p text:style-name="P69"><text:span text:style-name="T61">If my theory be true, numberless intermediate varieties, linking most closely all of the species of the same group together must assuredly have existed... Consequently, evidence of their former existence could be found only amongst fossil remains.</text:span><text:span text:style-name="T39">77</text:span></text:p>
      <text:p text:style-name="P77"/>
      <text:p text:style-name="P78"><text:span text:style-name="T74">Darwin’s Hopes Shattered </text:span></text:p>
      <text:p text:style-name="P69"><text:span text:style-name="T61">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span></text:p>
      <text:p text:style-name="P69"><text:span text:style-name="T61">One famous British paleontologist, Derek V. Ager, admits this fact, even though he is an evolutionist:</text:span></text:p>
      <text:p text:style-name="P69"><text:span text:style-name="T61">The point emerges that if we examine the fossil record in detail, whether at the level of orders or of species, we find—over and over again—not gradual evolution, but the sudden explosion of one group at the expense of another.</text:span><text:span text:style-name="T39">78</text:span></text:p>
      <text:p text:style-name="P69"><text:span text:style-name="T61">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span></text:p>
      <text:p text:style-name="P69"><text:soft-page-break/><text:span text:style-name="T61">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39">79</text:span></text:p>
      <text:p text:style-name="P69"><text:span text:style-name="T61">Fossils show that living beings emerged fully developed and in a perfect state on the Earth. That means that "the origin of species," contrary to Darwin's supposition, is not evolution, but creation.</text:span></text:p>
      <text:p text:style-name="P77"/>
      <text:p text:style-name="P78"><text:span text:style-name="T74">The Tale of Human Evolution</text:span></text:p>
      <text:p text:style-name="P69"><text:span text:style-name="T61">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span></text:p>
      <text:p text:style-name="P69"><text:span text:style-name="T61">1. Australopithecus </text:span></text:p>
      <text:p text:style-name="P69"><text:span text:style-name="T61">2. Homo habilis</text:span></text:p>
      <text:p text:style-name="P69"><text:span text:style-name="T61">3. Homo erectus</text:span></text:p>
      <text:p text:style-name="P69"><text:span text:style-name="T61">4. Homo sapiens</text:span></text:p>
      <text:p text:style-name="P69"><text:span text:style-name="T61">Evolutionists call man's so-called first ape-like ancestors </text:span><text:span text:style-name="T62">Australopithecus</text:span><text:span text:style-name="T61">, which means "South African ape." These living beings are actually nothing but an old ape species that has become extinct. Extensive research done on various </text:span><text:span text:style-name="T62">Australopithecus</text:span><text:span text:style-name="T61"> specimens by two world famous anatomists from England and the USA, namely, Lord Solly Zuckerman and Prof. Charles Oxnard, shows that these apes belonged to an ordinary ape species that became extinct and bore no resemblance to humans.</text:span><text:span text:style-name="T39">80</text:span></text:p>
      <text:p text:style-name="P69"><text:span text:style-name="T61">Evolutionists classify the next stage of human evolution as "homo," that is "man." According to their claim, the living beings in the </text:span><text:span text:style-name="T62">Homo</text:span><text:span text:style-name="T61"> series are more developed than </text:span><text:span text:style-name="T62">Australopithecus</text:span><text:span text:style-name="T61">.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62">One Long Argument</text:span><text:span text:style-name="T61"> that "particularly historical [puzzles] such as the origin of life or of </text:span><text:span text:style-name="T62">Homo sapiens</text:span><text:span text:style-name="T61">, are extremely difficult and may even resist a final, satisfying explanation."</text:span><text:span text:style-name="T39">81</text:span></text:p>
      <text:p text:style-name="P69"><text:span text:style-name="T61">By outlining the link chain as </text:span><text:span text:style-name="T62">Australopithecus </text:span><text:span text:style-name="T61">&gt;</text:span><text:span text:style-name="T62"> Homo habilis </text:span><text:span text:style-name="T61">&gt; </text:span><text:span text:style-name="T62">Homo erectus </text:span><text:span text:style-name="T61">&gt;</text:span><text:span text:style-name="T62"> Homo sapiens,</text:span><text:span text:style-name="T61"> evolutionists imply that each of these species is one another's ancestor. However, recent findings of paleoanthropologists have revealed that </text:span><text:span text:style-name="T62">Australopithecus</text:span><text:span text:style-name="T61">, </text:span><text:span text:style-name="T62">Homo habilis</text:span><text:span text:style-name="T61">, and </text:span><text:span text:style-name="T62">Homo erectus</text:span><text:span text:style-name="T61"> lived at different parts of the world at the same time.</text:span><text:span text:style-name="T39">82</text:span></text:p>
      <text:p text:style-name="P69"><text:soft-page-break/><text:span text:style-name="T61">Moreover, a certain segment of humans classified as </text:span><text:span text:style-name="T62">Homo erectus</text:span><text:span text:style-name="T61"> have lived up until very modern times. </text:span><text:span text:style-name="T62">Homo sapiens neandarthalensis</text:span><text:span text:style-name="T61"> and </text:span><text:span text:style-name="T62">Homo sapiens sapiens</text:span><text:span text:style-name="T61"> (modern man) co-existed in the same region.</text:span><text:span text:style-name="T39">83</text:span></text:p>
      <text:p text:style-name="P69"><text:span text:style-name="T61">This situation apparently indicates the invalidity of the claim that they are ancestors of one another. Stephen Jay Gould, explained this deadlock of the theory of evolution, although he was himself one of the leading advocates of evolution in the twentieth century:</text:span></text:p>
      <text:p text:style-name="P69"><text:span text:style-name="T61">What has become of our ladder if there are three coexisting lineages of hominids (</text:span><text:span text:style-name="T62">A. africanu</text:span><text:span text:style-name="T61">s, the robust australopithecines, and </text:span><text:span text:style-name="T62">H. habilis</text:span><text:span text:style-name="T61">), none clearly derived from another? Moreover, none of the three display any evolutionary trends during their tenure on earth.</text:span><text:span text:style-name="T39">84</text:span></text:p>
      <text:p text:style-name="P69"><text:span text:style-name="T61">Put briefly, the scenario of human evolution, which is "upheld" with the help of various drawings of some "half ape, half human" creatures appearing in the media and course books, that is, frankly, by means of propaganda, is nothing but a tale with no scientific foundation. </text:span></text:p>
      <text:p text:style-name="P69"><text:span text:style-name="T61">Lord Solly Zuckerman, one of the most famous and respected scientists in the U.K., who carried out research on this subject for years and studied </text:span><text:span text:style-name="T62">Australopithecus</text:span><text:span text:style-name="T61"> fossils for 15 years, finally concluded, despite being an evolutionist himself, that there is, in fact, no such family tree branching out from ape-like creatures to man. </text:span></text:p>
      <text:p text:style-name="P69"><text:span text:style-name="T61">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69"><text:span text:style-name="T61">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text:span><text:span text:style-name="T39">85</text:span></text:p>
      <text:p text:style-name="P69"><text:span text:style-name="T61">The tale of human evolution boils down to nothing but the prejudiced interpretations of some fossils unearthed by certain people, who blindly adhere to their theory.</text:span></text:p>
      <text:p text:style-name="P77"/>
      <text:p text:style-name="P78"><text:span text:style-name="T74">Darwinian Formula!</text:span></text:p>
      <text:p text:style-name="P69"><text:span text:style-name="T61">Besides all the technical evidence we have dealt with so far, let us now for once, examine what kind of a superstition the evolutionists have with an example so simple as to be understood even by children:</text:span></text:p>
      <text:p text:style-name="P69"><text:span text:style-name="T61">The theory of evolution asserts that life is formed by chance. According to this claim, lifeless and unconscious atoms came together to form the cell and then they somehow formed other </text:span><text:span text:style-name="T53">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text:span><text:soft-page-break/><text:span text:style-name="T53">"experiment" on this subject and let us examine on the behalf of evolutionists what they really claim without pronouncing loudly under the name "Darwinian formula":</text:span></text:p>
      <text:p text:style-name="P69"><text:span text:style-name="T61">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a single one of which has a formation probability of 10-950—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red butterflies, or millions of other living beings such as these. Indeed, they could not obtain even a single cell of any one of them. </text:span></text:p>
      <text:p text:style-name="P69"><text:span text:style-name="T53">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God's superior creation. </text:span></text:p>
      <text:p text:style-name="P69"><text:span text:style-name="T61">The theory of evolution, which claims the opposite, is a total fallacy completely contrary to reason. Thinking even a little bit on the claims of tevolutionists discloses this reality, just as in the above example.</text:span></text:p>
      <text:p text:style-name="P77"/>
      <text:p text:style-name="P78"><text:span text:style-name="T74">Technology in the Eye and the Ear</text:span></text:p>
      <text:p text:style-name="P69"><text:span text:style-name="T61">Another subject that remains unanswered by evolutionary theory is the excellent quality of perception in the eye and the ear. </text:span></text:p>
      <text:p text:style-name="P69"><text:span text:style-name="T61">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p>
      <text:p text:style-name="P69"><text:span text:style-name="T61">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69"><text:span text:style-name="T61">The image formed in the eye is so sharp and distinct that even the technology of the twentieth century has not been able to attain it. For instance, look at the book you are </text:span><text:soft-page-break/><text:span text:style-name="T61">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69"><text:span text:style-name="T61">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69"><text:span text:style-name="T61">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p>
      <text:p text:style-name="P69"><text:span text:style-name="T61">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69"><text:span text:style-name="T61">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was measured by a precise device at that moment, complete silence would be found to be prevailing there. </text:span></text:p>
      <text:p text:style-name="P69"><text:span text:style-name="T61">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text:span><text:soft-page-break/><text:span text:style-name="T61">sound perceived by the ear. Think of the highest-quality hi-fi systems produced by the largest</text:span><text:span text:style-name="T53"> </text:span><text:span text:style-name="T61">company in the music industry. Even in these devices, when sound is recorded some of it is lost; or when you turn on a </text:span><text:span text:style-name="T53">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span></text:p>
      <text:p text:style-name="P69"><text:span text:style-name="T61">So far, no man-made visual or recording apparatus has been as sensitive and successful in perceiving sensory data as are the eye and the ear. However, as far as seeing and hearing are concerned, a far greater truth lies beyond all this. </text:span></text:p>
      <text:p text:style-name="P77"/>
      <text:p text:style-name="P78"><text:span text:style-name="T74">To Whom Does the Consciousness that Sees </text:span></text:p>
      <text:p text:style-name="P78"><text:span text:style-name="T74">and Hears within the Brain Belong? </text:span></text:p>
      <text:p text:style-name="P69"><text:span text:style-name="T61">Who watches an alluring world in the brain, listens to symphonies and the twittering of birds, and smells the rose?</text:span></text:p>
      <text:p text:style-name="P69"><text:span text:style-name="T61">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span></text:p>
      <text:p text:style-name="P69"><text:span text:style-name="T61">For this consciousness is the spirit created by God, which needs neither the eye to watch the images nor the ear to hear the sounds. Furthermore, it does not need the brain to think. </text:span></text:p>
      <text:p text:style-name="P69"><text:span text:style-name="T61">Everyone who reads this explicit and scientific fact should ponder on Almighty God, and fear and seek refuge in Him, for He squeezes the entire universe in a pitch-dark place of a few cubic centimeters in a three-dimensional, colored, shadowy, and luminous form.</text:span></text:p>
      <text:p text:style-name="P77"/>
      <text:p text:style-name="P78"><text:span text:style-name="T74">A Materialist Faith</text:span></text:p>
      <text:p text:style-name="P69"><text:span text:style-name="T61">The information we have presented so far shows us that the theory of evolution is a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span></text:p>
      <text:p text:style-name="P69"><text:soft-page-break/><text:span text:style-name="T61">However, the theory of evolution is kept on the agenda of science. Some people even try to represent criticisms directed against it as an "attack on science." Why?</text:span></text:p>
      <text:p text:style-name="P69"><text:span text:style-name="T61">The reason is that this theory is an indispensable dogmatic belief for some circles. These circles are blindly devoted to materialist philosophy and adopt Darwinism because it is the only materialist explanation that can be put forward to explain the workings of nature.</text:span></text:p>
      <text:p text:style-name="P69"><text:span text:style-name="T61">Interestingly enough, they also confess this fact from time to time. A well-known geneticist and an outspoken evolutionist, Richard C. Lewontin from Harvard University, confesses that he is "first and foremost a materialist and then a scientist":</text:span></text:p>
      <text:p text:style-name="P69"><text:span text:style-name="T53">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T39">86</text:span></text:p>
      <text:p text:style-name="P69"><text:span text:style-name="T53">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span></text:p>
      <text:p text:style-name="P69"><text:span text:style-name="T53">Anyone who does not look at the origin of living beings with a materialist prejudice will see this evident truth: All living beings are works of a Creator, Who is All-Powerful, All-Wise, and All-Knowing. This Creator is God, Who created the whole universe from non-existence, designed it in the most perfect form, and fashioned all living beings.</text:span></text:p>
      <text:p text:style-name="P78"><text:span text:style-name="T74">The Theory of Evolution Is the Most </text:span></text:p>
      <text:p text:style-name="P78"><text:span text:style-name="T74">Potent Spell in the World </text:span></text:p>
      <text:p text:style-name="P69"><text:span text:style-name="T53">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p>
      <text:p text:style-name="P69"><text:span text:style-name="T53">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text:span><text:soft-page-break/><text:span text:style-name="T53">from them as if they had been blindfolded. This is an even worse and unbelievable blindness than the Egyptians worshipping the Sun God Ra, totem worship in some parts of Africa, the people of Saba worshipping the Sun, the tribe of Prophet Abraham (pbuh) worshipping idols they had made with their own hands, or the people of the Prophet Moses (pbuh) worshipping the Golden Calf.</text:span></text:p>
      <text:p text:style-name="P69"><text:span text:style-name="T53">In fact, God has pointed to this lack of reason in the Qur'an. In many verse, He reveals in many verses that some peoples' minds will be closed and that they will be powerless to see the truth. Some of these verses are as follows:</text:span></text:p>
      <text:p text:style-name="P64"/>
      <text:p text:style-name="P69"><text:span text:style-name="T56">As for those who do not believe, it makes no difference to them whether you warn them or do not warn them, they will not believe. God has sealed up their hearts and hearing and over their eyes is a blindfold. They will have a terrible punishment. (Qur'an, 2: 6-7)</text:span></text:p>
      <text:p text:style-name="P64"/>
      <text:p text:style-name="P69"><text:span text:style-name="T56">… They have hearts with which they do not understand. They have eyes with which they do not see. They have ears with which they do not hear. Such people are li</text:span><text:span text:style-name="T64">ke cattle. No, they are even further astray! They are the unaware. (</text:span><text:span text:style-name="T56">Qur'an,</text:span><text:span text:style-name="T64"> 7: 179)</text:span></text:p>
      <text:p text:style-name="P65"/>
      <text:p text:style-name="P69"><text:span text:style-name="T64">Even if We opened up to them a door into heaven, and they spent the day ascending through it, they would only say: "Our eyesight is befuddled! Or rather we have been put under a spell!" (Qur'an, 15: 14-15) </text:span></text:p>
      <text:p text:style-name="P66"/>
      <text:p text:style-name="P69"><text:span text:style-name="T61">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pan></text:p>
      <text:p text:style-name="P69"><text:span text:style-name="T61">In fact, the Qur'an relates the incident of Prophet Moses and Pharaoh to show that some people who support atheistic philosophies actually influence others by magic. When Pharaoh was told about the true religion, he told Prophet Moses to meet with his own magicians. When Moses did so, he told them to demonstrate their abilities first. The verses continue:</text:span></text:p>
      <text:p text:style-name="P65"/>
      <text:p text:style-name="P69"><text:span text:style-name="T64">He said: "You throw." And when they threw, they cast a spell on the people's eyes and caused them to feel great fear of them. They produced an extremely powerful magic. (</text:span><text:span text:style-name="T56">Qur'an,</text:span><text:span text:style-name="T64"> 7: 116)</text:span></text:p>
      <text:p text:style-name="P66"/>
      <text:p text:style-name="P69"><text:soft-page-break/><text:span text:style-name="T61">As we have seen, Pharaoh's magicians were able to deceive everyone, apart from Moses and those who believed in him. However, his evidence broke the spell, or "swallowed up what they had forged," as the verse puts it.</text:span></text:p>
      <text:p text:style-name="P65"/>
      <text:p text:style-name="P69"><text:span text:style-name="T64">We revealed to Moses, "Throw down your staff." And it immediately swallowed up what they had forged. So the Truth took place and what they did was shown to be false. (</text:span><text:span text:style-name="T56">Qur'an, </text:span><text:span text:style-name="T64">7: 117-118)</text:span></text:p>
      <text:p text:style-name="P66"/>
      <text:p text:style-name="P69"><text:span text:style-name="T61">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span></text:p>
      <text:p text:style-name="P69"><text:span text:style-name="T61">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39">87</text:span></text:p>
      <text:p text:style-name="P69"><text:span text:style-name="T61">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span></text:p>
      <text:p text:style-name="P18"/>
      <text:p text:style-name="P18"/>
      <text:p text:style-name="P60"/>
      <text:p text:style-name="P68"><text:span text:style-name="T56">They said “Glory be to You! We have no</text:span></text:p>
      <text:p text:style-name="P68"><text:span text:style-name="T56">knowledge except what You have thought us.</text:span></text:p>
      <text:p text:style-name="P68"><text:span text:style-name="T56">You are the All-Knowing, the All-Wise.”</text:span></text:p>
      <text:p text:style-name="P68"><text:span text:style-name="T56">(Qur’an, 2: 32)</text:span></text:p>
      <text:p text:style-name="P60"/>
      <text:p text:style-name="P54"/>
      <text:p text:style-name="P56"><text:span text:style-name="T67">NOTES:</text:span></text:p>
      <text:p text:style-name="P53"/>
      <text:p text:style-name="P53"/>
      <text:p text:style-name="P55"><text:span text:style-name="T60">1. F. Heeren, </text:span><text:span text:style-name="T59">Show Me God. Wheeling</text:span><text:span text:style-name="T60">, IL, Searchlight Publications, 1995, p. 200.</text:span></text:p>
      <text:p text:style-name="P55"><text:span text:style-name="T60">2. George F. Ellis, "</text:span><text:span text:style-name="T59">The Anthropic Principle: Laws and Environments</text:span><text:span text:style-name="T60">,” The Anthropic Principle, F. Bertola and U. Curi, ed. (New York: Cambridge University Press, 1993), p. 30.</text:span></text:p>
      <text:p text:style-name="P55"><text:span text:style-name="T60">3. Paul Davies, </text:span><text:span text:style-name="T59">Superforce: The Search for a Grand Unified Theory of Nature</text:span><text:span text:style-name="T60">, New York Simon &amp; Schuster, 1984, p. 243.</text:span></text:p>
      <text:p text:style-name="P55"><text:span text:style-name="T60">4. Roger Penrose,</text:span><text:span text:style-name="T59"> A Brief History of Time </text:span><text:span text:style-name="T60">(feature film), (Burbank, CA: Paramount Pictures, Inc., 1992).</text:span></text:p>
      <text:p text:style-name="P55"><text:span text:style-name="T60">5. Fred Hoyle, </text:span><text:span text:style-name="T59">The Intelligent Universe</text:span><text:span text:style-name="T60">, London, 1984, pp. 184-185.</text:span></text:p>
      <text:p text:style-name="P55"><text:span text:style-name="T60">6. J.N. Willford, “</text:span><text:span text:style-name="T59">Sizing up the Cosmos: An Astronomers Quest</text:span><text:span text:style-name="T60">,” New York Times, March 12, 1991, p. B9, emphasis added.</text:span></text:p>
      <text:p text:style-name="P55"><text:span text:style-name="T60">7. Paul Davies, </text:span><text:span text:style-name="T59">Superforce</text:span><text:span text:style-name="T60">, p. 184, emphasis added.</text:span></text:p>
      <text:p text:style-name="P55"><text:span text:style-name="T60">8. </text:span><text:span text:style-name="T59">Bilim ve Teknik</text:span><text:span text:style-name="T60"> (Science and Technics ), no. 201, p. 16, emphasis added.</text:span></text:p>
      <text:p text:style-name="P55"><text:span text:style-name="T60">9. Stephen Hawking, </text:span><text:span text:style-name="T59">A Brief History Of Time</text:span><text:span text:style-name="T60">, Bantam Press, London: 1988, pp. 121-125, emphasis added.</text:span></text:p>
      <text:p text:style-name="P55"><text:span text:style-name="T60">10. A.H. Guth, “</text:span><text:span text:style-name="T59">Inflationary Universe: a possible solution to the horizon and flatness problems,</text:span><text:span text:style-name="T60">” in Physical Review D, 23. (1981), p. 348.</text:span></text:p>
      <text:p text:style-name="P55"><text:span text:style-name="T60">11. Paul Davies, </text:span><text:span text:style-name="T59">God and the New Physics.</text:span><text:span text:style-name="T60"> New York: Simon &amp; Schuster, 1983, p. 189.</text:span></text:p>
      <text:p text:style-name="P55"><text:span text:style-name="T60">12. Michael Denton, </text:span><text:span text:style-name="T59">Nature's Destiny</text:span><text:span text:style-name="T60">, The New York: The Free Press, 1998, p. 11.</text:span></text:p>
      <text:p text:style-name="P55"><text:span text:style-name="T60">13. George Greenstein, </text:span><text:span text:style-name="T59">The Symbiotic Universe</text:span><text:span text:style-name="T60">, New York: William Morrow, 1998, p. 21, emphasis added.</text:span></text:p>
      <text:p text:style-name="P55"><text:span text:style-name="T60">14. Paul Davies, </text:span><text:span text:style-name="T59">The Mind of God</text:span><text:span text:style-name="T60"> (New York: Simon and Schuster, 1992), p. 199.</text:span></text:p>
      <text:p text:style-name="P55"><text:span text:style-name="T60">15. George Greenstein, </text:span><text:span text:style-name="T59">The Symbiotic Universe</text:span><text:span text:style-name="T60">, pp. 43-44.</text:span></text:p>
      <text:p text:style-name="P55"><text:span text:style-name="T60">16. Paul Davies, </text:span><text:span text:style-name="T59">The Final Three Minutes</text:span><text:span text:style-name="T60">, New York: BasicBooks, 1994, pp. 49-50 (Quoted from Hoyle).</text:span></text:p>
      <text:p text:style-name="P55"><text:span text:style-name="T60">17. Fred Hoyle, "</text:span><text:span text:style-name="T59">The Universe: Past and Present Reflections</text:span><text:span text:style-name="T60">,” Engineering and Science, November 1981, pp. 8-12. </text:span></text:p>
      <text:p text:style-name="P55"><text:span text:style-name="T60">18. Fred Hoyle, </text:span><text:span text:style-name="T59">Religion and the Scientists</text:span><text:span text:style-name="T60">, London: SCM, 1959; M. A. Corey, The Natural History of Creation, Maryland: University Press of America, 1995, p. 341, emphasis added.</text:span></text:p>
      <text:p text:style-name="P55"><text:span text:style-name="T60">19. Michael Denton, </text:span><text:span text:style-name="T59">Nature’s Destiny</text:span><text:span text:style-name="T60">, pp. 12-13.</text:span></text:p>
      <text:p text:style-name="P55"><text:span text:style-name="T60">20. Paul Davies, </text:span><text:span text:style-name="T59">The Accidental Universe</text:span><text:span text:style-name="T60">, Cambridge: Cambridge University Press, 1982, Foreword, emphasis added.</text:span></text:p>
      <text:p text:style-name="P55"><text:span text:style-name="T60">21. Hugh Ross, </text:span><text:span text:style-name="T59">The Creator and the Cosmos</text:span><text:span text:style-name="T60">: How Greatest Scientific Discoveries of the Century Reveal God, Colorado: NavPress, revised edition, 1995, pp. 122-23, emphasis added.</text:span></text:p>
      <text:p text:style-name="P55"><text:span text:style-name="T60">22. Robert Jastrow, </text:span><text:span text:style-name="T59">God and the Astronomers</text:span><text:span text:style-name="T60">, New York, W.W. Norton, 1984, pp. 21, 22, emphasize in original.</text:span></text:p>
      <text:p text:style-name="P55"><text:soft-page-break/><text:span text:style-name="T60">23. George Greenstein, </text:span><text:span text:style-name="T59">The Symbiotic Universe</text:span><text:span text:style-name="T60">, pp. 64-65, emphasis added.</text:span></text:p>
      <text:p text:style-name="P55"><text:span text:style-name="T60">24. Roger Penrose, </text:span><text:span text:style-name="T59">The Emperor's New Mind</text:span><text:span text:style-name="T60">, Penguin Books, 1989; Michael Denton, Nature's Destiny, The New York: The Free Press, 1998, p. 9.</text:span></text:p>
      <text:p text:style-name="P55"><text:span text:style-name="T60">25. </text:span><text:span text:style-name="T59">Ibid</text:span><text:span text:style-name="T60">., p. 9.</text:span></text:p>
      <text:p text:style-name="P55"><text:span text:style-name="T60">26. Michael Denton, </text:span><text:span text:style-name="T59">Nature's Destiny</text:span><text:span text:style-name="T60">, p. 262.</text:span></text:p>
      <text:p text:style-name="P55"><text:span text:style-name="T60">27. Y.N. Mishurov and L.A. Zenina, 1999. Yes, </text:span><text:span text:style-name="T59">The Sun is Located Near the Corotation Circle</text:span><text:span text:style-name="T60">. Astronomy &amp; Astrophysica 341, pp. 81-85.</text:span></text:p>
      <text:p text:style-name="P55"><text:span text:style-name="T60">28. Peter D. Ward and Donald Brownlee, “</text:span><text:span text:style-name="T59">Rare Earth: Why Complex Life is Uncommon in the Universe</text:span><text:span text:style-name="T60">”, www.godandscience.org/apologetics/designss.html</text:span></text:p>
      <text:p text:style-name="P55"><text:span text:style-name="T59">29. G. W. Wetherill, "How Special is Jupiter?</text:span><text:span text:style-name="T60">,” Nature, vol. 373, 1995, p. 470.</text:span></text:p>
      <text:p text:style-name="P55"><text:span text:style-name="T60">30. Innanen, Kimmo, S. Mikkola, and P. Wiegert, 1998, “</text:span><text:span text:style-name="T59">The earth-moon system and the dynamical stability of the inner solar system</text:span><text:span text:style-name="T60">.” The Astronomical Journal 116: 2055-2057.</text:span></text:p>
      <text:p text:style-name="P55"><text:span text:style-name="T60">31. Hugh Ross, </text:span><text:span text:style-name="T59">The Fingerprint of God: Recent Scientific Discoveries Reveal the Unmistakable Identity of the Creator</text:span><text:span text:style-name="T60">, Oranga, California, Promise Publishing, 1991, pp. 129-132.</text:span></text:p>
      <text:p text:style-name="P55"><text:span text:style-name="T60">32. F. Press, R. Siever, </text:span><text:span text:style-name="T59">Earth</text:span><text:span text:style-name="T60">, New York: W. H. Freeman, 1986, p. 4.</text:span></text:p>
      <text:p text:style-name="P55"><text:span text:style-name="T60">33. </text:span><text:span text:style-name="T59">Ibid</text:span><text:span text:style-name="T60">., p. 4.</text:span></text:p>
      <text:p text:style-name="P55"><text:span text:style-name="T60">34. Michael Denton, </text:span><text:span text:style-name="T59">Nature's Destiny</text:span><text:span text:style-name="T60">, p 106</text:span></text:p>
      <text:p text:style-name="P55"><text:span text:style-name="T60">35. </text:span><text:span text:style-name="T59">Ibid</text:span><text:span text:style-name="T60">., p.121.</text:span></text:p>
      <text:p text:style-name="P55"><text:span text:style-name="T60">36. James J. Lovelock, </text:span><text:span text:style-name="T59">Gaia, Oxford: Oxford University Press</text:span><text:span text:style-name="T60">, 1987, p.71.</text:span></text:p>
      <text:p text:style-name="P55"><text:span text:style-name="T60">37. Michael Denton, </text:span><text:span text:style-name="T59">Nature's Destiny</text:span><text:span text:style-name="T60">, p. 127.</text:span></text:p>
      <text:p text:style-name="P55"><text:span text:style-name="T60">38. </text:span><text:span text:style-name="T59">Ibid</text:span><text:span text:style-name="T60">., p. 128.</text:span></text:p>
      <text:p text:style-name="P55"><text:span text:style-name="T60">39. </text:span><text:span text:style-name="T59">Ibid</text:span><text:span text:style-name="T60">., p. 51, emphasis added.</text:span></text:p>
      <text:p text:style-name="P55"><text:span text:style-name="T60">40. Ian M. Campbell, </text:span><text:span text:style-name="T59">Energy and the Atmosphere</text:span><text:span text:style-name="T60">, London: Wiley, 1977, pp. 1-2, emphasis added.</text:span></text:p>
      <text:p text:style-name="P55"><text:span text:style-name="T60">41. George Greenstein, </text:span><text:span text:style-name="T59">The Symbiotic Universe</text:span><text:span text:style-name="T60">, p. 96, emphasis added.</text:span></text:p>
      <text:p text:style-name="P55"><text:span text:style-name="T60">42. Ibid., pp. 96-97.</text:span></text:p>
      <text:p text:style-name="P55"><text:span text:style-name="T60">43. Michael Denton, </text:span><text:span text:style-name="T59">Nature's Destiny</text:span><text:span text:style-name="T60">, pp. 62, 69, emphasis added.</text:span></text:p>
      <text:p text:style-name="P55"><text:span text:style-name="T60">44. </text:span><text:span text:style-name="T59">Ibid</text:span><text:span text:style-name="T60">., p. 55.</text:span></text:p>
      <text:p text:style-name="P55"><text:span text:style-name="T60">45. </text:span><text:span text:style-name="T59">Encyclopaedia Britannica</text:span><text:span text:style-name="T60">, 1994, 15th ed., volume 18, p. 203.</text:span></text:p>
      <text:p text:style-name="P55"><text:span text:style-name="T60">46. Lawrence Henderson, </text:span><text:span text:style-name="T59">The Fitness of the Environment</text:span><text:span text:style-name="T60">, Boston: Beacon Press, 1958, p. 105.</text:span></text:p>
      <text:p text:style-name="P55"><text:span text:style-name="T60">47. Michael Denton, </text:span><text:span text:style-name="T59">Nature's Destiny</text:span><text:span text:style-name="T60">, p. 32.</text:span></text:p>
      <text:p text:style-name="P55"><text:span text:style-name="T60">48. Harold J. Morowitz, </text:span><text:span text:style-name="T59">Cosmic Joy and Local Pain</text:span><text:span text:style-name="T60">, New York: Scribner, 1987, pp. 152-153.</text:span></text:p>
      <text:p text:style-name="P55"><text:span text:style-name="T60">49. Michael Denton, </text:span><text:span text:style-name="T59">Nature's Destiny</text:span><text:span text:style-name="T60">, p. 33.</text:span></text:p>
      <text:p text:style-name="P55"><text:span text:style-name="T60">50. </text:span><text:span text:style-name="T59">Ibid</text:span><text:span text:style-name="T60">., p. 35.</text:span></text:p>
      <text:p text:style-name="P55"><text:span text:style-name="T60">51. </text:span><text:span text:style-name="T59">Ibid</text:span><text:span text:style-name="T60">., pp. 35-36.</text:span></text:p>
      <text:p text:style-name="P55"><text:span text:style-name="T60">52. </text:span><text:span text:style-name="T59">Ibid</text:span><text:span text:style-name="T60">., pp. 115-116.</text:span></text:p>
      <text:p text:style-name="P55"><text:span text:style-name="T60">53. Irwin Fridovich, "</text:span><text:span text:style-name="T59">Oxygen Radicals, Hydrogen Peroxide, and Oxygen Toxicity</text:span><text:span text:style-name="T60">,” Free Radicals in Biology, (ed. W. A. Pryor), New York: Academic Press, 1976, pp. 239-240.</text:span></text:p>
      <text:p text:style-name="P55"><text:soft-page-break/><text:span text:style-name="T60">54. Fred Hoyle, </text:span><text:span text:style-name="T59">Chandra Wickramasinghe, Evolution from Space</text:span><text:span text:style-name="T60">, New York, Simon &amp; Schuster, 1984, p. 148.</text:span></text:p>
      <text:p text:style-name="P55"><text:span text:style-name="T60">55. W.R. Bird, </text:span><text:span text:style-name="T59">The Origin of Species Revisited</text:span><text:span text:style-name="T60">, Nashville, Thomas Nelson Co., 1991, p. 305.</text:span></text:p>
      <text:p text:style-name="P55"><text:span text:style-name="T60">56. Ali Demirsoy, </text:span><text:span text:style-name="T59">Kalitim ve Evrim (Inheritance and Evolution)</text:span><text:span text:style-name="T60">, Ankara: Meteksan Publications, 1984, p. 61.</text:span></text:p>
      <text:p text:style-name="P55"><text:span text:style-name="T60">57.</text:span><text:span text:style-name="T59"> Fabbri Britannica Bilim Ansiklopedisi </text:span><text:span text:style-name="T60">(Fabbri Britannica Science Encyclopaedia), vol. 2, no. 22, p. 519.</text:span></text:p>
      <text:p text:style-name="P55"><text:span text:style-name="T60">58. David Raup, "</text:span><text:span text:style-name="T59">Conflicts Between Darwin and Paleontology</text:span><text:span text:style-name="T60">," Bulletin, Field Museum of Natural History, vol. 50, January 1979, p. 24.</text:span></text:p>
      <text:p text:style-name="P55"><text:span text:style-name="T60">59. Richard Monastersky, "</text:span><text:span text:style-name="T59">Mysteries of the Orient</text:span><text:span text:style-name="T60">," Discover, April 1993, p. 40.</text:span></text:p>
      <text:p text:style-name="P55"><text:span text:style-name="T60">60. Richard Dawkins, </text:span><text:span text:style-name="T59">The Blind Watchmaker, W. W. Norton</text:span><text:span text:style-name="T60">, London, 1986, p. 229.</text:span></text:p>
      <text:p text:style-name="P55"><text:span text:style-name="T60">61. Douglas J. Futuyma, </text:span><text:span text:style-name="T59">Science on Trial</text:span><text:span text:style-name="T60">, New York, Pantheon Books, 1983, p. 197.</text:span></text:p>
      <text:p text:style-name="P55"><text:span text:style-name="T60">62. Frank B. Salisbury, “</text:span><text:span text:style-name="T59">Doubts About the Modern Synthetic Theory of Evolution</text:span><text:span text:style-name="T60">,” American Biology Teacher, September 1971, p. 336.</text:span></text:p>
      <text:p text:style-name="P55"><text:span text:style-name="T60">63. Paul Auger, </text:span><text:span text:style-name="T59">De La Physique Theorique a la Biologie</text:span><text:span text:style-name="T60">, 1970, p. 118.</text:span></text:p>
      <text:p text:style-name="P55"><text:span text:style-name="T60">64. Leslie E. Orgel, “</text:span><text:span text:style-name="T59">The Origin of Life on Earth</text:span><text:span text:style-name="T60">,” Scientific American, vol. 271, October 1994, p. 78.</text:span></text:p>
      <text:p text:style-name="P55"><text:span text:style-name="T60">65. John Horgan, “</text:span><text:span text:style-name="T59">In the Beginning,” Scientific American</text:span><text:span text:style-name="T60">, vol. 264, February 1991, p. 119. </text:span></text:p>
      <text:p text:style-name="P55"><text:span text:style-name="T60">66. Douglas R. Hofstadter, </text:span><text:span text:style-name="T59">Gödel, Escher, Bach: An Eternal Golden Braid, Vintage Books</text:span><text:span text:style-name="T60">, New York, 1980, p. 548</text:span></text:p>
      <text:p text:style-name="P55"><text:span text:style-name="T60">67. Hoimar von Ditfurth, </text:span><text:span text:style-name="T59">Im Anfang War Der Wasserstoff (In the Beginning was Hydrogen)</text:span><text:span text:style-name="T60">, p. 126</text:span></text:p>
      <text:p text:style-name="P55"><text:span text:style-name="T60">68. Michael Denton,</text:span><text:span text:style-name="T59"> Nature’s Destiny</text:span><text:span text:style-name="T60">, p. 228.</text:span></text:p>
      <text:p text:style-name="P55"><text:span text:style-name="T60">69. Sidney Fox, </text:span><text:span text:style-name="T59">Klaus Dose, Molecular Evolution and The Origin of Life</text:span><text:span text:style-name="T60">, W.H. Freeman and Company, San Francisco, 1972, p. 4.</text:span></text:p>
      <text:p text:style-name="P55"><text:span text:style-name="T60">70. Alexander I. Oparin, </text:span><text:span text:style-name="T59">Origin of Life</text:span><text:span text:style-name="T60">, Dover Publications, NewYork, 1936, 1953 (reprint), p. 196.</text:span></text:p>
      <text:p text:style-name="P55"><text:span text:style-name="T60">71. "</text:span><text:span text:style-name="T59">New Evidence on Evolution of Early Atmosphere and Life</text:span><text:span text:style-name="T60">", Bulletin of the American Meteorological Society, vol 63, November 1982, p. 1328-1330. </text:span></text:p>
      <text:p text:style-name="P55"><text:span text:style-name="T60">72. Stanley Miller, </text:span><text:span text:style-name="T59">Molecular Evolution of Life: Current Status of the Prebiotic Synthesis of Small Molecules</text:span><text:span text:style-name="T60">, 1986, p. 7.</text:span></text:p>
      <text:p text:style-name="P55"><text:span text:style-name="T60">73. Jeffrey Bada, </text:span><text:span text:style-name="T59">Earth</text:span><text:span text:style-name="T60">, February 1998, p. 40.</text:span></text:p>
      <text:p text:style-name="P55"><text:span text:style-name="T60">74. Leslie E. Orgel, "</text:span><text:span text:style-name="T59">The Origin of Life on Earth</text:span><text:span text:style-name="T60">", Scientific American, vol. 271, October 1994, p. 78.</text:span></text:p>
      <text:p text:style-name="P55"><text:span text:style-name="T60">75. Charles Darwin, </text:span><text:span text:style-name="T59">The Origin of Species by Means of Natural Selection</text:span><text:span text:style-name="T60">, The Modern Library, New York, p. 127.</text:span></text:p>
      <text:p text:style-name="P55"><text:span text:style-name="T60">76. Charles Darwin,</text:span><text:span text:style-name="T59"> The Origin of Species: A Facsimile of the First Edition</text:span><text:span text:style-name="T60">, Harvard University Press, 1964, p. 184.</text:span></text:p>
      <text:p text:style-name="P55"><text:span text:style-name="T60">77. B. G. Ranganathan, </text:span><text:span text:style-name="T59">Origins?</text:span><text:span text:style-name="T60">, Pennsylvania: The Banner Of Truth Trust, 1988, p. 7.</text:span></text:p>
      <text:p text:style-name="P55"><text:soft-page-break/><text:span text:style-name="T60">78. Charles Darwin, </text:span><text:span text:style-name="T59">The Origin of Species: A Facsimile of the First Edition</text:span><text:span text:style-name="T60">, Harvard University Press, 1964, p. 179.</text:span></text:p>
      <text:p text:style-name="P55"><text:span text:style-name="T60">79. Derek A. Ager, "</text:span><text:span text:style-name="T59">The Nature of the Fossil Record", Proceedings of the British Geological Association</text:span><text:span text:style-name="T60">, vol 87, 1976, p. 133.</text:span></text:p>
      <text:p text:style-name="P55"><text:span text:style-name="T60">80. Douglas J. Futuyma, Science on Trial, Pantheon Books, New York, 1983. p. 197.</text:span></text:p>
      <text:p text:style-name="P55"><text:span text:style-name="T60">81. Solly Zuckerman, </text:span><text:span text:style-name="T59">Beyond The Ivory Tower</text:span><text:span text:style-name="T60">, Toplinger Publications, New York, 1970, pp. 75-14; Charles E. Oxnard, "The Place of Australopithecines in Human Evolution: Grounds for Doubt", Nature, vol 258, p. 389.</text:span></text:p>
      <text:p text:style-name="P55"><text:span text:style-name="T60">82. "Could science be brought to an end by scientists' belief that they have final answers or by society's reluctance to pay the bills?" </text:span><text:span text:style-name="T59">Scientific American</text:span><text:span text:style-name="T60">, December 1992, p. 20.</text:span></text:p>
      <text:p text:style-name="P55"><text:span text:style-name="T60">83. Alan Walker, </text:span><text:span text:style-name="T59">Science</text:span><text:span text:style-name="T60">, vol. 207, 7 March 1980, p. 1103; A. J. Kelso, Physical Antropology, 1st ed., J. B. Lipincott Co., New York, 1970, p. 221; M. D. Leakey, Olduvai Gorge, vol. 3, Cambridge University Press, Cambridge, 1971, p. 272.</text:span></text:p>
      <text:p text:style-name="P55"><text:span text:style-name="T60">84. Jeffrey Kluger, "</text:span><text:span text:style-name="T59">Not So Extinct After All: The Primitive Homo Erectus May Have Survived Long Enough To Coexist With Modern Humans</text:span><text:span text:style-name="T60">", Time, 23 December 1996.</text:span></text:p>
      <text:p text:style-name="P55"><text:span text:style-name="T60">85. S. J. Gould, </text:span><text:span text:style-name="T59">Natural History</text:span><text:span text:style-name="T60">, vol. 85, 1976, p. 30.</text:span></text:p>
      <text:p text:style-name="P55"><text:span text:style-name="T60">86. Solly Zuckerman, </text:span><text:span text:style-name="T59">Beyond The Ivory Tower</text:span><text:span text:style-name="T60">, p. 19.</text:span></text:p>
      <text:p text:style-name="P55"><text:span text:style-name="T60">87. Richard Lewontin, "</text:span><text:span text:style-name="T59">The Demon-Haunted World,</text:span><text:span text:style-name="T60">" The New York Review of </text:span></text:p>
      <text:p text:style-name="P55"><text:span text:style-name="T60"><text:s/>Books, January 9, 1997, p. 28.</text:span></text:p>
      <text:p text:style-name="P55"><text:span text:style-name="T60">87. Malcolm Muggeridge,</text:span><text:span text:style-name="T59"> The End of Christendom</text:span><text:span text:style-name="T60">, Grand Rapids: Eerdmans, 1980, p. 43.</text:span></text:p>
      <text:p text:style-name="P57"/>
      <text:p text:style-name="P69"/>
      <text:p text:style-name="P72"/>
      <text:p text:style-name="P67"><text:span text:style-name="T66">Backcover</text:span></text:p>
      <text:p text:style-name="P59"/>
      <text:p text:style-name="P59"/>
      <text:p text:style-name="P68"><text:span text:style-name="T53">The universe, the Milky Way galaxy that is home to our solar system, and our planet Earth are all governed by countless factors. All these laws and balances have been specifically designed and miraculously ordered to produce an environment suitable for human life.</text:span></text:p>
      <text:p text:style-name="P68"><text:span text:style-name="T53">In fact, each of the factors necessary for the existence of human life is a miracle in its own right, not to mention the millions of factors that must combine to make this chain of miracles possible. On the other hand, a miracle is self-evidently created by God. Every bit of the universe is a miracle, the unequalled work of God’s wisdom, might, and artistry.</text:span></text:p>
      <text:p text:style-name="P61"/>
      <text:p text:style-name="P59"/>
      <text:p text:style-name="P59"/>
      <text:p text:style-name="P67"><text:span text:style-name="T66">ABOUT THE AUTHOR</text:span></text:p>
      <text:p text:style-name="P59"/>
      <text:p text:style-name="P59"/>
      <text:p text:style-name="P68"><text:span text:style-name="T53">The author, who writes under the pen-name Harun Yahya, was born in Ankara in 1956. He studied arts at Istanbul's Mimar Sinan University, and philosophy at Istanbul University. Since the 1980s, the author has published many books on political, faith-related and scientific issues. His main focus has been the refutation of Darwinism and materialism, two modern myths presented under a scientific guise. Harun Yahya's books appeal to all kinds of readers, Muslims and non-Muslims alike, regardless of their age, race, or nationality, for they focus on one objective: to broaden the readers’ perspective by encouraging them to think about a number of critical issues, such as the existence of God and His unity, and to display the decrepit foundations and perverted works of godless system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ont543" svg:font-family="Font543"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ont5431" svg:font-family="Font543"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left="0cm" fo:margin-right="0cm" fo:text-align="center" style:justify-single-word="false" fo:text-indent="0.801cm" style:auto-text-indent="false" fo:keep-with-next="always"/>
      <style:text-properties fo:font-size="81pt" fo:letter-spacing="0.194cm" style:font-size-asian="81pt"/>
    </style:style>
    <style:style style:name="Heading_20_2" style:display-name="Heading 2" style:family="paragraph" style:parent-style-name="Standard" style:default-outline-level="2" style:list-style-name="" style:class="text">
      <style:paragraph-properties fo:margin-left="0cm" fo:margin-right="0cm" fo:text-align="center" style:justify-single-word="false" fo:text-indent="0.801cm" style:auto-text-indent="false" fo:keep-with-next="always"/>
      <style:text-properties fo:font-size="82pt" fo:letter-spacing="0.194cm" style:font-size-asian="82pt"/>
    </style:style>
    <style:style style:name="Heading_20_3" style:display-name="Heading 3" style:family="paragraph" style:parent-style-name="Standard" style:default-outline-level="3" style:list-style-name="" style:class="text">
      <style:paragraph-properties fo:margin-top="0.423cm" fo:margin-bottom="0.106cm" loext:contextual-spacing="false" fo:keep-with-next="always"/>
      <style:text-properties style:font-name="Helvetica" fo:font-family="Helvetica" style:font-family-generic="roman" style:font-pitch="variable" fo:font-size="13pt" fo:font-weight="bold" style:font-size-asian="13pt" style:font-weight-asian="bold" style:font-name-complex="Helvetica1" style:font-family-complex="Helvetica" style:font-family-generic-complex="system" style:font-pitch-complex="variable"/>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ARA_20_BASLIK" style:display-name="ARA BASLIK" style:family="paragraph" style:parent-style-name="Standard" style:default-outline-level="">
      <style:text-properties fo:font-size="22pt" fo:letter-spacing="0.053cm" style:font-size-asian="22pt"/>
    </style:style>
    <style:style style:name="ARABASLIK_20_ALT" style:display-name="ARABASLIK ALT" style:family="paragraph" style:parent-style-name="Standard" style:default-outline-level="">
      <style:text-properties fo:font-size="22pt" fo:letter-spacing="0.053cm" style:font-size-asian="22pt"/>
    </style:style>
    <style:style style:name="RESIM_20_ALTI_2a_" style:display-name="RESIM ALTI*" style:family="paragraph" style:parent-style-name="Standard" style:default-outline-level="">
      <style:text-properties fo:font-size="8pt" fo:font-weight="bold" style:font-size-asian="8pt" style:font-weight-asian="bold"/>
    </style:style>
    <style:style style:name="resimüst" style:family="paragraph" style:parent-style-name="Standard" style:default-outline-level="">
      <style:paragraph-properties fo:line-height="0.282cm"/>
      <style:text-properties fo:font-size="7pt" fo:font-weight="bold" style:font-size-asian="7pt" style:font-weight-asian="bold"/>
    </style:style>
    <style:style style:name="ALINTI_2a__2a_" style:display-name="ALINTI**" style:family="paragraph" style:parent-style-name="Standard" style:default-outline-level="">
      <style:paragraph-properties fo:margin-left="0.801cm" fo:margin-right="0cm" fo:margin-top="0.071cm" fo:margin-bottom="0.071cm" loext:contextual-spacing="false" fo:line-height="0.564cm" fo:text-align="justify" style:justify-single-word="false" fo:text-indent="0cm" style:auto-text-indent="false"/>
      <style:text-properties fo:font-size="10pt" style:font-size-asian="10pt"/>
    </style:style>
    <style:style style:name="resim_20_altý" style:display-name="resim altý" style:family="paragraph" style:parent-style-name="Standard" style:default-outline-level="">
      <style:paragraph-properties fo:margin-top="0.076cm" fo:margin-bottom="0.076cm" loext:contextual-spacing="false" fo:line-height="0.388cm" fo:text-align="justify" style:justify-single-word="false"/>
      <style:text-properties fo:font-size="8pt" fo:font-weight="bold" style:font-size-asian="8pt" style:font-weight-asian="bold"/>
    </style:style>
    <style:style style:name="RESIM_20_ALTI" style:display-name="RESIM ALTI" style:family="paragraph" style:parent-style-name="Standard" style:default-outline-level="">
      <style:paragraph-properties fo:line-height="0.423cm"/>
      <style:text-properties style:font-name="Font543" fo:font-family="Font543" style:font-family-generic="roman" style:font-pitch="variable" fo:font-size="8pt" style:font-size-asian="8pt" style:font-name-complex="Font5431" style:font-family-complex="Font543" style:font-family-generic-complex="system" style:font-pitch-complex="variable"/>
    </style:style>
    <style:style style:name="ANA_20_METIN" style:display-name="ANA METIN" style:family="paragraph" style:parent-style-name="Standard" style:default-outline-level="">
      <style:paragraph-properties fo:margin-left="0cm" fo:margin-right="0cm" fo:line-height="0.6cm" fo:text-align="justify" style:justify-single-word="false" fo:text-indent="0.801cm" style:auto-text-indent="false"/>
      <style:text-properties fo:font-size="11pt" style:font-size-asian="11pt"/>
    </style:style>
    <style:style style:name="AYET" style:family="paragraph" style:parent-style-name="Standard" style:default-outline-level="">
      <style:paragraph-properties fo:margin-left="0.801cm" fo:margin-right="0.199cm" fo:margin-top="0.071cm" fo:margin-bottom="0.071cm" loext:contextual-spacing="false" fo:line-height="0.564cm" fo:text-align="justify" style:justify-single-word="false" fo:text-indent="0cm" style:auto-text-indent="false"/>
      <style:text-properties fo:font-size="10pt" fo:font-weight="bold" style:font-size-asian="10pt" style:font-weight-asian="bold"/>
    </style:style>
    <style:style style:name="arabaslik2" style:family="paragraph" style:parent-style-name="Standard" style:default-outline-level="">
      <style:paragraph-properties fo:margin-top="0.499cm" fo:margin-bottom="0.199cm" loext:contextual-spacing="false"/>
      <style:text-properties fo:font-size="20pt" fo:letter-spacing="0.071cm" style:font-size-asian="20pt"/>
    </style:style>
    <style:style style:name="AYET_20_ALT_2a__2a_" style:display-name="AYET ALT**" style:family="paragraph" style:parent-style-name="Standard" style:default-outline-level="">
      <style:paragraph-properties fo:margin-left="0.801cm" fo:margin-right="0.199cm" fo:margin-top="0cm" fo:margin-bottom="0.071cm" loext:contextual-spacing="false" fo:line-height="0.564cm" fo:text-align="justify" style:justify-single-word="false" fo:text-indent="0cm" style:auto-text-indent="false"/>
      <style:text-properties fo:font-size="10pt" fo:font-weight="bold" style:font-size-asian="10pt"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A CHAIN OF MIRACLES</dc:title>
    <meta:initial-creator>HARUN YAHYA</meta:initial-creator>
    <meta:creation-date>2004-06-20T17:42:00</meta:creation-date>
    <dc:date>2020-06-26T13:55:53.413732395</dc:date>
    <meta:editing-cycles>41</meta:editing-cycles>
    <meta:editing-duration>PT3M48S</meta:editing-duration>
    <meta:generator>LibreOffice/6.4.4.2$Linux_X86_64 LibreOffice_project/523b8e55cdb4890550c54dc0a0ee2ea29d34e811</meta:generator>
    <meta:keyword>A CHAIN OF MIRACLES</meta:keyword>
    <dc:subject>A CHAIN OF MIRACLES</dc:subject>
    <meta:document-statistic meta:table-count="0" meta:image-count="0" meta:object-count="0" meta:page-count="76" meta:paragraph-count="741" meta:word-count="29886" meta:character-count="181268" meta:non-whitespace-character-count="152037"/>
    <meta:user-defined meta:name="Company">q</meta:user-defined>
    <meta:user-defined meta:name="Operator">User</meta:user-defined>
  </office:meta>
</office:document-meta>
</file>